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doacoes_entregues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id</text:p>
          </table:table-cell>
          <table:table-cell office:value-type="string">
            <text:p>instituica</text:p>
          </table:table-cell>
          <table:table-cell office:value-type="string">
            <text:p>nome_ap</text:p>
          </table:table-cell>
          <table:table-cell office:value-type="string">
            <text:p>endereco</text:p>
          </table:table-cell>
        </table:table-row>
        <table:table-row>
          <table:table-cell office:value-type="string">
            <text:p>11125</text:p>
          </table:table-cell>
          <table:table-cell office:value-type="string">
            <text:p>Sehab</text:p>
          </table:table-cell>
          <table:table-cell office:value-type="string">
            <text:p>Residencial Orquídea</text:p>
          </table:table-cell>
          <table:table-cell office:value-type="string">
            <text:p>Rua Wilson Kawanami, 77</text:p>
          </table:table-cell>
        </table:table-row>
        <table:table-row>
          <table:table-cell office:value-type="string">
            <text:p>11126</text:p>
          </table:table-cell>
          <table:table-cell office:value-type="string">
            <text:p>Sehab</text:p>
          </table:table-cell>
          <table:table-cell office:value-type="string">
            <text:p>Cond. Pérola Byington</text:p>
          </table:table-cell>
          <table:table-cell office:value-type="string">
            <text:p>Rua Doutor Alcides De Campos, 115</text:p>
          </table:table-cell>
        </table:table-row>
        <table:table-row>
          <table:table-cell office:value-type="string">
            <text:p>11119</text:p>
          </table:table-cell>
          <table:table-cell office:value-type="string">
            <text:p>Sehab</text:p>
          </table:table-cell>
          <table:table-cell office:value-type="string">
            <text:p>Leão</text:p>
          </table:table-cell>
          <table:table-cell office:value-type="string">
            <text:p>Projetada I, 454</text:p>
          </table:table-cell>
        </table:table-row>
        <table:table-row>
          <table:table-cell office:value-type="string">
            <text:p>11120</text:p>
          </table:table-cell>
          <table:table-cell office:value-type="string">
            <text:p>Sehab</text:p>
          </table:table-cell>
          <table:table-cell office:value-type="string">
            <text:p>Avila</text:p>
          </table:table-cell>
          <table:table-cell office:value-type="string">
            <text:p>Rua Salvador Dali, 55</text:p>
          </table:table-cell>
        </table:table-row>
        <table:table-row>
          <table:table-cell office:value-type="string">
            <text:p>11121</text:p>
          </table:table-cell>
          <table:table-cell office:value-type="string">
            <text:p>Sehab</text:p>
          </table:table-cell>
          <table:table-cell office:value-type="string">
            <text:p>Barcelona</text:p>
          </table:table-cell>
          <table:table-cell office:value-type="string">
            <text:p>Rua David Perez, 581</text:p>
          </table:table-cell>
        </table:table-row>
        <table:table-row>
          <table:table-cell office:value-type="string">
            <text:p>11122</text:p>
          </table:table-cell>
          <table:table-cell office:value-type="string">
            <text:p>Sehab</text:p>
          </table:table-cell>
          <table:table-cell office:value-type="string">
            <text:p>Madrid</text:p>
          </table:table-cell>
          <table:table-cell office:value-type="string">
            <text:p>Projetada I, 557</text:p>
          </table:table-cell>
        </table:table-row>
        <table:table-row>
          <table:table-cell office:value-type="string">
            <text:p>11123</text:p>
          </table:table-cell>
          <table:table-cell office:value-type="string">
            <text:p>Sehab</text:p>
          </table:table-cell>
          <table:table-cell office:value-type="string">
            <text:p>Jardim Paraná</text:p>
          </table:table-cell>
          <table:table-cell office:value-type="string">
            <text:p>Rua Daniel Cerri, 1078</text:p>
          </table:table-cell>
        </table:table-row>
        <table:table-row>
          <table:table-cell office:value-type="string">
            <text:p>24499</text:p>
          </table:table-cell>
          <table:table-cell office:value-type="string">
            <text:p>Mtst</text:p>
          </table:table-cell>
          <table:table-cell office:value-type="string">
            <text:p>Jardim Guanabara</text:p>
          </table:table-cell>
          <table:table-cell office:value-type="string">
            <text:p>Rua Luiz Supperti, 25</text:p>
          </table:table-cell>
        </table:table-row>
        <table:table-row>
          <table:table-cell office:value-type="string">
            <text:p>24498</text:p>
          </table:table-cell>
          <table:table-cell office:value-type="string">
            <text:p>Mtst</text:p>
          </table:table-cell>
          <table:table-cell office:value-type="string">
            <text:p>Jardim Noronha Porto Velho</text:p>
          </table:table-cell>
          <table:table-cell office:value-type="string">
            <text:p>Rua Alvorada Do Porto, 54</text:p>
          </table:table-cell>
        </table:table-row>
        <table:table-row>
          <table:table-cell office:value-type="string">
            <text:p>24497</text:p>
          </table:table-cell>
          <table:table-cell office:value-type="string">
            <text:p>Mtst</text:p>
          </table:table-cell>
          <table:table-cell office:value-type="string">
            <text:p>Jardim Helian</text:p>
          </table:table-cell>
          <table:table-cell office:value-type="string">
            <text:p>Rua John Speers, 64</text:p>
          </table:table-cell>
        </table:table-row>
        <table:table-row>
          <table:table-cell office:value-type="string">
            <text:p>24496</text:p>
          </table:table-cell>
          <table:table-cell office:value-type="string">
            <text:p>Mtst</text:p>
          </table:table-cell>
          <table:table-cell office:value-type="string">
            <text:p>Jardim Sidney</text:p>
          </table:table-cell>
          <table:table-cell office:value-type="string">
            <text:p>Rua Barão De Suassuna, 65</text:p>
          </table:table-cell>
        </table:table-row>
        <table:table-row>
          <table:table-cell office:value-type="string">
            <text:p>24495</text:p>
          </table:table-cell>
          <table:table-cell office:value-type="string">
            <text:p>Mtst</text:p>
          </table:table-cell>
          <table:table-cell office:value-type="string">
            <text:p>Capão Redondo</text:p>
          </table:table-cell>
          <table:table-cell office:value-type="string">
            <text:p>Rua Osny Pereira Duarte, 44</text:p>
          </table:table-cell>
        </table:table-row>
        <table:table-row>
          <table:table-cell office:value-type="string">
            <text:p>27511</text:p>
          </table:table-cell>
          <table:table-cell office:value-type="string">
            <text:p>Umm</text:p>
          </table:table-cell>
          <table:table-cell office:value-type="string">
            <text:p>Rua Jangadas</text:p>
          </table:table-cell>
          <table:table-cell office:value-type="string">
            <text:p>Rua Das Jangadas, 125</text:p>
          </table:table-cell>
        </table:table-row>
        <table:table-row>
          <table:table-cell office:value-type="string">
            <text:p>12101</text:p>
          </table:table-cell>
          <table:table-cell office:value-type="string">
            <text:p>Smdhc</text:p>
          </table:table-cell>
          <table:table-cell office:value-type="string">
            <text:p>África Do Coração</text:p>
          </table:table-cell>
          <table:table-cell office:value-type="string">
            <text:p>Rua Bresser, 601</text:p>
          </table:table-cell>
        </table:table-row>
        <table:table-row>
          <table:table-cell office:value-type="string">
            <text:p>11124</text:p>
          </table:table-cell>
          <table:table-cell office:value-type="string">
            <text:p>Sehab</text:p>
          </table:table-cell>
          <table:table-cell office:value-type="string">
            <text:p>Vila Nilo</text:p>
          </table:table-cell>
          <table:table-cell office:value-type="string">
            <text:p>Rua Flores De Nilo, 07</text:p>
          </table:table-cell>
        </table:table-row>
        <table:table-row>
          <table:table-cell office:value-type="string">
            <text:p>27508</text:p>
          </table:table-cell>
          <table:table-cell office:value-type="string">
            <text:p>Umm</text:p>
          </table:table-cell>
          <table:table-cell office:value-type="string">
            <text:p>Rua Nioac e Adjacenias</text:p>
          </table:table-cell>
          <table:table-cell office:value-type="string">
            <text:p>Rua Nioac, 55</text:p>
          </table:table-cell>
        </table:table-row>
        <table:table-row>
          <table:table-cell office:value-type="string">
            <text:p>26489</text:p>
          </table:table-cell>
          <table:table-cell office:value-type="string">
            <text:p>Cmp Sp</text:p>
          </table:table-cell>
          <table:table-cell office:value-type="string">
            <text:p>Ass.mor. Vila Da Paz</text:p>
          </table:table-cell>
          <table:table-cell office:value-type="string">
            <text:p>Rua Rio Madeira, 167</text:p>
          </table:table-cell>
        </table:table-row>
        <table:table-row>
          <table:table-cell office:value-type="string">
            <text:p>27509</text:p>
          </table:table-cell>
          <table:table-cell office:value-type="string">
            <text:p>Umm</text:p>
          </table:table-cell>
          <table:table-cell office:value-type="string">
            <text:p>Jaçanã</text:p>
          </table:table-cell>
          <table:table-cell office:value-type="string">
            <text:p>Travessa Noz Da Sorte, 212
</text:p>
          </table:table-cell>
        </table:table-row>
        <table:table-row>
          <table:table-cell office:value-type="string">
            <text:p>12120</text:p>
          </table:table-cell>
          <table:table-cell office:value-type="string">
            <text:p>Smdhc</text:p>
          </table:table-cell>
          <table:table-cell office:value-type="string">
            <text:p>População Lgbti – Centro Lgbti</text:p>
          </table:table-cell>
          <table:table-cell office:value-type="string">
            <text:p>Praça Centenário, 43</text:p>
          </table:table-cell>
        </table:table-row>
        <table:table-row>
          <table:table-cell office:value-type="string">
            <text:p>12126</text:p>
          </table:table-cell>
          <table:table-cell office:value-type="string">
            <text:p>Smdhc</text:p>
          </table:table-cell>
          <table:table-cell office:value-type="string">
            <text:p>Associação Comunitária Do Jardim São Jorge</text:p>
          </table:table-cell>
          <table:table-cell office:value-type="string">
            <text:p>Rua Professor Carlos Decort, 220</text:p>
          </table:table-cell>
        </table:table-row>
        <table:table-row>
          <table:table-cell office:value-type="string">
            <text:p>25507</text:p>
          </table:table-cell>
          <table:table-cell office:value-type="string">
            <text:p>Tdtt</text:p>
          </table:table-cell>
          <table:table-cell office:value-type="string">
            <text:p>Ocupação Piscinão Bento Guelfi - Rua  Diogo Álvares, S/n - Jd - Iguatemi - Sp</text:p>
          </table:table-cell>
          <table:table-cell office:value-type="string">
            <text:p>Rua Pedro Piassi, 173</text:p>
          </table:table-cell>
        </table:table-row>
        <table:table-row>
          <table:table-cell office:value-type="string">
            <text:p>14112</text:p>
          </table:table-cell>
          <table:table-cell office:value-type="string">
            <text:p>Smped</text:p>
          </table:table-cell>
          <table:table-cell office:value-type="string">
            <text:p>Ame - Associação Amigos Excepcionais</text:p>
          </table:table-cell>
          <table:table-cell office:value-type="string">
            <text:p>Rua Maxiné, 284</text:p>
          </table:table-cell>
        </table:table-row>
        <table:table-row>
          <table:table-cell office:value-type="string">
            <text:p>14114</text:p>
          </table:table-cell>
          <table:table-cell office:value-type="string">
            <text:p>Smped</text:p>
          </table:table-cell>
          <table:table-cell office:value-type="string">
            <text:p>Apabb</text:p>
          </table:table-cell>
          <table:table-cell office:value-type="string">
            <text:p>Rua Líbero Badaró, 318</text:p>
          </table:table-cell>
        </table:table-row>
        <table:table-row>
          <table:table-cell office:value-type="string">
            <text:p>14116</text:p>
          </table:table-cell>
          <table:table-cell office:value-type="string">
            <text:p>Smped</text:p>
          </table:table-cell>
          <table:table-cell office:value-type="string">
            <text:p>Associação Pró-excepcionais Kodomo No Sono</text:p>
          </table:table-cell>
          <table:table-cell office:value-type="string">
            <text:p>Rua Professor Hassegawa, 1198</text:p>
          </table:table-cell>
        </table:table-row>
        <table:table-row>
          <table:table-cell office:value-type="string">
            <text:p>14118</text:p>
          </table:table-cell>
          <table:table-cell office:value-type="string">
            <text:p>Smped</text:p>
          </table:table-cell>
          <table:table-cell office:value-type="string">
            <text:p>Casa Da Criança Betinho</text:p>
          </table:table-cell>
          <table:table-cell office:value-type="string">
            <text:p>Rua Vacanga, 300</text:p>
          </table:table-cell>
        </table:table-row>
        <table:table-row>
          <table:table-cell office:value-type="string">
            <text:p>14119</text:p>
          </table:table-cell>
          <table:table-cell office:value-type="string">
            <text:p>Smped</text:p>
          </table:table-cell>
          <table:table-cell office:value-type="string">
            <text:p>Casa Vida I - Centro Social Nossa Senhora Do Bom Parto</text:p>
          </table:table-cell>
          <table:table-cell office:value-type="string">
            <text:p>Rua Serra De Jairé, 1433</text:p>
          </table:table-cell>
        </table:table-row>
        <table:table-row>
          <table:table-cell office:value-type="string">
            <text:p>14120</text:p>
          </table:table-cell>
          <table:table-cell office:value-type="string">
            <text:p>Smped</text:p>
          </table:table-cell>
          <table:table-cell office:value-type="string">
            <text:p>Instituto “severino Fabriani” Para Crianças Surdas</text:p>
          </table:table-cell>
          <table:table-cell office:value-type="string">
            <text:p>Rua Odilon Chaves, 39</text:p>
          </table:table-cell>
        </table:table-row>
        <table:table-row>
          <table:table-cell office:value-type="string">
            <text:p>30459</text:p>
          </table:table-cell>
          <table:table-cell office:value-type="string">
            <text:p>Gabi</text:p>
          </table:table-cell>
          <table:table-cell office:value-type="string">
            <text:p>Centro De Promoção Humana Lar Vicentino Ermelino Matarazzo</text:p>
          </table:table-cell>
          <table:table-cell office:value-type="string">
            <text:p>Rua Ovídio Lopes, 253</text:p>
          </table:table-cell>
        </table:table-row>
        <table:table-row>
          <table:table-cell office:value-type="string">
            <text:p>14126</text:p>
          </table:table-cell>
          <table:table-cell office:value-type="string">
            <text:p>Smped</text:p>
          </table:table-cell>
          <table:table-cell office:value-type="string">
            <text:p>Instituto Olga Kos</text:p>
          </table:table-cell>
          <table:table-cell office:value-type="string">
            <text:p>Rua Haddock Lobo, 1307</text:p>
          </table:table-cell>
        </table:table-row>
        <table:table-row>
          <table:table-cell office:value-type="string">
            <text:p>14127</text:p>
          </table:table-cell>
          <table:table-cell office:value-type="string">
            <text:p>Smped</text:p>
          </table:table-cell>
          <table:table-cell office:value-type="string">
            <text:p>Lar Da Criança Ninho De Paz</text:p>
          </table:table-cell>
          <table:table-cell office:value-type="string">
            <text:p>Praça Heitor Levi, 07</text:p>
          </table:table-cell>
        </table:table-row>
        <table:table-row>
          <table:table-cell office:value-type="string">
            <text:p>14128</text:p>
          </table:table-cell>
          <table:table-cell office:value-type="string">
            <text:p>Smped</text:p>
          </table:table-cell>
          <table:table-cell office:value-type="string">
            <text:p>Lar Da Redenção</text:p>
          </table:table-cell>
          <table:table-cell office:value-type="string">
            <text:p>Rua Cassandoca, 535</text:p>
          </table:table-cell>
        </table:table-row>
        <table:table-row>
          <table:table-cell office:value-type="string">
            <text:p>14129</text:p>
          </table:table-cell>
          <table:table-cell office:value-type="string">
            <text:p>Smped</text:p>
          </table:table-cell>
          <table:table-cell office:value-type="string">
            <text:p>Lar Mãe Do Divino Amor (lemda)</text:p>
          </table:table-cell>
          <table:table-cell office:value-type="string">
            <text:p>Rua Francisco Zicardi, 420</text:p>
          </table:table-cell>
        </table:table-row>
        <table:table-row>
          <table:table-cell office:value-type="string">
            <text:p>14131</text:p>
          </table:table-cell>
          <table:table-cell office:value-type="string">
            <text:p>Smped</text:p>
          </table:table-cell>
          <table:table-cell office:value-type="string">
            <text:p>Residência Inclusiva Smads - Nova 4e- Mooca - 1</text:p>
          </table:table-cell>
          <table:table-cell office:value-type="string">
            <text:p>Rua Da Mooca, 4090</text:p>
          </table:table-cell>
        </table:table-row>
        <table:table-row>
          <table:table-cell office:value-type="string">
            <text:p>14132</text:p>
          </table:table-cell>
          <table:table-cell office:value-type="string">
            <text:p>Smped</text:p>
          </table:table-cell>
          <table:table-cell office:value-type="string">
            <text:p>Residência Inclusiva Smads - Nova 4e- Mooca - 2</text:p>
          </table:table-cell>
          <table:table-cell office:value-type="string">
            <text:p>Rua Ribeirão Branco, 319</text:p>
          </table:table-cell>
        </table:table-row>
        <table:table-row>
          <table:table-cell office:value-type="string">
            <text:p>14133</text:p>
          </table:table-cell>
          <table:table-cell office:value-type="string">
            <text:p>Smped</text:p>
          </table:table-cell>
          <table:table-cell office:value-type="string">
            <text:p>Unadef - União Nacional De Deficientes Físicos</text:p>
          </table:table-cell>
          <table:table-cell office:value-type="string">
            <text:p>Avenida Prestes Maia, 241</text:p>
          </table:table-cell>
        </table:table-row>
        <table:table-row>
          <table:table-cell office:value-type="string">
            <text:p>14110</text:p>
          </table:table-cell>
          <table:table-cell office:value-type="string">
            <text:p>Smped</text:p>
          </table:table-cell>
          <table:table-cell office:value-type="string">
            <text:p>Aacd</text:p>
          </table:table-cell>
          <table:table-cell office:value-type="string">
            <text:p>Rua Pedro De Toledo, 1620</text:p>
          </table:table-cell>
        </table:table-row>
        <table:table-row>
          <table:table-cell office:value-type="string">
            <text:p>14111</text:p>
          </table:table-cell>
          <table:table-cell office:value-type="string">
            <text:p>Smped</text:p>
          </table:table-cell>
          <table:table-cell office:value-type="string">
            <text:p>Abrace</text:p>
          </table:table-cell>
          <table:table-cell office:value-type="string">
            <text:p>Rua Princesa Isabel, 548</text:p>
          </table:table-cell>
        </table:table-row>
        <table:table-row>
          <table:table-cell office:value-type="string">
            <text:p>14113</text:p>
          </table:table-cell>
          <table:table-cell office:value-type="string">
            <text:p>Smped</text:p>
          </table:table-cell>
          <table:table-cell office:value-type="string">
            <text:p>Andddes</text:p>
          </table:table-cell>
          <table:table-cell office:value-type="string">
            <text:p>Rua Abigail Maia, 27</text:p>
          </table:table-cell>
        </table:table-row>
        <table:table-row>
          <table:table-cell office:value-type="string">
            <text:p>14115</text:p>
          </table:table-cell>
          <table:table-cell office:value-type="string">
            <text:p>Smped</text:p>
          </table:table-cell>
          <table:table-cell office:value-type="string">
            <text:p>Associação Lumen</text:p>
          </table:table-cell>
          <table:table-cell office:value-type="string">
            <text:p>Alameda Dos Tupinás, 611</text:p>
          </table:table-cell>
        </table:table-row>
        <table:table-row>
          <table:table-cell office:value-type="string">
            <text:p>14117</text:p>
          </table:table-cell>
          <table:table-cell office:value-type="string">
            <text:p>Smped</text:p>
          </table:table-cell>
          <table:table-cell office:value-type="string">
            <text:p>Brascri</text:p>
          </table:table-cell>
          <table:table-cell office:value-type="string">
            <text:p>Rua Doutor Armando Da Silva Prado, 191</text:p>
          </table:table-cell>
        </table:table-row>
        <table:table-row>
          <table:table-cell office:value-type="string">
            <text:p>14121</text:p>
          </table:table-cell>
          <table:table-cell office:value-type="string">
            <text:p>Smped</text:p>
          </table:table-cell>
          <table:table-cell office:value-type="string">
            <text:p>Instituto Benficente Nosso Lar</text:p>
          </table:table-cell>
          <table:table-cell office:value-type="string">
            <text:p>Praça Florence Nightingale, 56</text:p>
          </table:table-cell>
        </table:table-row>
        <table:table-row>
          <table:table-cell office:value-type="string">
            <text:p>14122</text:p>
          </table:table-cell>
          <table:table-cell office:value-type="string">
            <text:p>Smped</text:p>
          </table:table-cell>
          <table:table-cell office:value-type="string">
            <text:p>Instituto Canto De Luz 
</text:p>
          </table:table-cell>
          <table:table-cell office:value-type="string">
            <text:p>Rua Catarina Mauad, 269</text:p>
          </table:table-cell>
        </table:table-row>
        <table:table-row>
          <table:table-cell office:value-type="string">
            <text:p>22460</text:p>
          </table:table-cell>
          <table:table-cell office:value-type="string">
            <text:p>Mstc</text:p>
          </table:table-cell>
          <table:table-cell office:value-type="string">
            <text:p>Morro Do Pel</text:p>
          </table:table-cell>
          <table:table-cell office:value-type="string">
            <text:p>Rua Pindamonhangaba, 244</text:p>
          </table:table-cell>
        </table:table-row>
        <table:table-row>
          <table:table-cell office:value-type="string">
            <text:p>22461</text:p>
          </table:table-cell>
          <table:table-cell office:value-type="string">
            <text:p>Mstc</text:p>
          </table:table-cell>
          <table:table-cell office:value-type="string">
            <text:p>Haiti</text:p>
          </table:table-cell>
          <table:table-cell office:value-type="string">
            <text:p>Rua Pindamonhangaba, 244</text:p>
          </table:table-cell>
        </table:table-row>
        <table:table-row>
          <table:table-cell office:value-type="string">
            <text:p>22462</text:p>
          </table:table-cell>
          <table:table-cell office:value-type="string">
            <text:p>Mstc</text:p>
          </table:table-cell>
          <table:table-cell office:value-type="string">
            <text:p>Presidente Wilson</text:p>
          </table:table-cell>
          <table:table-cell office:value-type="string">
            <text:p>Rua Pindamonhangaba, 244</text:p>
          </table:table-cell>
        </table:table-row>
        <table:table-row>
          <table:table-cell office:value-type="string">
            <text:p>22463</text:p>
          </table:table-cell>
          <table:table-cell office:value-type="string">
            <text:p>Mstc</text:p>
          </table:table-cell>
          <table:table-cell office:value-type="string">
            <text:p>Ilha Das Cobras</text:p>
          </table:table-cell>
          <table:table-cell office:value-type="string">
            <text:p>Rua Pindamonhangaba, 244</text:p>
          </table:table-cell>
        </table:table-row>
        <table:table-row>
          <table:table-cell office:value-type="string">
            <text:p>22464</text:p>
          </table:table-cell>
          <table:table-cell office:value-type="string">
            <text:p>Mstc</text:p>
          </table:table-cell>
          <table:table-cell office:value-type="string">
            <text:p>Viela Santa Terezinha</text:p>
          </table:table-cell>
          <table:table-cell office:value-type="string">
            <text:p>Rua Pindamonhangaba, 244</text:p>
          </table:table-cell>
        </table:table-row>
        <table:table-row>
          <table:table-cell office:value-type="string">
            <text:p>27465</text:p>
          </table:table-cell>
          <table:table-cell office:value-type="string">
            <text:p>Umm</text:p>
          </table:table-cell>
          <table:table-cell office:value-type="string">
            <text:p>Rua Porto Seguro 63</text:p>
          </table:table-cell>
          <table:table-cell office:value-type="string">
            <text:p>Rua Vieira Martins, 2</text:p>
          </table:table-cell>
        </table:table-row>
        <table:table-row>
          <table:table-cell office:value-type="string">
            <text:p>27466</text:p>
          </table:table-cell>
          <table:table-cell office:value-type="string">
            <text:p>Umm</text:p>
          </table:table-cell>
          <table:table-cell office:value-type="string">
            <text:p>Avenida Lins De Vasconcelos N• 269.</text:p>
          </table:table-cell>
          <table:table-cell office:value-type="string">
            <text:p>Rua Vieira Martins, 2</text:p>
          </table:table-cell>
        </table:table-row>
        <table:table-row>
          <table:table-cell office:value-type="string">
            <text:p>27467</text:p>
          </table:table-cell>
          <table:table-cell office:value-type="string">
            <text:p>Umm</text:p>
          </table:table-cell>
          <table:table-cell office:value-type="string">
            <text:p>Rua Francisco José De Azevedo Número 53</text:p>
          </table:table-cell>
          <table:table-cell office:value-type="string">
            <text:p>Rua Vieira Martins, 2</text:p>
          </table:table-cell>
        </table:table-row>
        <table:table-row>
          <table:table-cell office:value-type="string">
            <text:p>27468</text:p>
          </table:table-cell>
          <table:table-cell office:value-type="string">
            <text:p>Umm</text:p>
          </table:table-cell>
          <table:table-cell office:value-type="string">
            <text:p>Largo Nossa Senhora Da Conceição N• 37</text:p>
          </table:table-cell>
          <table:table-cell office:value-type="string">
            <text:p>Rua Vieira Martins, 2</text:p>
          </table:table-cell>
        </table:table-row>
        <table:table-row>
          <table:table-cell office:value-type="string">
            <text:p>27469</text:p>
          </table:table-cell>
          <table:table-cell office:value-type="string">
            <text:p>Umm</text:p>
          </table:table-cell>
          <table:table-cell office:value-type="string">
            <text:p>Rua Jose Kauer 138</text:p>
          </table:table-cell>
          <table:table-cell office:value-type="string">
            <text:p>Rua Vieira Martins, 2</text:p>
          </table:table-cell>
        </table:table-row>
        <table:table-row>
          <table:table-cell office:value-type="string">
            <text:p>27470</text:p>
          </table:table-cell>
          <table:table-cell office:value-type="string">
            <text:p>Umm</text:p>
          </table:table-cell>
          <table:table-cell office:value-type="string">
            <text:p>Rua Do Hipodromo</text:p>
          </table:table-cell>
          <table:table-cell office:value-type="string">
            <text:p>Rua Vieira Martins, 2</text:p>
          </table:table-cell>
        </table:table-row>
        <table:table-row>
          <table:table-cell office:value-type="string">
            <text:p>27471</text:p>
          </table:table-cell>
          <table:table-cell office:value-type="string">
            <text:p>Umm</text:p>
          </table:table-cell>
          <table:table-cell office:value-type="string">
            <text:p>Rua Brigadeiro Machado 416</text:p>
          </table:table-cell>
          <table:table-cell office:value-type="string">
            <text:p>Rua Vieira Martins, 2</text:p>
          </table:table-cell>
        </table:table-row>
        <table:table-row>
          <table:table-cell office:value-type="string">
            <text:p>27472</text:p>
          </table:table-cell>
          <table:table-cell office:value-type="string">
            <text:p>Umm</text:p>
          </table:table-cell>
          <table:table-cell office:value-type="string">
            <text:p>Rua Vinte De Abril 837</text:p>
          </table:table-cell>
          <table:table-cell office:value-type="string">
            <text:p>Rua Vieira Martins, 2</text:p>
          </table:table-cell>
        </table:table-row>
        <table:table-row>
          <table:table-cell office:value-type="string">
            <text:p>27473</text:p>
          </table:table-cell>
          <table:table-cell office:value-type="string">
            <text:p>Umm</text:p>
          </table:table-cell>
          <table:table-cell office:value-type="string">
            <text:p>Rua Coimbra 413</text:p>
          </table:table-cell>
          <table:table-cell office:value-type="string">
            <text:p>Rua Vieira Martins, 2</text:p>
          </table:table-cell>
        </table:table-row>
        <table:table-row>
          <table:table-cell office:value-type="string">
            <text:p>27474</text:p>
          </table:table-cell>
          <table:table-cell office:value-type="string">
            <text:p>Umm</text:p>
          </table:table-cell>
          <table:table-cell office:value-type="string">
            <text:p>Rua Marques De Abrantes 58</text:p>
          </table:table-cell>
          <table:table-cell office:value-type="string">
            <text:p>Rua Vieira Martins, 2</text:p>
          </table:table-cell>
        </table:table-row>
        <table:table-row>
          <table:table-cell office:value-type="string">
            <text:p>27475</text:p>
          </table:table-cell>
          <table:table-cell office:value-type="string">
            <text:p>Umm</text:p>
          </table:table-cell>
          <table:table-cell office:value-type="string">
            <text:p>Rua São Leopoldo 490</text:p>
          </table:table-cell>
          <table:table-cell office:value-type="string">
            <text:p>Rua Vieira Martins, 2</text:p>
          </table:table-cell>
        </table:table-row>
        <table:table-row>
          <table:table-cell office:value-type="string">
            <text:p>27476</text:p>
          </table:table-cell>
          <table:table-cell office:value-type="string">
            <text:p>Umm</text:p>
          </table:table-cell>
          <table:table-cell office:value-type="string">
            <text:p>Avenida Celso Garcia 1113</text:p>
          </table:table-cell>
          <table:table-cell office:value-type="string">
            <text:p>Rua Vieira Martins, 2</text:p>
          </table:table-cell>
        </table:table-row>
        <table:table-row>
          <table:table-cell office:value-type="string">
            <text:p>27477</text:p>
          </table:table-cell>
          <table:table-cell office:value-type="string">
            <text:p>Umm</text:p>
          </table:table-cell>
          <table:table-cell office:value-type="string">
            <text:p>Rua Catumbi 107</text:p>
          </table:table-cell>
          <table:table-cell office:value-type="string">
            <text:p>Rua Vieira Martins, 2</text:p>
          </table:table-cell>
        </table:table-row>
        <table:table-row>
          <table:table-cell office:value-type="string">
            <text:p>27478</text:p>
          </table:table-cell>
          <table:table-cell office:value-type="string">
            <text:p>Umm</text:p>
          </table:table-cell>
          <table:table-cell office:value-type="string">
            <text:p>Rua Arnaldo Cintra 217</text:p>
          </table:table-cell>
          <table:table-cell office:value-type="string">
            <text:p>Rua Vieira Martins, 2</text:p>
          </table:table-cell>
        </table:table-row>
        <table:table-row>
          <table:table-cell office:value-type="string">
            <text:p>27479</text:p>
          </table:table-cell>
          <table:table-cell office:value-type="string">
            <text:p>Umm</text:p>
          </table:table-cell>
          <table:table-cell office:value-type="string">
            <text:p>Av Celso Garcia 1510</text:p>
          </table:table-cell>
          <table:table-cell office:value-type="string">
            <text:p>Rua Vieira Martins, 2</text:p>
          </table:table-cell>
        </table:table-row>
        <table:table-row>
          <table:table-cell office:value-type="string">
            <text:p>27480</text:p>
          </table:table-cell>
          <table:table-cell office:value-type="string">
            <text:p>Umm</text:p>
          </table:table-cell>
          <table:table-cell office:value-type="string">
            <text:p>Rua Valdemar Doria 210</text:p>
          </table:table-cell>
          <table:table-cell office:value-type="string">
            <text:p>Rua Vieira Martins, 2</text:p>
          </table:table-cell>
        </table:table-row>
        <table:table-row>
          <table:table-cell office:value-type="string">
            <text:p>27481</text:p>
          </table:table-cell>
          <table:table-cell office:value-type="string">
            <text:p>Umm</text:p>
          </table:table-cell>
          <table:table-cell office:value-type="string">
            <text:p>Rua Nelso Cruz</text:p>
          </table:table-cell>
          <table:table-cell office:value-type="string">
            <text:p>Rua Vieira Martins, 2</text:p>
          </table:table-cell>
        </table:table-row>
        <table:table-row>
          <table:table-cell office:value-type="string">
            <text:p>27482</text:p>
          </table:table-cell>
          <table:table-cell office:value-type="string">
            <text:p>Umm</text:p>
          </table:table-cell>
          <table:table-cell office:value-type="string">
            <text:p>Rua Marechal Marques Porto 76</text:p>
          </table:table-cell>
          <table:table-cell office:value-type="string">
            <text:p>Rua Marechal Marques Porto, 76</text:p>
          </table:table-cell>
        </table:table-row>
        <table:table-row>
          <table:table-cell office:value-type="string">
            <text:p>26483</text:p>
          </table:table-cell>
          <table:table-cell office:value-type="string">
            <text:p>Cmp</text:p>
          </table:table-cell>
          <table:table-cell office:value-type="string">
            <text:p>Bila Bela</text:p>
          </table:table-cell>
          <table:table-cell office:value-type="string">
            <text:p>Rua Pedro De Medeiros, 521</text:p>
          </table:table-cell>
        </table:table-row>
        <table:table-row>
          <table:table-cell office:value-type="string">
            <text:p>26484</text:p>
          </table:table-cell>
          <table:table-cell office:value-type="string">
            <text:p>Cmp</text:p>
          </table:table-cell>
          <table:table-cell office:value-type="string">
            <text:p>Vila São João</text:p>
          </table:table-cell>
          <table:table-cell office:value-type="string">
            <text:p>Rua Georgina Mongruel, 49</text:p>
          </table:table-cell>
        </table:table-row>
        <table:table-row>
          <table:table-cell office:value-type="string">
            <text:p>26485</text:p>
          </table:table-cell>
          <table:table-cell office:value-type="string">
            <text:p>Cmp</text:p>
          </table:table-cell>
          <table:table-cell office:value-type="string">
            <text:p>Jd Limoeiro</text:p>
          </table:table-cell>
          <table:table-cell office:value-type="string">
            <text:p>Rua Travessa Canal Da Cruz, 01 A - Jardim Limoeiro</text:p>
          </table:table-cell>
        </table:table-row>
        <table:table-row>
          <table:table-cell office:value-type="string">
            <text:p>26486</text:p>
          </table:table-cell>
          <table:table-cell office:value-type="string">
            <text:p>Cmp</text:p>
          </table:table-cell>
          <table:table-cell office:value-type="string">
            <text:p>Vila Progresso</text:p>
          </table:table-cell>
          <table:table-cell office:value-type="string">
            <text:p>Rua Albertina De Medeiros, 1287</text:p>
          </table:table-cell>
        </table:table-row>
        <table:table-row>
          <table:table-cell office:value-type="string">
            <text:p>26487</text:p>
          </table:table-cell>
          <table:table-cell office:value-type="string">
            <text:p>Cmp</text:p>
          </table:table-cell>
          <table:table-cell office:value-type="string">
            <text:p>Jardim Sapopemba</text:p>
          </table:table-cell>
          <table:table-cell office:value-type="string">
            <text:p>Rua Leonardo De Oliveira, 159</text:p>
          </table:table-cell>
        </table:table-row>
        <table:table-row>
          <table:table-cell office:value-type="string">
            <text:p>26488</text:p>
          </table:table-cell>
          <table:table-cell office:value-type="string">
            <text:p>Cmp</text:p>
          </table:table-cell>
          <table:table-cell office:value-type="string">
            <text:p>Jardim Elba</text:p>
          </table:table-cell>
          <table:table-cell office:value-type="string">
            <text:p>Rua Serra De Capivaraçu, 274</text:p>
          </table:table-cell>
        </table:table-row>
        <table:table-row>
          <table:table-cell office:value-type="string">
            <text:p>26489</text:p>
          </table:table-cell>
          <table:table-cell office:value-type="string">
            <text:p>Cmp</text:p>
          </table:table-cell>
          <table:table-cell office:value-type="string">
            <text:p>Conjunto Josáe Bonifácio</text:p>
          </table:table-cell>
          <table:table-cell office:value-type="string">
            <text:p>Rua Albertino Rasconi, 69</text:p>
          </table:table-cell>
        </table:table-row>
        <table:table-row>
          <table:table-cell office:value-type="string">
            <text:p>27490</text:p>
          </table:table-cell>
          <table:table-cell office:value-type="string">
            <text:p>Umm</text:p>
          </table:table-cell>
          <table:table-cell office:value-type="string">
            <text:p>Rua Dr Benedito Estavam 72</text:p>
          </table:table-cell>
          <table:table-cell office:value-type="string">
            <text:p>Rua Vieira Martins, 2</text:p>
          </table:table-cell>
        </table:table-row>
        <table:table-row>
          <table:table-cell office:value-type="string">
            <text:p>27491</text:p>
          </table:table-cell>
          <table:table-cell office:value-type="string">
            <text:p>Umm</text:p>
          </table:table-cell>
          <table:table-cell office:value-type="string">
            <text:p>Rua Vigário João Alvares 77</text:p>
          </table:table-cell>
          <table:table-cell office:value-type="string">
            <text:p>Rua Vieira Martins, 2</text:p>
          </table:table-cell>
        </table:table-row>
        <table:table-row>
          <table:table-cell office:value-type="string">
            <text:p>14491</text:p>
          </table:table-cell>
          <table:table-cell office:value-type="string">
            <text:p>Smped</text:p>
          </table:table-cell>
          <table:table-cell office:value-type="string">
            <text:p>Instituto Gabi</text:p>
          </table:table-cell>
          <table:table-cell office:value-type="string">
            <text:p>Rua Palacete Das Águias, 753</text:p>
          </table:table-cell>
        </table:table-row>
        <table:table-row>
          <table:table-cell office:value-type="string">
            <text:p>14124</text:p>
          </table:table-cell>
          <table:table-cell office:value-type="string">
            <text:p>Smped</text:p>
          </table:table-cell>
          <table:table-cell office:value-type="string">
            <text:p>Instituto Jô Clemente</text:p>
          </table:table-cell>
          <table:table-cell office:value-type="string">
            <text:p>Rua Clemente Pereira, 286</text:p>
          </table:table-cell>
        </table:table-row>
        <table:table-row>
          <table:table-cell office:value-type="string">
            <text:p>14125</text:p>
          </table:table-cell>
          <table:table-cell office:value-type="string">
            <text:p>Smped</text:p>
          </table:table-cell>
          <table:table-cell office:value-type="string">
            <text:p>Instituto Mara Gabrilli</text:p>
          </table:table-cell>
          <table:table-cell office:value-type="string">
            <text:p>Rua Otto Barros, 445</text:p>
          </table:table-cell>
        </table:table-row>
        <table:table-row>
          <table:table-cell office:value-type="string">
            <text:p>14130</text:p>
          </table:table-cell>
          <table:table-cell office:value-type="string">
            <text:p>Smped</text:p>
          </table:table-cell>
          <table:table-cell office:value-type="string">
            <text:p>Larzinho Das Irmãs - Lar Da Divina Misericórdia</text:p>
          </table:table-cell>
          <table:table-cell office:value-type="string">
            <text:p>Rua Fonte Nova, 23</text:p>
          </table:table-cell>
        </table:table-row>
        <table:table-row>
          <table:table-cell office:value-type="string">
            <text:p>15100</text:p>
          </table:table-cell>
          <table:table-cell office:value-type="string">
            <text:p>Amlurb</text:p>
          </table:table-cell>
          <table:table-cell office:value-type="string">
            <text:p>Coopere Centro</text:p>
          </table:table-cell>
          <table:table-cell office:value-type="string">
            <text:p>Avenida Do Estado, 300</text:p>
          </table:table-cell>
        </table:table-row>
        <table:table-row>
          <table:table-cell office:value-type="string">
            <text:p>15101</text:p>
          </table:table-cell>
          <table:table-cell office:value-type="string">
            <text:p>Amlurb</text:p>
          </table:table-cell>
          <table:table-cell office:value-type="string">
            <text:p>Coopercaps - Capela Do Socorro</text:p>
          </table:table-cell>
          <table:table-cell office:value-type="string">
            <text:p>Avenida João Paulo Da Silva, 48</text:p>
          </table:table-cell>
        </table:table-row>
        <table:table-row>
          <table:table-cell office:value-type="string">
            <text:p>15102</text:p>
          </table:table-cell>
          <table:table-cell office:value-type="string">
            <text:p>Amlurb</text:p>
          </table:table-cell>
          <table:table-cell office:value-type="string">
            <text:p>Coopercaps - Paraisópolis</text:p>
          </table:table-cell>
          <table:table-cell office:value-type="string">
            <text:p>Rua Irapará, 151</text:p>
          </table:table-cell>
        </table:table-row>
        <table:table-row>
          <table:table-cell office:value-type="string">
            <text:p>15103</text:p>
          </table:table-cell>
          <table:table-cell office:value-type="string">
            <text:p>Amlurb</text:p>
          </table:table-cell>
          <table:table-cell office:value-type="string">
            <text:p>Rainha Da Reciclagem</text:p>
          </table:table-cell>
          <table:table-cell office:value-type="string">
            <text:p>Rua Japichaua, 596</text:p>
          </table:table-cell>
        </table:table-row>
        <table:table-row>
          <table:table-cell office:value-type="string">
            <text:p>15104</text:p>
          </table:table-cell>
          <table:table-cell office:value-type="string">
            <text:p>Amlurb</text:p>
          </table:table-cell>
          <table:table-cell office:value-type="string">
            <text:p>Crescer</text:p>
          </table:table-cell>
          <table:table-cell office:value-type="string">
            <text:p>Rua Marina Ciufuli Zanfelice, 289</text:p>
          </table:table-cell>
        </table:table-row>
        <table:table-row>
          <table:table-cell office:value-type="string">
            <text:p>15105</text:p>
          </table:table-cell>
          <table:table-cell office:value-type="string">
            <text:p>Amlurb</text:p>
          </table:table-cell>
          <table:table-cell office:value-type="string">
            <text:p>Recifavela</text:p>
          </table:table-cell>
          <table:table-cell office:value-type="string">
            <text:p>Rua Capitão Pacheco e Chaves, 108</text:p>
          </table:table-cell>
        </table:table-row>
        <table:table-row>
          <table:table-cell office:value-type="string">
            <text:p>21107</text:p>
          </table:table-cell>
          <table:table-cell office:value-type="string">
            <text:p>Cultura</text:p>
          </table:table-cell>
          <table:table-cell/>
          <table:table-cell office:value-type="string">
            <text:p>Rua Manoel Guilherme Dos Reis, 483</text:p>
          </table:table-cell>
        </table:table-row>
        <table:table-row>
          <table:table-cell office:value-type="string">
            <text:p>21100</text:p>
          </table:table-cell>
          <table:table-cell office:value-type="string">
            <text:p>Cultura</text:p>
          </table:table-cell>
          <table:table-cell/>
          <table:table-cell office:value-type="string">
            <text:p>Avenida Paranagua, 1633</text:p>
          </table:table-cell>
        </table:table-row>
        <table:table-row>
          <table:table-cell office:value-type="string">
            <text:p>21103</text:p>
          </table:table-cell>
          <table:table-cell office:value-type="string">
            <text:p>Cultura</text:p>
          </table:table-cell>
          <table:table-cell/>
          <table:table-cell office:value-type="string">
            <text:p>Rua Manoel De Souza Azevedo, 48</text:p>
          </table:table-cell>
        </table:table-row>
        <table:table-row>
          <table:table-cell office:value-type="string">
            <text:p>21106</text:p>
          </table:table-cell>
          <table:table-cell office:value-type="string">
            <text:p>Cultura</text:p>
          </table:table-cell>
          <table:table-cell/>
          <table:table-cell office:value-type="string">
            <text:p>Rua Baldomero Carqueja, 214</text:p>
          </table:table-cell>
        </table:table-row>
        <table:table-row>
          <table:table-cell office:value-type="string">
            <text:p>21105</text:p>
          </table:table-cell>
          <table:table-cell office:value-type="string">
            <text:p>Cultura</text:p>
          </table:table-cell>
          <table:table-cell/>
          <table:table-cell office:value-type="string">
            <text:p>Rua Bento Barroso Pererira, 2</text:p>
          </table:table-cell>
        </table:table-row>
        <table:table-row>
          <table:table-cell office:value-type="string">
            <text:p>21102</text:p>
          </table:table-cell>
          <table:table-cell office:value-type="string">
            <text:p>Cultura</text:p>
          </table:table-cell>
          <table:table-cell/>
          <table:table-cell office:value-type="string">
            <text:p>Rua Periguari, 31</text:p>
          </table:table-cell>
        </table:table-row>
        <table:table-row>
          <table:table-cell office:value-type="string">
            <text:p>21104</text:p>
          </table:table-cell>
          <table:table-cell office:value-type="string">
            <text:p>Cultura</text:p>
          </table:table-cell>
          <table:table-cell/>
          <table:table-cell office:value-type="string">
            <text:p>Travessa Cambaratiba, 5</text:p>
          </table:table-cell>
        </table:table-row>
        <table:table-row>
          <table:table-cell office:value-type="string">
            <text:p>21101</text:p>
          </table:table-cell>
          <table:table-cell office:value-type="string">
            <text:p>Cultura</text:p>
          </table:table-cell>
          <table:table-cell/>
          <table:table-cell office:value-type="string">
            <text:p>Rua Vicente Franco Toletino, 45</text:p>
          </table:table-cell>
        </table:table-row>
        <table:table-row>
          <table:table-cell office:value-type="string">
            <text:p>21108</text:p>
          </table:table-cell>
          <table:table-cell office:value-type="string">
            <text:p>Cultura</text:p>
          </table:table-cell>
          <table:table-cell/>
          <table:table-cell office:value-type="string">
            <text:p>Rua Do Triunfo, 301</text:p>
          </table:table-cell>
        </table:table-row>
        <table:table-row>
          <table:table-cell office:value-type="string">
            <text:p>28100</text:p>
          </table:table-cell>
          <table:table-cell office:value-type="string">
            <text:p>Entidade</text:p>
          </table:table-cell>
          <table:table-cell/>
          <table:table-cell office:value-type="string">
            <text:p>Rua Amaro Alves Rosario 3313</text:p>
          </table:table-cell>
        </table:table-row>
        <table:table-row>
          <table:table-cell office:value-type="string">
            <text:p>28101</text:p>
          </table:table-cell>
          <table:table-cell office:value-type="string">
            <text:p>Entidade</text:p>
          </table:table-cell>
          <table:table-cell/>
          <table:table-cell office:value-type="string">
            <text:p>Rua Muzambinho 221</text:p>
          </table:table-cell>
        </table:table-row>
        <table:table-row>
          <table:table-cell office:value-type="string">
            <text:p>28102</text:p>
          </table:table-cell>
          <table:table-cell office:value-type="string">
            <text:p>Entidade</text:p>
          </table:table-cell>
          <table:table-cell/>
          <table:table-cell office:value-type="string">
            <text:p>Travessa Andreas Clamear 38</text:p>
          </table:table-cell>
        </table:table-row>
        <table:table-row>
          <table:table-cell office:value-type="string">
            <text:p>28103</text:p>
          </table:table-cell>
          <table:table-cell office:value-type="string">
            <text:p>Entidade</text:p>
          </table:table-cell>
          <table:table-cell/>
          <table:table-cell office:value-type="string">
            <text:p>Avenida Pires Do Rio 3185</text:p>
          </table:table-cell>
        </table:table-row>
        <table:table-row>
          <table:table-cell office:value-type="string">
            <text:p>28106</text:p>
          </table:table-cell>
          <table:table-cell office:value-type="string">
            <text:p>Entidade</text:p>
          </table:table-cell>
          <table:table-cell/>
          <table:table-cell office:value-type="string">
            <text:p>Avenida Rodriges Montemor</text:p>
          </table:table-cell>
        </table:table-row>
        <table:table-row>
          <table:table-cell office:value-type="string">
            <text:p>28113</text:p>
          </table:table-cell>
          <table:table-cell office:value-type="string">
            <text:p>Entidade</text:p>
          </table:table-cell>
          <table:table-cell/>
          <table:table-cell office:value-type="string">
            <text:p>Rua Inacio Monteiro 2131</text:p>
          </table:table-cell>
        </table:table-row>
        <table:table-row>
          <table:table-cell office:value-type="string">
            <text:p>28117</text:p>
          </table:table-cell>
          <table:table-cell office:value-type="string">
            <text:p>Entidade</text:p>
          </table:table-cell>
          <table:table-cell/>
          <table:table-cell office:value-type="string">
            <text:p>Avenida Guarapiranga 3658</text:p>
          </table:table-cell>
        </table:table-row>
        <table:table-row>
          <table:table-cell office:value-type="string">
            <text:p>26123</text:p>
          </table:table-cell>
          <table:table-cell office:value-type="string">
            <text:p>Entidade</text:p>
          </table:table-cell>
          <table:table-cell/>
          <table:table-cell office:value-type="string">
            <text:p>Rua Manoel Guilherme Reis 491</text:p>
          </table:table-cell>
        </table:table-row>
        <table:table-row>
          <table:table-cell office:value-type="string">
            <text:p>26124</text:p>
          </table:table-cell>
          <table:table-cell office:value-type="string">
            <text:p>Entidade</text:p>
          </table:table-cell>
          <table:table-cell/>
          <table:table-cell office:value-type="string">
            <text:p>Condessa De Sao Joaquim</text:p>
          </table:table-cell>
        </table:table-row>
        <table:table-row>
          <table:table-cell office:value-type="string">
            <text:p>26126</text:p>
          </table:table-cell>
          <table:table-cell office:value-type="string">
            <text:p>Entidade</text:p>
          </table:table-cell>
          <table:table-cell/>
          <table:table-cell office:value-type="string">
            <text:p>Conde De Sao Joaquim 100</text:p>
          </table:table-cell>
        </table:table-row>
        <table:table-row>
          <table:table-cell office:value-type="string">
            <text:p>26127</text:p>
          </table:table-cell>
          <table:table-cell office:value-type="string">
            <text:p>Entidade</text:p>
          </table:table-cell>
          <table:table-cell/>
          <table:table-cell office:value-type="string">
            <text:p>Rua Nova Delhi, 333</text:p>
          </table:table-cell>
        </table:table-row>
        <table:table-row>
          <table:table-cell office:value-type="string">
            <text:p>26128</text:p>
          </table:table-cell>
          <table:table-cell office:value-type="string">
            <text:p>Entidade</text:p>
          </table:table-cell>
          <table:table-cell/>
          <table:table-cell office:value-type="string">
            <text:p>Rua Aquianes 109</text:p>
          </table:table-cell>
        </table:table-row>
        <table:table-row>
          <table:table-cell office:value-type="string">
            <text:p>26130</text:p>
          </table:table-cell>
          <table:table-cell office:value-type="string">
            <text:p>Entidade</text:p>
          </table:table-cell>
          <table:table-cell/>
          <table:table-cell office:value-type="string">
            <text:p>Av Sezefredo Fagundes 6775</text:p>
          </table:table-cell>
        </table:table-row>
        <table:table-row>
          <table:table-cell office:value-type="string">
            <text:p>26132</text:p>
          </table:table-cell>
          <table:table-cell office:value-type="string">
            <text:p>Entidade</text:p>
          </table:table-cell>
          <table:table-cell/>
          <table:table-cell office:value-type="string">
            <text:p>Rua Paulo Bourroul 120</text:p>
          </table:table-cell>
        </table:table-row>
        <table:table-row>
          <table:table-cell office:value-type="string">
            <text:p>26134</text:p>
          </table:table-cell>
          <table:table-cell office:value-type="string">
            <text:p>Entidade</text:p>
          </table:table-cell>
          <table:table-cell/>
          <table:table-cell office:value-type="string">
            <text:p>Av Sezefredo Fagundes 7440</text:p>
          </table:table-cell>
        </table:table-row>
        <table:table-row>
          <table:table-cell office:value-type="string">
            <text:p>26135</text:p>
          </table:table-cell>
          <table:table-cell office:value-type="string">
            <text:p>Entidade</text:p>
          </table:table-cell>
          <table:table-cell/>
          <table:table-cell office:value-type="string">
            <text:p>Rua Victor Urban 52</text:p>
          </table:table-cell>
        </table:table-row>
        <table:table-row>
          <table:table-cell office:value-type="string">
            <text:p>26136</text:p>
          </table:table-cell>
          <table:table-cell office:value-type="string">
            <text:p>Entidade</text:p>
          </table:table-cell>
          <table:table-cell/>
          <table:table-cell office:value-type="string">
            <text:p>Est Dos Limas, 08</text:p>
          </table:table-cell>
        </table:table-row>
        <table:table-row>
          <table:table-cell office:value-type="string">
            <text:p>26137</text:p>
          </table:table-cell>
          <table:table-cell office:value-type="string">
            <text:p>Entidade</text:p>
          </table:table-cell>
          <table:table-cell/>
          <table:table-cell office:value-type="string">
            <text:p>Rua Dr Dante Costa</text:p>
          </table:table-cell>
        </table:table-row>
        <table:table-row>
          <table:table-cell office:value-type="string">
            <text:p>26140</text:p>
          </table:table-cell>
          <table:table-cell office:value-type="string">
            <text:p>Entidade</text:p>
          </table:table-cell>
          <table:table-cell/>
          <table:table-cell office:value-type="string">
            <text:p>Rua Nossa Sra De Nazare 51</text:p>
          </table:table-cell>
        </table:table-row>
        <table:table-row>
          <table:table-cell office:value-type="string">
            <text:p>26141</text:p>
          </table:table-cell>
          <table:table-cell office:value-type="string">
            <text:p>Entidade</text:p>
          </table:table-cell>
          <table:table-cell/>
          <table:table-cell office:value-type="string">
            <text:p>Rua Joao Ferreira De Freitas 55</text:p>
          </table:table-cell>
        </table:table-row>
        <table:table-row>
          <table:table-cell office:value-type="string">
            <text:p>26142</text:p>
          </table:table-cell>
          <table:table-cell office:value-type="string">
            <text:p>Entidade</text:p>
          </table:table-cell>
          <table:table-cell/>
          <table:table-cell office:value-type="string">
            <text:p>Travessa Rio Dos Touros, Sn, Cohab Raposo Tavares</text:p>
          </table:table-cell>
        </table:table-row>
        <table:table-row>
          <table:table-cell office:value-type="string">
            <text:p>26146</text:p>
          </table:table-cell>
          <table:table-cell office:value-type="string">
            <text:p>Entidade</text:p>
          </table:table-cell>
          <table:table-cell/>
          <table:table-cell office:value-type="string">
            <text:p>Conde De Sao Joaquim 80</text:p>
          </table:table-cell>
        </table:table-row>
        <table:table-row>
          <table:table-cell office:value-type="string">
            <text:p>26149</text:p>
          </table:table-cell>
          <table:table-cell office:value-type="string">
            <text:p>Entidade</text:p>
          </table:table-cell>
          <table:table-cell/>
          <table:table-cell office:value-type="string">
            <text:p>Rua Nova Paulista 900</text:p>
          </table:table-cell>
        </table:table-row>
        <table:table-row>
          <table:table-cell office:value-type="string">
            <text:p>26150</text:p>
          </table:table-cell>
          <table:table-cell office:value-type="string">
            <text:p>Entidade</text:p>
          </table:table-cell>
          <table:table-cell/>
          <table:table-cell office:value-type="string">
            <text:p>Rua Cotinda 1434</text:p>
          </table:table-cell>
        </table:table-row>
        <table:table-row>
          <table:table-cell office:value-type="string">
            <text:p>26153</text:p>
          </table:table-cell>
          <table:table-cell office:value-type="string">
            <text:p>Entidade</text:p>
          </table:table-cell>
          <table:table-cell/>
          <table:table-cell office:value-type="string">
            <text:p>Rua Anercy Rocha 1502</text:p>
          </table:table-cell>
        </table:table-row>
        <table:table-row>
          <table:table-cell office:value-type="string">
            <text:p>26155</text:p>
          </table:table-cell>
          <table:table-cell office:value-type="string">
            <text:p>Entidade</text:p>
          </table:table-cell>
          <table:table-cell/>
          <table:table-cell office:value-type="string">
            <text:p>Rua Pena Forte Mendes 30</text:p>
          </table:table-cell>
        </table:table-row>
        <table:table-row>
          <table:table-cell office:value-type="string">
            <text:p>26156</text:p>
          </table:table-cell>
          <table:table-cell office:value-type="string">
            <text:p>Entidade</text:p>
          </table:table-cell>
          <table:table-cell/>
          <table:table-cell office:value-type="string">
            <text:p>Rua Ilha Da Vitoria 88 Jardim Da Paz</text:p>
          </table:table-cell>
        </table:table-row>
        <table:table-row>
          <table:table-cell office:value-type="string">
            <text:p>27159</text:p>
          </table:table-cell>
          <table:table-cell office:value-type="string">
            <text:p>Entidade</text:p>
          </table:table-cell>
          <table:table-cell/>
          <table:table-cell office:value-type="string">
            <text:p>Alameda Eduardo Prado 276</text:p>
          </table:table-cell>
        </table:table-row>
        <table:table-row>
          <table:table-cell office:value-type="string">
            <text:p>27162</text:p>
          </table:table-cell>
          <table:table-cell office:value-type="string">
            <text:p>Entidade</text:p>
          </table:table-cell>
          <table:table-cell/>
          <table:table-cell office:value-type="string">
            <text:p>Rua Jose Castro Lima Filho</text:p>
          </table:table-cell>
        </table:table-row>
        <table:table-row>
          <table:table-cell office:value-type="string">
            <text:p>27211</text:p>
          </table:table-cell>
          <table:table-cell office:value-type="string">
            <text:p>Entidade</text:p>
          </table:table-cell>
          <table:table-cell/>
          <table:table-cell office:value-type="string">
            <text:p>Rua Ferreira Viana 1b</text:p>
          </table:table-cell>
        </table:table-row>
        <table:table-row>
          <table:table-cell office:value-type="string">
            <text:p>27166</text:p>
          </table:table-cell>
          <table:table-cell office:value-type="string">
            <text:p>Entidade</text:p>
          </table:table-cell>
          <table:table-cell/>
          <table:table-cell office:value-type="string">
            <text:p>Avenida Capmor Pero De Gois 28</text:p>
          </table:table-cell>
        </table:table-row>
        <table:table-row>
          <table:table-cell office:value-type="string">
            <text:p>27172</text:p>
          </table:table-cell>
          <table:table-cell office:value-type="string">
            <text:p>Entidade</text:p>
          </table:table-cell>
          <table:table-cell/>
          <table:table-cell office:value-type="string">
            <text:p>Avenida Penha</text:p>
          </table:table-cell>
        </table:table-row>
        <table:table-row>
          <table:table-cell office:value-type="string">
            <text:p>27176</text:p>
          </table:table-cell>
          <table:table-cell office:value-type="string">
            <text:p>Entidade</text:p>
          </table:table-cell>
          <table:table-cell/>
          <table:table-cell office:value-type="string">
            <text:p>Travessa Das Tres Marias 16</text:p>
          </table:table-cell>
        </table:table-row>
        <table:table-row>
          <table:table-cell office:value-type="string">
            <text:p>27178</text:p>
          </table:table-cell>
          <table:table-cell office:value-type="string">
            <text:p>Entidade</text:p>
          </table:table-cell>
          <table:table-cell/>
          <table:table-cell office:value-type="string">
            <text:p>Aveida Carlos De Campos 233</text:p>
          </table:table-cell>
        </table:table-row>
        <table:table-row>
          <table:table-cell office:value-type="string">
            <text:p>27182</text:p>
          </table:table-cell>
          <table:table-cell office:value-type="string">
            <text:p>Entidade</text:p>
          </table:table-cell>
          <table:table-cell/>
          <table:table-cell office:value-type="string">
            <text:p>Rua Paulo Arentino 900</text:p>
          </table:table-cell>
        </table:table-row>
        <table:table-row>
          <table:table-cell office:value-type="string">
            <text:p>27183</text:p>
          </table:table-cell>
          <table:table-cell office:value-type="string">
            <text:p>Entidade</text:p>
          </table:table-cell>
          <table:table-cell/>
          <table:table-cell office:value-type="string">
            <text:p>Rua Amelia Cordelli Cardenuto 40</text:p>
          </table:table-cell>
        </table:table-row>
        <table:table-row>
          <table:table-cell office:value-type="string">
            <text:p>27185</text:p>
          </table:table-cell>
          <table:table-cell office:value-type="string">
            <text:p>Entidade</text:p>
          </table:table-cell>
          <table:table-cell/>
          <table:table-cell office:value-type="string">
            <text:p>Rua Maria Pinto Zili, Sao Paulo</text:p>
          </table:table-cell>
        </table:table-row>
        <table:table-row>
          <table:table-cell office:value-type="string">
            <text:p>27186</text:p>
          </table:table-cell>
          <table:table-cell office:value-type="string">
            <text:p>Entidade</text:p>
          </table:table-cell>
          <table:table-cell/>
          <table:table-cell office:value-type="string">
            <text:p>Estrada Canal Do Cocaia 4400</text:p>
          </table:table-cell>
        </table:table-row>
        <table:table-row>
          <table:table-cell office:value-type="string">
            <text:p>27188</text:p>
          </table:table-cell>
          <table:table-cell office:value-type="string">
            <text:p>Entidade</text:p>
          </table:table-cell>
          <table:table-cell/>
          <table:table-cell office:value-type="string">
            <text:p>Jardim Das Taboas Palmas Sao Paulo</text:p>
          </table:table-cell>
        </table:table-row>
        <table:table-row>
          <table:table-cell office:value-type="string">
            <text:p>27189</text:p>
          </table:table-cell>
          <table:table-cell office:value-type="string">
            <text:p>Entidade</text:p>
          </table:table-cell>
          <table:table-cell/>
          <table:table-cell office:value-type="string">
            <text:p>Parque Residencial Cocaia</text:p>
          </table:table-cell>
        </table:table-row>
        <table:table-row>
          <table:table-cell office:value-type="string">
            <text:p>27196</text:p>
          </table:table-cell>
          <table:table-cell office:value-type="string">
            <text:p>Entidade</text:p>
          </table:table-cell>
          <table:table-cell/>
          <table:table-cell office:value-type="string">
            <text:p>Avenida Engenheiro Armando Arruda Pereira 5275</text:p>
          </table:table-cell>
        </table:table-row>
        <table:table-row>
          <table:table-cell office:value-type="string">
            <text:p>27205</text:p>
          </table:table-cell>
          <table:table-cell office:value-type="string">
            <text:p>Entidade</text:p>
          </table:table-cell>
          <table:table-cell/>
          <table:table-cell office:value-type="string">
            <text:p>Rua Professora Nicia De Paula</text:p>
          </table:table-cell>
        </table:table-row>
        <table:table-row>
          <table:table-cell office:value-type="string">
            <text:p>27209</text:p>
          </table:table-cell>
          <table:table-cell office:value-type="string">
            <text:p>Entidade</text:p>
          </table:table-cell>
          <table:table-cell/>
          <table:table-cell office:value-type="string">
            <text:p>Rua Paulo Roberto Trivelli</text:p>
          </table:table-cell>
        </table:table-row>
        <table:table-row>
          <table:table-cell office:value-type="string">
            <text:p>27212</text:p>
          </table:table-cell>
          <table:table-cell office:value-type="string">
            <text:p>Entidade</text:p>
          </table:table-cell>
          <table:table-cell/>
          <table:table-cell office:value-type="string">
            <text:p>Avenida Augustin Luberti 1053</text:p>
          </table:table-cell>
        </table:table-row>
        <table:table-row>
          <table:table-cell office:value-type="string">
            <text:p>27213</text:p>
          </table:table-cell>
          <table:table-cell office:value-type="string">
            <text:p>Entidade</text:p>
          </table:table-cell>
          <table:table-cell/>
          <table:table-cell office:value-type="string">
            <text:p>Rua Ferminopolis</text:p>
          </table:table-cell>
        </table:table-row>
        <table:table-row>
          <table:table-cell office:value-type="string">
            <text:p>27214</text:p>
          </table:table-cell>
          <table:table-cell office:value-type="string">
            <text:p>Entidade</text:p>
          </table:table-cell>
          <table:table-cell/>
          <table:table-cell office:value-type="string">
            <text:p>Rua Taquaracu De Minas</text:p>
          </table:table-cell>
        </table:table-row>
        <table:table-row>
          <table:table-cell office:value-type="string">
            <text:p>27215</text:p>
          </table:table-cell>
          <table:table-cell office:value-type="string">
            <text:p>Entidade</text:p>
          </table:table-cell>
          <table:table-cell/>
          <table:table-cell office:value-type="string">
            <text:p>Rua Forte De Sao Bartolomeu</text:p>
          </table:table-cell>
        </table:table-row>
        <table:table-row>
          <table:table-cell office:value-type="string">
            <text:p>27218</text:p>
          </table:table-cell>
          <table:table-cell office:value-type="string">
            <text:p>Entidade</text:p>
          </table:table-cell>
          <table:table-cell/>
          <table:table-cell office:value-type="string">
            <text:p>Avenida Do Oratorio 6556</text:p>
          </table:table-cell>
        </table:table-row>
        <table:table-row>
          <table:table-cell office:value-type="string">
            <text:p>27224</text:p>
          </table:table-cell>
          <table:table-cell office:value-type="string">
            <text:p>Entidade</text:p>
          </table:table-cell>
          <table:table-cell/>
          <table:table-cell office:value-type="string">
            <text:p>Rua Memorial De Aires</text:p>
          </table:table-cell>
        </table:table-row>
        <table:table-row>
          <table:table-cell office:value-type="string">
            <text:p>27227</text:p>
          </table:table-cell>
          <table:table-cell office:value-type="string">
            <text:p>Entidade</text:p>
          </table:table-cell>
          <table:table-cell/>
          <table:table-cell office:value-type="string">
            <text:p>Avenida Prof Hermogenes De Freitas Leitao Filho 3213</text:p>
          </table:table-cell>
        </table:table-row>
        <table:table-row>
          <table:table-cell office:value-type="string">
            <text:p>27228</text:p>
          </table:table-cell>
          <table:table-cell office:value-type="string">
            <text:p>Entidade</text:p>
          </table:table-cell>
          <table:table-cell/>
          <table:table-cell office:value-type="string">
            <text:p>Travessa Jovina 11</text:p>
          </table:table-cell>
        </table:table-row>
        <table:table-row>
          <table:table-cell office:value-type="string">
            <text:p>27234</text:p>
          </table:table-cell>
          <table:table-cell office:value-type="string">
            <text:p>Entidade</text:p>
          </table:table-cell>
          <table:table-cell/>
          <table:table-cell office:value-type="string">
            <text:p>Rua Adelina Linhares</text:p>
          </table:table-cell>
        </table:table-row>
        <table:table-row>
          <table:table-cell office:value-type="string">
            <text:p>27235</text:p>
          </table:table-cell>
          <table:table-cell office:value-type="string">
            <text:p>Entidade</text:p>
          </table:table-cell>
          <table:table-cell/>
          <table:table-cell office:value-type="string">
            <text:p>Rua Adalto Fernandes</text:p>
          </table:table-cell>
        </table:table-row>
        <table:table-row>
          <table:table-cell office:value-type="string">
            <text:p>27238</text:p>
          </table:table-cell>
          <table:table-cell office:value-type="string">
            <text:p>Entidade</text:p>
          </table:table-cell>
          <table:table-cell/>
          <table:table-cell office:value-type="string">
            <text:p>Rua Arrastao</text:p>
          </table:table-cell>
        </table:table-row>
        <table:table-row>
          <table:table-cell office:value-type="string">
            <text:p>27247</text:p>
          </table:table-cell>
          <table:table-cell office:value-type="string">
            <text:p>Entidade</text:p>
          </table:table-cell>
          <table:table-cell/>
          <table:table-cell office:value-type="string">
            <text:p>Rua Cel Euclides Machado</text:p>
          </table:table-cell>
        </table:table-row>
        <table:table-row>
          <table:table-cell office:value-type="string">
            <text:p>27263</text:p>
          </table:table-cell>
          <table:table-cell office:value-type="string">
            <text:p>Entidade</text:p>
          </table:table-cell>
          <table:table-cell/>
          <table:table-cell office:value-type="string">
            <text:p>Rua Joao Antunes Maciel 301</text:p>
          </table:table-cell>
        </table:table-row>
        <table:table-row>
          <table:table-cell office:value-type="string">
            <text:p>27266</text:p>
          </table:table-cell>
          <table:table-cell office:value-type="string">
            <text:p>Entidade</text:p>
          </table:table-cell>
          <table:table-cell/>
          <table:table-cell office:value-type="string">
            <text:p>Rua 7 De Abril 176</text:p>
          </table:table-cell>
        </table:table-row>
        <table:table-row>
          <table:table-cell office:value-type="string">
            <text:p>27267</text:p>
          </table:table-cell>
          <table:table-cell office:value-type="string">
            <text:p>Entidade</text:p>
          </table:table-cell>
          <table:table-cell/>
          <table:table-cell office:value-type="string">
            <text:p>Rua Alexandre Gusmao, 572</text:p>
          </table:table-cell>
        </table:table-row>
        <table:table-row>
          <table:table-cell office:value-type="string">
            <text:p>27268</text:p>
          </table:table-cell>
          <table:table-cell office:value-type="string">
            <text:p>Entidade</text:p>
          </table:table-cell>
          <table:table-cell/>
          <table:table-cell office:value-type="string">
            <text:p>Rua Comendador Nestor Pereira 169</text:p>
          </table:table-cell>
        </table:table-row>
        <table:table-row>
          <table:table-cell office:value-type="string">
            <text:p>27270</text:p>
          </table:table-cell>
          <table:table-cell office:value-type="string">
            <text:p>Entidade</text:p>
          </table:table-cell>
          <table:table-cell/>
          <table:table-cell office:value-type="string">
            <text:p>Rua Rubens Luccats 240</text:p>
          </table:table-cell>
        </table:table-row>
        <table:table-row>
          <table:table-cell office:value-type="string">
            <text:p>27273</text:p>
          </table:table-cell>
          <table:table-cell office:value-type="string">
            <text:p>Entidade</text:p>
          </table:table-cell>
          <table:table-cell/>
          <table:table-cell office:value-type="string">
            <text:p>Rua Marcos Arruda, 203</text:p>
          </table:table-cell>
        </table:table-row>
        <table:table-row>
          <table:table-cell office:value-type="string">
            <text:p>27274</text:p>
          </table:table-cell>
          <table:table-cell office:value-type="string">
            <text:p>Entidade</text:p>
          </table:table-cell>
          <table:table-cell/>
          <table:table-cell office:value-type="string">
            <text:p>Rua Barretos 153</text:p>
          </table:table-cell>
        </table:table-row>
        <table:table-row>
          <table:table-cell office:value-type="string">
            <text:p>27275</text:p>
          </table:table-cell>
          <table:table-cell office:value-type="string">
            <text:p>Entidade</text:p>
          </table:table-cell>
          <table:table-cell/>
          <table:table-cell office:value-type="string">
            <text:p>Rua Belizario De Souza 39</text:p>
          </table:table-cell>
        </table:table-row>
        <table:table-row>
          <table:table-cell office:value-type="string">
            <text:p>27276</text:p>
          </table:table-cell>
          <table:table-cell office:value-type="string">
            <text:p>Entidade</text:p>
          </table:table-cell>
          <table:table-cell/>
          <table:table-cell office:value-type="string">
            <text:p>Rua Belisario De Souza 29</text:p>
          </table:table-cell>
        </table:table-row>
        <table:table-row>
          <table:table-cell office:value-type="string">
            <text:p>27277</text:p>
          </table:table-cell>
          <table:table-cell office:value-type="string">
            <text:p>Entidade</text:p>
          </table:table-cell>
          <table:table-cell/>
          <table:table-cell office:value-type="string">
            <text:p>Rua Dr Ubaldino 145</text:p>
          </table:table-cell>
        </table:table-row>
        <table:table-row>
          <table:table-cell office:value-type="string">
            <text:p>27278</text:p>
          </table:table-cell>
          <table:table-cell office:value-type="string">
            <text:p>Entidade</text:p>
          </table:table-cell>
          <table:table-cell/>
          <table:table-cell office:value-type="string">
            <text:p>Rua Bresser 1602</text:p>
          </table:table-cell>
        </table:table-row>
        <table:table-row>
          <table:table-cell office:value-type="string">
            <text:p>27279</text:p>
          </table:table-cell>
          <table:table-cell office:value-type="string">
            <text:p>Entidade</text:p>
          </table:table-cell>
          <table:table-cell/>
          <table:table-cell office:value-type="string">
            <text:p>Rua Major Marcelino 344</text:p>
          </table:table-cell>
        </table:table-row>
        <table:table-row>
          <table:table-cell office:value-type="string">
            <text:p>27281</text:p>
          </table:table-cell>
          <table:table-cell office:value-type="string">
            <text:p>Entidade</text:p>
          </table:table-cell>
          <table:table-cell/>
          <table:table-cell office:value-type="string">
            <text:p>Rua Bueno De Andrade 208</text:p>
          </table:table-cell>
        </table:table-row>
        <table:table-row>
          <table:table-cell office:value-type="string">
            <text:p>27282</text:p>
          </table:table-cell>
          <table:table-cell office:value-type="string">
            <text:p>Entidade</text:p>
          </table:table-cell>
          <table:table-cell/>
          <table:table-cell office:value-type="string">
            <text:p>Avenida Tiradentes 1346</text:p>
          </table:table-cell>
        </table:table-row>
        <table:table-row>
          <table:table-cell office:value-type="string">
            <text:p>27284</text:p>
          </table:table-cell>
          <table:table-cell office:value-type="string">
            <text:p>Entidade</text:p>
          </table:table-cell>
          <table:table-cell/>
          <table:table-cell office:value-type="string">
            <text:p>Rua Itariri 29</text:p>
          </table:table-cell>
        </table:table-row>
        <table:table-row>
          <table:table-cell office:value-type="string">
            <text:p>27285</text:p>
          </table:table-cell>
          <table:table-cell office:value-type="string">
            <text:p>Entidade</text:p>
          </table:table-cell>
          <table:table-cell/>
          <table:table-cell office:value-type="string">
            <text:p>Rua Vitor Airosa 184</text:p>
          </table:table-cell>
        </table:table-row>
        <table:table-row>
          <table:table-cell office:value-type="string">
            <text:p>27286</text:p>
          </table:table-cell>
          <table:table-cell office:value-type="string">
            <text:p>Entidade</text:p>
          </table:table-cell>
          <table:table-cell/>
          <table:table-cell office:value-type="string">
            <text:p>Rua Dr Rodrigo De Barros 339</text:p>
          </table:table-cell>
        </table:table-row>
        <table:table-row>
          <table:table-cell office:value-type="string">
            <text:p>27287</text:p>
          </table:table-cell>
          <table:table-cell office:value-type="string">
            <text:p>Entidade</text:p>
          </table:table-cell>
          <table:table-cell/>
          <table:table-cell office:value-type="string">
            <text:p>Rua Glicerio 533</text:p>
          </table:table-cell>
        </table:table-row>
        <table:table-row>
          <table:table-cell office:value-type="string">
            <text:p>27288</text:p>
          </table:table-cell>
          <table:table-cell office:value-type="string">
            <text:p>Entidade</text:p>
          </table:table-cell>
          <table:table-cell/>
          <table:table-cell office:value-type="string">
            <text:p>Rua Sinimbu 13</text:p>
          </table:table-cell>
        </table:table-row>
        <table:table-row>
          <table:table-cell office:value-type="string">
            <text:p>27289</text:p>
          </table:table-cell>
          <table:table-cell office:value-type="string">
            <text:p>Entidade</text:p>
          </table:table-cell>
          <table:table-cell/>
          <table:table-cell office:value-type="string">
            <text:p>Rua Teixeira Leite 467</text:p>
          </table:table-cell>
        </table:table-row>
        <table:table-row>
          <table:table-cell office:value-type="string">
            <text:p>27290</text:p>
          </table:table-cell>
          <table:table-cell office:value-type="string">
            <text:p>Entidade</text:p>
          </table:table-cell>
          <table:table-cell/>
          <table:table-cell office:value-type="string">
            <text:p>Rua Lavapes 781</text:p>
          </table:table-cell>
        </table:table-row>
        <table:table-row>
          <table:table-cell office:value-type="string">
            <text:p>27291</text:p>
          </table:table-cell>
          <table:table-cell office:value-type="string">
            <text:p>Entidade</text:p>
          </table:table-cell>
          <table:table-cell/>
          <table:table-cell office:value-type="string">
            <text:p>Rua Sao Paulo</text:p>
          </table:table-cell>
        </table:table-row>
        <table:table-row>
          <table:table-cell office:value-type="string">
            <text:p>27292</text:p>
          </table:table-cell>
          <table:table-cell office:value-type="string">
            <text:p>Entidade</text:p>
          </table:table-cell>
          <table:table-cell/>
          <table:table-cell office:value-type="string">
            <text:p>Rua Lavapes 382</text:p>
          </table:table-cell>
        </table:table-row>
        <table:table-row>
          <table:table-cell office:value-type="string">
            <text:p>27293</text:p>
          </table:table-cell>
          <table:table-cell office:value-type="string">
            <text:p>Entidade</text:p>
          </table:table-cell>
          <table:table-cell/>
          <table:table-cell office:value-type="string">
            <text:p>Rua Voluntarios Da Patria 349</text:p>
          </table:table-cell>
        </table:table-row>
        <table:table-row>
          <table:table-cell office:value-type="string">
            <text:p>27294</text:p>
          </table:table-cell>
          <table:table-cell office:value-type="string">
            <text:p>Entidade</text:p>
          </table:table-cell>
          <table:table-cell/>
          <table:table-cell office:value-type="string">
            <text:p>Rua Quatinga 41</text:p>
          </table:table-cell>
        </table:table-row>
        <table:table-row>
          <table:table-cell office:value-type="string">
            <text:p>27301</text:p>
          </table:table-cell>
          <table:table-cell office:value-type="string">
            <text:p>Entidade</text:p>
          </table:table-cell>
          <table:table-cell/>
          <table:table-cell office:value-type="string">
            <text:p>Rua Menino Do Engenho 269</text:p>
          </table:table-cell>
        </table:table-row>
        <table:table-row>
          <table:table-cell office:value-type="string">
            <text:p>27303</text:p>
          </table:table-cell>
          <table:table-cell office:value-type="string">
            <text:p>Entidade</text:p>
          </table:table-cell>
          <table:table-cell/>
          <table:table-cell office:value-type="string">
            <text:p>Estrada De Itaquaquecetuba 7142</text:p>
          </table:table-cell>
        </table:table-row>
        <table:table-row>
          <table:table-cell office:value-type="string">
            <text:p>27306</text:p>
          </table:table-cell>
          <table:table-cell office:value-type="string">
            <text:p>Entidade</text:p>
          </table:table-cell>
          <table:table-cell/>
          <table:table-cell office:value-type="string">
            <text:p>Avenida Custodia De Sa e Faria</text:p>
          </table:table-cell>
        </table:table-row>
        <table:table-row>
          <table:table-cell office:value-type="string">
            <text:p>27318</text:p>
          </table:table-cell>
          <table:table-cell office:value-type="string">
            <text:p>Entidade</text:p>
          </table:table-cell>
          <table:table-cell/>
          <table:table-cell office:value-type="string">
            <text:p>Rua Joao Henrique Da Silva 550</text:p>
          </table:table-cell>
        </table:table-row>
        <table:table-row>
          <table:table-cell office:value-type="string">
            <text:p>27323</text:p>
          </table:table-cell>
          <table:table-cell office:value-type="string">
            <text:p>Entidade</text:p>
          </table:table-cell>
          <table:table-cell/>
          <table:table-cell office:value-type="string">
            <text:p>Rua Geovanni Da Conegliano</text:p>
          </table:table-cell>
        </table:table-row>
        <table:table-row>
          <table:table-cell office:value-type="string">
            <text:p>27327</text:p>
          </table:table-cell>
          <table:table-cell office:value-type="string">
            <text:p>Entidade</text:p>
          </table:table-cell>
          <table:table-cell/>
          <table:table-cell office:value-type="string">
            <text:p>Avenida Vila Ema</text:p>
          </table:table-cell>
        </table:table-row>
        <table:table-row>
          <table:table-cell office:value-type="string">
            <text:p>23332</text:p>
          </table:table-cell>
          <table:table-cell office:value-type="string">
            <text:p>Entidade</text:p>
          </table:table-cell>
          <table:table-cell/>
          <table:table-cell office:value-type="string">
            <text:p>Avenida Brigadeiro Luiz Antonio 1625</text:p>
          </table:table-cell>
        </table:table-row>
        <table:table-row>
          <table:table-cell office:value-type="string">
            <text:p>23345</text:p>
          </table:table-cell>
          <table:table-cell office:value-type="string">
            <text:p>Entidade</text:p>
          </table:table-cell>
          <table:table-cell/>
          <table:table-cell office:value-type="string">
            <text:p>Rua Conselheiro Carrao 396</text:p>
          </table:table-cell>
        </table:table-row>
        <table:table-row>
          <table:table-cell office:value-type="string">
            <text:p>23346</text:p>
          </table:table-cell>
          <table:table-cell office:value-type="string">
            <text:p>Entidade</text:p>
          </table:table-cell>
          <table:table-cell/>
          <table:table-cell office:value-type="string">
            <text:p>Rua Conselheiro Carrao 611605</text:p>
          </table:table-cell>
        </table:table-row>
        <table:table-row>
          <table:table-cell office:value-type="string">
            <text:p>23355</text:p>
          </table:table-cell>
          <table:table-cell office:value-type="string">
            <text:p>Entidade</text:p>
          </table:table-cell>
          <table:table-cell/>
          <table:table-cell office:value-type="string">
            <text:p>Rua Vicente 52</text:p>
          </table:table-cell>
        </table:table-row>
        <table:table-row>
          <table:table-cell office:value-type="string">
            <text:p>24359</text:p>
          </table:table-cell>
          <table:table-cell office:value-type="string">
            <text:p>Entidade</text:p>
          </table:table-cell>
          <table:table-cell/>
          <table:table-cell office:value-type="string">
            <text:p>Rua Inacio Monteiro 6100</text:p>
          </table:table-cell>
        </table:table-row>
        <table:table-row>
          <table:table-cell office:value-type="string">
            <text:p>24361</text:p>
          </table:table-cell>
          <table:table-cell office:value-type="string">
            <text:p>Entidade</text:p>
          </table:table-cell>
          <table:table-cell/>
          <table:table-cell office:value-type="string">
            <text:p>Rua Clamecy</text:p>
          </table:table-cell>
        </table:table-row>
        <table:table-row>
          <table:table-cell office:value-type="string">
            <text:p>24363</text:p>
          </table:table-cell>
          <table:table-cell office:value-type="string">
            <text:p>Entidade</text:p>
          </table:table-cell>
          <table:table-cell/>
          <table:table-cell office:value-type="string">
            <text:p>Rua Comendador Jose De Matos 386</text:p>
          </table:table-cell>
        </table:table-row>
        <table:table-row>
          <table:table-cell office:value-type="string">
            <text:p>24364</text:p>
          </table:table-cell>
          <table:table-cell office:value-type="string">
            <text:p>Entidade</text:p>
          </table:table-cell>
          <table:table-cell/>
          <table:table-cell office:value-type="string">
            <text:p>Rua Alvaro De Carvalho 427</text:p>
          </table:table-cell>
        </table:table-row>
        <table:table-row>
          <table:table-cell office:value-type="string">
            <text:p>22365</text:p>
          </table:table-cell>
          <table:table-cell office:value-type="string">
            <text:p>Entidade</text:p>
          </table:table-cell>
          <table:table-cell/>
          <table:table-cell office:value-type="string">
            <text:p>Rua Rio Branco 47</text:p>
          </table:table-cell>
        </table:table-row>
        <table:table-row>
          <table:table-cell office:value-type="string">
            <text:p>22366</text:p>
          </table:table-cell>
          <table:table-cell office:value-type="string">
            <text:p>Entidade</text:p>
          </table:table-cell>
          <table:table-cell/>
          <table:table-cell office:value-type="string">
            <text:p>Rua Jose Bonifacio 137</text:p>
          </table:table-cell>
        </table:table-row>
        <table:table-row>
          <table:table-cell office:value-type="string">
            <text:p>24369</text:p>
          </table:table-cell>
          <table:table-cell office:value-type="string">
            <text:p>Entidade</text:p>
          </table:table-cell>
          <table:table-cell/>
          <table:table-cell office:value-type="string">
            <text:p>Voluntarios Da Patria 663</text:p>
          </table:table-cell>
        </table:table-row>
        <table:table-row>
          <table:table-cell office:value-type="string">
            <text:p>22370</text:p>
          </table:table-cell>
          <table:table-cell office:value-type="string">
            <text:p>Entidade</text:p>
          </table:table-cell>
          <table:table-cell/>
          <table:table-cell office:value-type="string">
            <text:p>Rua Benjamim Constant</text:p>
          </table:table-cell>
        </table:table-row>
        <table:table-row>
          <table:table-cell office:value-type="string">
            <text:p>24372</text:p>
          </table:table-cell>
          <table:table-cell office:value-type="string">
            <text:p>Entidade</text:p>
          </table:table-cell>
          <table:table-cell/>
          <table:table-cell office:value-type="string">
            <text:p>Rua Mazzini 11</text:p>
          </table:table-cell>
        </table:table-row>
        <table:table-row>
          <table:table-cell office:value-type="string">
            <text:p>24373</text:p>
          </table:table-cell>
          <table:table-cell office:value-type="string">
            <text:p>Entidade</text:p>
          </table:table-cell>
          <table:table-cell/>
          <table:table-cell office:value-type="string">
            <text:p>Rua Bras Melo 20</text:p>
          </table:table-cell>
        </table:table-row>
        <table:table-row>
          <table:table-cell office:value-type="string">
            <text:p>22374</text:p>
          </table:table-cell>
          <table:table-cell office:value-type="string">
            <text:p>Entidade</text:p>
          </table:table-cell>
          <table:table-cell/>
          <table:table-cell office:value-type="string">
            <text:p>Rua Franklin Magalhaes 10</text:p>
          </table:table-cell>
        </table:table-row>
        <table:table-row>
          <table:table-cell office:value-type="string">
            <text:p>24375</text:p>
          </table:table-cell>
          <table:table-cell office:value-type="string">
            <text:p>Entidade</text:p>
          </table:table-cell>
          <table:table-cell/>
          <table:table-cell office:value-type="string">
            <text:p>Rua Sao Vicente 181182</text:p>
          </table:table-cell>
        </table:table-row>
        <table:table-row>
          <table:table-cell office:value-type="string">
            <text:p>24376</text:p>
          </table:table-cell>
          <table:table-cell office:value-type="string">
            <text:p>Entidade</text:p>
          </table:table-cell>
          <table:table-cell/>
          <table:table-cell office:value-type="string">
            <text:p>Rua Treze De Maio 342</text:p>
          </table:table-cell>
        </table:table-row>
        <table:table-row>
          <table:table-cell office:value-type="string">
            <text:p>24377</text:p>
          </table:table-cell>
          <table:table-cell office:value-type="string">
            <text:p>Entidade</text:p>
          </table:table-cell>
          <table:table-cell/>
          <table:table-cell office:value-type="string">
            <text:p>Rua Sao Domingos 247</text:p>
          </table:table-cell>
        </table:table-row>
        <table:table-row>
          <table:table-cell office:value-type="string">
            <text:p>24378</text:p>
          </table:table-cell>
          <table:table-cell office:value-type="string">
            <text:p>Entidade</text:p>
          </table:table-cell>
          <table:table-cell/>
          <table:table-cell office:value-type="string">
            <text:p>Rua Sao Vicente 386</text:p>
          </table:table-cell>
        </table:table-row>
        <table:table-row>
          <table:table-cell office:value-type="string">
            <text:p>24379</text:p>
          </table:table-cell>
          <table:table-cell office:value-type="string">
            <text:p>Entidade</text:p>
          </table:table-cell>
          <table:table-cell/>
          <table:table-cell office:value-type="string">
            <text:p>Rua Treze De Maio 131</text:p>
          </table:table-cell>
        </table:table-row>
        <table:table-row>
          <table:table-cell office:value-type="string">
            <text:p>23392</text:p>
          </table:table-cell>
          <table:table-cell office:value-type="string">
            <text:p>Entidade</text:p>
          </table:table-cell>
          <table:table-cell/>
          <table:table-cell office:value-type="string">
            <text:p>Rua Santos Dias 12</text:p>
          </table:table-cell>
        </table:table-row>
        <table:table-row>
          <table:table-cell office:value-type="string">
            <text:p>23391</text:p>
          </table:table-cell>
          <table:table-cell office:value-type="string">
            <text:p>Entidade</text:p>
          </table:table-cell>
          <table:table-cell/>
          <table:table-cell office:value-type="string">
            <text:p>Rua Gregorio Pomar 213</text:p>
          </table:table-cell>
        </table:table-row>
        <table:table-row>
          <table:table-cell office:value-type="string">
            <text:p>24385</text:p>
          </table:table-cell>
          <table:table-cell office:value-type="string">
            <text:p>Entidade</text:p>
          </table:table-cell>
          <table:table-cell/>
          <table:table-cell office:value-type="string">
            <text:p>Rua Maria Jose, 311</text:p>
          </table:table-cell>
        </table:table-row>
        <table:table-row>
          <table:table-cell office:value-type="string">
            <text:p>25386</text:p>
          </table:table-cell>
          <table:table-cell office:value-type="string">
            <text:p>Entidade</text:p>
          </table:table-cell>
          <table:table-cell/>
          <table:table-cell office:value-type="string">
            <text:p>Rua Luis Do Couto, 132</text:p>
          </table:table-cell>
        </table:table-row>
        <table:table-row>
          <table:table-cell office:value-type="string">
            <text:p>23389</text:p>
          </table:table-cell>
          <table:table-cell office:value-type="string">
            <text:p>Entidade</text:p>
          </table:table-cell>
          <table:table-cell/>
          <table:table-cell office:value-type="string">
            <text:p>Rua Vicente Aprigio Da Silva, 59</text:p>
          </table:table-cell>
        </table:table-row>
        <table:table-row>
          <table:table-cell office:value-type="string">
            <text:p>23390</text:p>
          </table:table-cell>
          <table:table-cell office:value-type="string">
            <text:p>Entidade</text:p>
          </table:table-cell>
          <table:table-cell/>
          <table:table-cell office:value-type="string">
            <text:p>Rua George Bekesy 07</text:p>
          </table:table-cell>
        </table:table-row>
        <table:table-row>
          <table:table-cell office:value-type="string">
            <text:p>23393</text:p>
          </table:table-cell>
          <table:table-cell office:value-type="string">
            <text:p>Entidade</text:p>
          </table:table-cell>
          <table:table-cell/>
          <table:table-cell office:value-type="string">
            <text:p>Avenida Ana Felicia  01</text:p>
          </table:table-cell>
        </table:table-row>
        <table:table-row>
          <table:table-cell office:value-type="string">
            <text:p>24383</text:p>
          </table:table-cell>
          <table:table-cell office:value-type="string">
            <text:p>Entidade</text:p>
          </table:table-cell>
          <table:table-cell/>
          <table:table-cell office:value-type="string">
            <text:p>Rua Amor De Indio  102</text:p>
          </table:table-cell>
        </table:table-row>
        <table:table-row>
          <table:table-cell office:value-type="string">
            <text:p>28110</text:p>
          </table:table-cell>
          <table:table-cell office:value-type="string">
            <text:p>Entidade</text:p>
          </table:table-cell>
          <table:table-cell/>
          <table:table-cell office:value-type="string">
            <text:p>Rua Um - Jardim Sao Luis</text:p>
          </table:table-cell>
        </table:table-row>
        <table:table-row>
          <table:table-cell office:value-type="string">
            <text:p>27202</text:p>
          </table:table-cell>
          <table:table-cell office:value-type="string">
            <text:p>Entidade</text:p>
          </table:table-cell>
          <table:table-cell/>
          <table:table-cell office:value-type="string">
            <text:p>Rua Vicente Amato Sobrinho 828</text:p>
          </table:table-cell>
        </table:table-row>
        <table:table-row>
          <table:table-cell office:value-type="string">
            <text:p>24362</text:p>
          </table:table-cell>
          <table:table-cell office:value-type="string">
            <text:p>Entidade</text:p>
          </table:table-cell>
          <table:table-cell/>
          <table:table-cell office:value-type="string">
            <text:p>Rua Francisco Nunes Rodrigues 152</text:p>
          </table:table-cell>
        </table:table-row>
        <table:table-row>
          <table:table-cell office:value-type="string">
            <text:p>27283</text:p>
          </table:table-cell>
          <table:table-cell office:value-type="string">
            <text:p>Entidade</text:p>
          </table:table-cell>
          <table:table-cell/>
          <table:table-cell office:value-type="string">
            <text:p>Rua Sao Francisco 81</text:p>
          </table:table-cell>
        </table:table-row>
        <table:table-row>
          <table:table-cell office:value-type="string">
            <text:p>27280</text:p>
          </table:table-cell>
          <table:table-cell office:value-type="string">
            <text:p>Entidade</text:p>
          </table:table-cell>
          <table:table-cell/>
          <table:table-cell office:value-type="string">
            <text:p>Rua Conselheiro Ramalho 365</text:p>
          </table:table-cell>
        </table:table-row>
        <table:table-row>
          <table:table-cell office:value-type="string">
            <text:p>25387</text:p>
          </table:table-cell>
          <table:table-cell office:value-type="string">
            <text:p>Entidade</text:p>
          </table:table-cell>
          <table:table-cell/>
          <table:table-cell office:value-type="string">
            <text:p>Avenida Fernando Figueiredo Lins, 1600</text:p>
          </table:table-cell>
        </table:table-row>
        <table:table-row>
          <table:table-cell office:value-type="string">
            <text:p>23348</text:p>
          </table:table-cell>
          <table:table-cell office:value-type="string">
            <text:p>Entidade</text:p>
          </table:table-cell>
          <table:table-cell/>
          <table:table-cell office:value-type="string">
            <text:p>Rua Conselheiro Ramalho 576</text:p>
          </table:table-cell>
        </table:table-row>
        <table:table-row>
          <table:table-cell office:value-type="string">
            <text:p>27264</text:p>
          </table:table-cell>
          <table:table-cell office:value-type="string">
            <text:p>Entidade</text:p>
          </table:table-cell>
          <table:table-cell/>
          <table:table-cell office:value-type="string">
            <text:p>Vivan I</text:p>
          </table:table-cell>
        </table:table-row>
        <table:table-row>
          <table:table-cell office:value-type="string">
            <text:p>27271</text:p>
          </table:table-cell>
          <table:table-cell office:value-type="string">
            <text:p>Entidade</text:p>
          </table:table-cell>
          <table:table-cell/>
          <table:table-cell office:value-type="string">
            <text:p>Sebastiao Afonso</text:p>
          </table:table-cell>
        </table:table-row>
        <table:table-row>
          <table:table-cell office:value-type="string">
            <text:p>27257</text:p>
          </table:table-cell>
          <table:table-cell office:value-type="string">
            <text:p>Entidade</text:p>
          </table:table-cell>
          <table:table-cell/>
          <table:table-cell office:value-type="string">
            <text:p>Passagem Ii</text:p>
          </table:table-cell>
        </table:table-row>
        <table:table-row>
          <table:table-cell office:value-type="string">
            <text:p>28114</text:p>
          </table:table-cell>
          <table:table-cell office:value-type="string">
            <text:p>Entidade</text:p>
          </table:table-cell>
          <table:table-cell/>
          <table:table-cell office:value-type="string">
            <text:p>Rua Sebastiao Sarmento Mena, 58, Jd. Maristela</text:p>
          </table:table-cell>
        </table:table-row>
        <table:table-row>
          <table:table-cell office:value-type="string">
            <text:p>22368</text:p>
          </table:table-cell>
          <table:table-cell office:value-type="string">
            <text:p>Entidade</text:p>
          </table:table-cell>
          <table:table-cell/>
          <table:table-cell office:value-type="string">
            <text:p>Rua Forte Da Trindade 41 Casa 6</text:p>
          </table:table-cell>
        </table:table-row>
        <table:table-row>
          <table:table-cell office:value-type="string">
            <text:p>23395</text:p>
          </table:table-cell>
          <table:table-cell office:value-type="string">
            <text:p>Entidade</text:p>
          </table:table-cell>
          <table:table-cell/>
          <table:table-cell office:value-type="string">
            <text:p>Rua Vicente Franco Tolentino,45</text:p>
          </table:table-cell>
        </table:table-row>
        <table:table-row>
          <table:table-cell office:value-type="string">
            <text:p>23396</text:p>
          </table:table-cell>
          <table:table-cell office:value-type="string">
            <text:p>Entidade</text:p>
          </table:table-cell>
          <table:table-cell/>
          <table:table-cell office:value-type="string">
            <text:p>Estrada De Itaquaquecetuba, 7142</text:p>
          </table:table-cell>
        </table:table-row>
        <table:table-row>
          <table:table-cell office:value-type="string">
            <text:p>23397</text:p>
          </table:table-cell>
          <table:table-cell office:value-type="string">
            <text:p>Entidade</text:p>
          </table:table-cell>
          <table:table-cell/>
          <table:table-cell office:value-type="string">
            <text:p>Estrada Saturnino Pereira,2200 - Conj. Hab.santa Hetelvina I</text:p>
          </table:table-cell>
        </table:table-row>
        <table:table-row>
          <table:table-cell office:value-type="string">
            <text:p>23398</text:p>
          </table:table-cell>
          <table:table-cell office:value-type="string">
            <text:p>Entidade</text:p>
          </table:table-cell>
          <table:table-cell/>
          <table:table-cell office:value-type="string">
            <text:p>R Atlantico Meridional,82</text:p>
          </table:table-cell>
        </table:table-row>
        <table:table-row>
          <table:table-cell office:value-type="string">
            <text:p>23399</text:p>
          </table:table-cell>
          <table:table-cell office:value-type="string">
            <text:p>Entidade</text:p>
          </table:table-cell>
          <table:table-cell/>
          <table:table-cell office:value-type="string">
            <text:p>R Aurelio Neves, 01</text:p>
          </table:table-cell>
        </table:table-row>
        <table:table-row>
          <table:table-cell office:value-type="string">
            <text:p>23400</text:p>
          </table:table-cell>
          <table:table-cell office:value-type="string">
            <text:p>Entidade</text:p>
          </table:table-cell>
          <table:table-cell/>
          <table:table-cell office:value-type="string">
            <text:p>R Elza Guimaraes, 276</text:p>
          </table:table-cell>
        </table:table-row>
        <table:table-row>
          <table:table-cell office:value-type="string">
            <text:p>23401</text:p>
          </table:table-cell>
          <table:table-cell office:value-type="string">
            <text:p>Entidade</text:p>
          </table:table-cell>
          <table:table-cell/>
          <table:table-cell office:value-type="string">
            <text:p>R Joao Da Paia, 88</text:p>
          </table:table-cell>
        </table:table-row>
        <table:table-row>
          <table:table-cell office:value-type="string">
            <text:p>23402</text:p>
          </table:table-cell>
          <table:table-cell office:value-type="string">
            <text:p>Entidade</text:p>
          </table:table-cell>
          <table:table-cell/>
          <table:table-cell office:value-type="string">
            <text:p>Rua Cabaxi, 618</text:p>
          </table:table-cell>
        </table:table-row>
        <table:table-row>
          <table:table-cell office:value-type="string">
            <text:p>23403</text:p>
          </table:table-cell>
          <table:table-cell office:value-type="string">
            <text:p>Entidade</text:p>
          </table:table-cell>
          <table:table-cell/>
          <table:table-cell office:value-type="string">
            <text:p>Rua Edmundo Abreu,359</text:p>
          </table:table-cell>
        </table:table-row>
        <table:table-row>
          <table:table-cell office:value-type="string">
            <text:p>23404</text:p>
          </table:table-cell>
          <table:table-cell office:value-type="string">
            <text:p>Entidade</text:p>
          </table:table-cell>
          <table:table-cell/>
          <table:table-cell office:value-type="string">
            <text:p>Rua Henrique Farias,524</text:p>
          </table:table-cell>
        </table:table-row>
        <table:table-row>
          <table:table-cell office:value-type="string">
            <text:p>23405</text:p>
          </table:table-cell>
          <table:table-cell office:value-type="string">
            <text:p>Entidade</text:p>
          </table:table-cell>
          <table:table-cell/>
          <table:table-cell office:value-type="string">
            <text:p>Rua Moreira Neto, 456a</text:p>
          </table:table-cell>
        </table:table-row>
        <table:table-row>
          <table:table-cell office:value-type="string">
            <text:p>23406</text:p>
          </table:table-cell>
          <table:table-cell office:value-type="string">
            <text:p>Entidade</text:p>
          </table:table-cell>
          <table:table-cell/>
          <table:table-cell office:value-type="string">
            <text:p>Rua Morubixaba</text:p>
          </table:table-cell>
        </table:table-row>
        <table:table-row>
          <table:table-cell office:value-type="string">
            <text:p>23407</text:p>
          </table:table-cell>
          <table:table-cell office:value-type="string">
            <text:p>Entidade</text:p>
          </table:table-cell>
          <table:table-cell/>
          <table:table-cell office:value-type="string">
            <text:p>Rua Profhassegawa, 2020</text:p>
          </table:table-cell>
        </table:table-row>
        <table:table-row>
          <table:table-cell office:value-type="string">
            <text:p>23408</text:p>
          </table:table-cell>
          <table:table-cell office:value-type="string">
            <text:p>Entidade</text:p>
          </table:table-cell>
          <table:table-cell/>
          <table:table-cell office:value-type="string">
            <text:p>Travessa Suburbano Coracao, 53</text:p>
          </table:table-cell>
        </table:table-row>
        <table:table-row>
          <table:table-cell office:value-type="string">
            <text:p>23409</text:p>
          </table:table-cell>
          <table:table-cell office:value-type="string">
            <text:p>Entidade</text:p>
          </table:table-cell>
          <table:table-cell/>
          <table:table-cell office:value-type="string">
            <text:p>Travessa Abares,59</text:p>
          </table:table-cell>
        </table:table-row>
        <table:table-row>
          <table:table-cell office:value-type="string">
            <text:p>23410</text:p>
          </table:table-cell>
          <table:table-cell office:value-type="string">
            <text:p>Entidade</text:p>
          </table:table-cell>
          <table:table-cell/>
          <table:table-cell office:value-type="string">
            <text:p>Travessa Angelandia,16</text:p>
          </table:table-cell>
        </table:table-row>
        <table:table-row>
          <table:table-cell office:value-type="string">
            <text:p>23394</text:p>
          </table:table-cell>
          <table:table-cell office:value-type="string">
            <text:p>Entidade</text:p>
          </table:table-cell>
          <table:table-cell/>
          <table:table-cell office:value-type="string">
            <text:p>Av. Parada Pinto,1770</text:p>
          </table:table-cell>
        </table:table-row>
        <table:table-row>
          <table:table-cell office:value-type="string">
            <text:p>11092</text:p>
          </table:table-cell>
          <table:table-cell office:value-type="string">
            <text:p>Sehab</text:p>
          </table:table-cell>
          <table:table-cell office:value-type="string">
            <text:p>Guaicuri I</text:p>
          </table:table-cell>
          <table:table-cell office:value-type="string">
            <text:p>Guaicuri I</text:p>
          </table:table-cell>
        </table:table-row>
        <table:table-row>
          <table:table-cell office:value-type="string">
            <text:p>11098</text:p>
          </table:table-cell>
          <table:table-cell office:value-type="string">
            <text:p>Sehab</text:p>
          </table:table-cell>
          <table:table-cell office:value-type="string">
            <text:p>Santa Amelia</text:p>
          </table:table-cell>
          <table:table-cell office:value-type="string">
            <text:p>Santa Amelia</text:p>
          </table:table-cell>
        </table:table-row>
        <table:table-row>
          <table:table-cell office:value-type="string">
            <text:p>11082</text:p>
          </table:table-cell>
          <table:table-cell office:value-type="string">
            <text:p>Sehab</text:p>
          </table:table-cell>
          <table:table-cell office:value-type="string">
            <text:p>Alto Da Alegria</text:p>
          </table:table-cell>
          <table:table-cell office:value-type="string">
            <text:p>Alto Da Alegria</text:p>
          </table:table-cell>
        </table:table-row>
        <table:table-row>
          <table:table-cell office:value-type="string">
            <text:p>11102</text:p>
          </table:table-cell>
          <table:table-cell office:value-type="string">
            <text:p>Sehab</text:p>
          </table:table-cell>
          <table:table-cell office:value-type="string">
            <text:p>Agua Podre</text:p>
          </table:table-cell>
          <table:table-cell office:value-type="string">
            <text:p>Agua Podre</text:p>
          </table:table-cell>
        </table:table-row>
        <table:table-row>
          <table:table-cell office:value-type="string">
            <text:p>11005</text:p>
          </table:table-cell>
          <table:table-cell office:value-type="string">
            <text:p>Sehab</text:p>
          </table:table-cell>
          <table:table-cell office:value-type="string">
            <text:p>Parque Do Gato</text:p>
          </table:table-cell>
          <table:table-cell office:value-type="string">
            <text:p>Parque Do Gato</text:p>
          </table:table-cell>
        </table:table-row>
        <table:table-row>
          <table:table-cell office:value-type="string">
            <text:p>11081</text:p>
          </table:table-cell>
          <table:table-cell office:value-type="string">
            <text:p>Sehab</text:p>
          </table:table-cell>
          <table:table-cell office:value-type="string">
            <text:p>Real Parque</text:p>
          </table:table-cell>
          <table:table-cell office:value-type="string">
            <text:p>Real Parque</text:p>
          </table:table-cell>
        </table:table-row>
        <table:table-row>
          <table:table-cell office:value-type="string">
            <text:p>11084</text:p>
          </table:table-cell>
          <table:table-cell office:value-type="string">
            <text:p>Sehab</text:p>
          </table:table-cell>
          <table:table-cell office:value-type="string">
            <text:p>Boulevard Da Paz</text:p>
          </table:table-cell>
          <table:table-cell office:value-type="string">
            <text:p>Boulevard Da Paz</text:p>
          </table:table-cell>
        </table:table-row>
        <table:table-row>
          <table:table-cell office:value-type="string">
            <text:p>11027</text:p>
          </table:table-cell>
          <table:table-cell office:value-type="string">
            <text:p>Sehab</text:p>
          </table:table-cell>
          <table:table-cell office:value-type="string">
            <text:p>Zaki Narchi</text:p>
          </table:table-cell>
          <table:table-cell office:value-type="string">
            <text:p>Zaki Narchi</text:p>
          </table:table-cell>
        </table:table-row>
        <table:table-row>
          <table:table-cell office:value-type="string">
            <text:p>11028</text:p>
          </table:table-cell>
          <table:table-cell office:value-type="string">
            <text:p>Sehab</text:p>
          </table:table-cell>
          <table:table-cell office:value-type="string">
            <text:p>Academia Terreno A</text:p>
          </table:table-cell>
          <table:table-cell office:value-type="string">
            <text:p>Academia Terreno A</text:p>
          </table:table-cell>
        </table:table-row>
        <table:table-row>
          <table:table-cell office:value-type="string">
            <text:p>11057</text:p>
          </table:table-cell>
          <table:table-cell office:value-type="string">
            <text:p>Sehab</text:p>
          </table:table-cell>
          <table:table-cell office:value-type="string">
            <text:p>Souza Dantas</text:p>
          </table:table-cell>
          <table:table-cell office:value-type="string">
            <text:p>Souza Dantas</text:p>
          </table:table-cell>
        </table:table-row>
        <table:table-row>
          <table:table-cell office:value-type="string">
            <text:p>11058</text:p>
          </table:table-cell>
          <table:table-cell office:value-type="string">
            <text:p>Sehab</text:p>
          </table:table-cell>
          <table:table-cell office:value-type="string">
            <text:p>Taquaritiba</text:p>
          </table:table-cell>
          <table:table-cell office:value-type="string">
            <text:p>Taquaritiba</text:p>
          </table:table-cell>
        </table:table-row>
        <table:table-row>
          <table:table-cell office:value-type="string">
            <text:p>11051</text:p>
          </table:table-cell>
          <table:table-cell office:value-type="string">
            <text:p>Sehab</text:p>
          </table:table-cell>
          <table:table-cell office:value-type="string">
            <text:p>Henrique Mindlin</text:p>
          </table:table-cell>
          <table:table-cell office:value-type="string">
            <text:p>Henrique Mindlin</text:p>
          </table:table-cell>
        </table:table-row>
        <table:table-row>
          <table:table-cell office:value-type="string">
            <text:p>11050</text:p>
          </table:table-cell>
          <table:table-cell office:value-type="string">
            <text:p>Sehab</text:p>
          </table:table-cell>
          <table:table-cell office:value-type="string">
            <text:p>Guian Corruiras</text:p>
          </table:table-cell>
          <table:table-cell office:value-type="string">
            <text:p>Guian Corruiras</text:p>
          </table:table-cell>
        </table:table-row>
        <table:table-row>
          <table:table-cell office:value-type="string">
            <text:p>11052</text:p>
          </table:table-cell>
          <table:table-cell office:value-type="string">
            <text:p>Sehab</text:p>
          </table:table-cell>
          <table:table-cell office:value-type="string">
            <text:p>Imigrantes</text:p>
          </table:table-cell>
          <table:table-cell office:value-type="string">
            <text:p>Imigrantes</text:p>
          </table:table-cell>
        </table:table-row>
        <table:table-row>
          <table:table-cell office:value-type="string">
            <text:p>11054</text:p>
          </table:table-cell>
          <table:table-cell office:value-type="string">
            <text:p>Sehab</text:p>
          </table:table-cell>
          <table:table-cell office:value-type="string">
            <text:p>Paraguai</text:p>
          </table:table-cell>
          <table:table-cell office:value-type="string">
            <text:p>Paraguai</text:p>
          </table:table-cell>
        </table:table-row>
        <table:table-row>
          <table:table-cell office:value-type="string">
            <text:p>11055</text:p>
          </table:table-cell>
          <table:table-cell office:value-type="string">
            <text:p>Sehab</text:p>
          </table:table-cell>
          <table:table-cell office:value-type="string">
            <text:p>Ponte Da Fonte Sao Bento</text:p>
          </table:table-cell>
          <table:table-cell office:value-type="string">
            <text:p>Ponte Da Fonte Sao Bento</text:p>
          </table:table-cell>
        </table:table-row>
        <table:table-row>
          <table:table-cell office:value-type="string">
            <text:p>11048</text:p>
          </table:table-cell>
          <table:table-cell office:value-type="string">
            <text:p>Sehab</text:p>
          </table:table-cell>
          <table:table-cell office:value-type="string">
            <text:p>Babilonia</text:p>
          </table:table-cell>
          <table:table-cell office:value-type="string">
            <text:p>Babilonia</text:p>
          </table:table-cell>
        </table:table-row>
        <table:table-row>
          <table:table-cell office:value-type="string">
            <text:p>11045</text:p>
          </table:table-cell>
          <table:table-cell office:value-type="string">
            <text:p>Sehab</text:p>
          </table:table-cell>
          <table:table-cell office:value-type="string">
            <text:p>Alba</text:p>
          </table:table-cell>
          <table:table-cell office:value-type="string">
            <text:p>Alba</text:p>
          </table:table-cell>
        </table:table-row>
        <table:table-row>
          <table:table-cell office:value-type="string">
            <text:p>11049</text:p>
          </table:table-cell>
          <table:table-cell office:value-type="string">
            <text:p>Sehab</text:p>
          </table:table-cell>
          <table:table-cell office:value-type="string">
            <text:p>Beira Rio</text:p>
          </table:table-cell>
          <table:table-cell office:value-type="string">
            <text:p>Beira Rio</text:p>
          </table:table-cell>
        </table:table-row>
        <table:table-row>
          <table:table-cell office:value-type="string">
            <text:p>11049</text:p>
          </table:table-cell>
          <table:table-cell office:value-type="string">
            <text:p>Sehab</text:p>
          </table:table-cell>
          <table:table-cell office:value-type="string">
            <text:p>Beira Rio</text:p>
          </table:table-cell>
          <table:table-cell office:value-type="string">
            <text:p>Beira Rio</text:p>
          </table:table-cell>
        </table:table-row>
        <table:table-row>
          <table:table-cell office:value-type="string">
            <text:p>11040</text:p>
          </table:table-cell>
          <table:table-cell office:value-type="string">
            <text:p>Sehab</text:p>
          </table:table-cell>
          <table:table-cell office:value-type="string">
            <text:p>Safira Iv</text:p>
          </table:table-cell>
          <table:table-cell office:value-type="string">
            <text:p>Safira Iv</text:p>
          </table:table-cell>
        </table:table-row>
        <table:table-row>
          <table:table-cell office:value-type="string">
            <text:p>11047</text:p>
          </table:table-cell>
          <table:table-cell office:value-type="string">
            <text:p>Sehab</text:p>
          </table:table-cell>
          <table:table-cell office:value-type="string">
            <text:p>Arco Verde</text:p>
          </table:table-cell>
          <table:table-cell office:value-type="string">
            <text:p>Arco Verde</text:p>
          </table:table-cell>
        </table:table-row>
        <table:table-row>
          <table:table-cell office:value-type="string">
            <text:p>11011</text:p>
          </table:table-cell>
          <table:table-cell office:value-type="string">
            <text:p>Sehab</text:p>
          </table:table-cell>
          <table:table-cell office:value-type="string">
            <text:p>City Jaragua</text:p>
          </table:table-cell>
          <table:table-cell office:value-type="string">
            <text:p>City Jaragua</text:p>
          </table:table-cell>
        </table:table-row>
        <table:table-row>
          <table:table-cell office:value-type="string">
            <text:p>11104</text:p>
          </table:table-cell>
          <table:table-cell office:value-type="string">
            <text:p>Sehab</text:p>
          </table:table-cell>
          <table:table-cell office:value-type="string">
            <text:p>Viela Da Paz</text:p>
          </table:table-cell>
          <table:table-cell office:value-type="string">
            <text:p>Viela Da Paz</text:p>
          </table:table-cell>
        </table:table-row>
        <table:table-row>
          <table:table-cell office:value-type="string">
            <text:p>11103</text:p>
          </table:table-cell>
          <table:table-cell office:value-type="string">
            <text:p>Sehab</text:p>
          </table:table-cell>
          <table:table-cell office:value-type="string">
            <text:p>Sape</text:p>
          </table:table-cell>
          <table:table-cell office:value-type="string">
            <text:p>Sape</text:p>
          </table:table-cell>
        </table:table-row>
        <table:table-row>
          <table:table-cell office:value-type="string">
            <text:p>11017</text:p>
          </table:table-cell>
          <table:table-cell office:value-type="string">
            <text:p>Sehab</text:p>
          </table:table-cell>
          <table:table-cell office:value-type="string">
            <text:p>Lidiane</text:p>
          </table:table-cell>
          <table:table-cell office:value-type="string">
            <text:p>Lidiane</text:p>
          </table:table-cell>
        </table:table-row>
        <table:table-row>
          <table:table-cell office:value-type="string">
            <text:p>11059</text:p>
          </table:table-cell>
          <table:table-cell office:value-type="string">
            <text:p>Sehab</text:p>
          </table:table-cell>
          <table:table-cell office:value-type="string">
            <text:p>Vietna</text:p>
          </table:table-cell>
          <table:table-cell office:value-type="string">
            <text:p>Vietna</text:p>
          </table:table-cell>
        </table:table-row>
        <table:table-row>
          <table:table-cell office:value-type="string">
            <text:p>11056</text:p>
          </table:table-cell>
          <table:table-cell office:value-type="string">
            <text:p>Sehab</text:p>
          </table:table-cell>
          <table:table-cell office:value-type="string">
            <text:p>Rocinha Paulistana</text:p>
          </table:table-cell>
          <table:table-cell office:value-type="string">
            <text:p>Rocinha Paulistana</text:p>
          </table:table-cell>
        </table:table-row>
        <table:table-row>
          <table:table-cell office:value-type="string">
            <text:p>11053</text:p>
          </table:table-cell>
          <table:table-cell office:value-type="string">
            <text:p>Sehab</text:p>
          </table:table-cell>
          <table:table-cell office:value-type="string">
            <text:p>Muzambinho</text:p>
          </table:table-cell>
          <table:table-cell office:value-type="string">
            <text:p>Muzambinho</text:p>
          </table:table-cell>
        </table:table-row>
        <table:table-row>
          <table:table-cell office:value-type="string">
            <text:p>11046</text:p>
          </table:table-cell>
          <table:table-cell office:value-type="string">
            <text:p>Sehab</text:p>
          </table:table-cell>
          <table:table-cell office:value-type="string">
            <text:p>Americanopolis</text:p>
          </table:table-cell>
          <table:table-cell office:value-type="string">
            <text:p>Americanopolis</text:p>
          </table:table-cell>
        </table:table-row>
        <table:table-row>
          <table:table-cell office:value-type="string">
            <text:p>11097</text:p>
          </table:table-cell>
          <table:table-cell office:value-type="string">
            <text:p>Sehab</text:p>
          </table:table-cell>
          <table:table-cell office:value-type="string">
            <text:p>Piloes Apura</text:p>
          </table:table-cell>
          <table:table-cell office:value-type="string">
            <text:p>Piloes Apura</text:p>
          </table:table-cell>
        </table:table-row>
        <table:table-row>
          <table:table-cell office:value-type="string">
            <text:p>11090</text:p>
          </table:table-cell>
          <table:table-cell office:value-type="string">
            <text:p>Sehab</text:p>
          </table:table-cell>
          <table:table-cell office:value-type="string">
            <text:p>Alvarenga Ii</text:p>
          </table:table-cell>
          <table:table-cell office:value-type="string">
            <text:p>Alvarenga Ii</text:p>
          </table:table-cell>
        </table:table-row>
        <table:table-row>
          <table:table-cell office:value-type="string">
            <text:p>11008</text:p>
          </table:table-cell>
          <table:table-cell office:value-type="string">
            <text:p>Sehab</text:p>
          </table:table-cell>
          <table:table-cell office:value-type="string">
            <text:p>Vila Nova Galvao Ii</text:p>
          </table:table-cell>
          <table:table-cell office:value-type="string">
            <text:p>Vila Nova Galvao Ii</text:p>
          </table:table-cell>
        </table:table-row>
        <table:table-row>
          <table:table-cell office:value-type="string">
            <text:p>12102</text:p>
          </table:table-cell>
          <table:table-cell office:value-type="string">
            <text:p>Smdhc</text:p>
          </table:table-cell>
          <table:table-cell/>
          <table:table-cell office:value-type="string">
            <text:p>Rua Ruiva, 90</text:p>
          </table:table-cell>
        </table:table-row>
        <table:table-row>
          <table:table-cell office:value-type="string">
            <text:p>12103</text:p>
          </table:table-cell>
          <table:table-cell office:value-type="string">
            <text:p>Smdhc</text:p>
          </table:table-cell>
          <table:table-cell/>
          <table:table-cell office:value-type="string">
            <text:p>Rua Coriolano Durant, 30</text:p>
          </table:table-cell>
        </table:table-row>
        <table:table-row>
          <table:table-cell office:value-type="string">
            <text:p>12104</text:p>
          </table:table-cell>
          <table:table-cell office:value-type="string">
            <text:p>Smdhc</text:p>
          </table:table-cell>
          <table:table-cell/>
          <table:table-cell office:value-type="string">
            <text:p>Rua Itaqui, 513</text:p>
          </table:table-cell>
        </table:table-row>
        <table:table-row>
          <table:table-cell office:value-type="string">
            <text:p>12105</text:p>
          </table:table-cell>
          <table:table-cell office:value-type="string">
            <text:p>Smdhc</text:p>
          </table:table-cell>
          <table:table-cell/>
          <table:table-cell office:value-type="string">
            <text:p>Rua Terra Brasileira, 265</text:p>
          </table:table-cell>
        </table:table-row>
        <table:table-row>
          <table:table-cell office:value-type="string">
            <text:p>12106</text:p>
          </table:table-cell>
          <table:table-cell office:value-type="string">
            <text:p>Smdhc</text:p>
          </table:table-cell>
          <table:table-cell/>
          <table:table-cell office:value-type="string">
            <text:p>Rua Aurora, 981</text:p>
          </table:table-cell>
        </table:table-row>
        <table:table-row>
          <table:table-cell office:value-type="string">
            <text:p>12107</text:p>
          </table:table-cell>
          <table:table-cell office:value-type="string">
            <text:p>Smdhc</text:p>
          </table:table-cell>
          <table:table-cell/>
          <table:table-cell office:value-type="string">
            <text:p>Avenida Gen. Olimpio Da Silveira, 427</text:p>
          </table:table-cell>
        </table:table-row>
        <table:table-row>
          <table:table-cell office:value-type="string">
            <text:p>12108</text:p>
          </table:table-cell>
          <table:table-cell office:value-type="string">
            <text:p>Smdhc</text:p>
          </table:table-cell>
          <table:table-cell/>
          <table:table-cell office:value-type="string">
            <text:p>Alameda Nothmann, 485</text:p>
          </table:table-cell>
        </table:table-row>
        <table:table-row>
          <table:table-cell office:value-type="string">
            <text:p>12109</text:p>
          </table:table-cell>
          <table:table-cell office:value-type="string">
            <text:p>Smdhc</text:p>
          </table:table-cell>
          <table:table-cell/>
          <table:table-cell office:value-type="string">
            <text:p>Avenida Mendonca e Vasconcelos, 690</text:p>
          </table:table-cell>
        </table:table-row>
        <table:table-row>
          <table:table-cell office:value-type="string">
            <text:p>12110</text:p>
          </table:table-cell>
          <table:table-cell office:value-type="string">
            <text:p>Smdhc</text:p>
          </table:table-cell>
          <table:table-cell/>
          <table:table-cell office:value-type="string">
            <text:p>Rua Farajala Namur, 54</text:p>
          </table:table-cell>
        </table:table-row>
        <table:table-row>
          <table:table-cell office:value-type="string">
            <text:p>12111</text:p>
          </table:table-cell>
          <table:table-cell office:value-type="string">
            <text:p>Smdhc</text:p>
          </table:table-cell>
          <table:table-cell/>
          <table:table-cell office:value-type="string">
            <text:p>Rua Jose Dias Da Costa</text:p>
          </table:table-cell>
        </table:table-row>
        <table:table-row>
          <table:table-cell office:value-type="string">
            <text:p>12112</text:p>
          </table:table-cell>
          <table:table-cell office:value-type="string">
            <text:p>Smdhc</text:p>
          </table:table-cell>
          <table:table-cell/>
          <table:table-cell office:value-type="string">
            <text:p>Rua Luis Augusto Paschoal, 22</text:p>
          </table:table-cell>
        </table:table-row>
        <table:table-row>
          <table:table-cell office:value-type="string">
            <text:p>12113</text:p>
          </table:table-cell>
          <table:table-cell office:value-type="string">
            <text:p>Smdhc</text:p>
          </table:table-cell>
          <table:table-cell/>
          <table:table-cell office:value-type="string">
            <text:p>Rua Conde De Sao Joaquim, 179</text:p>
          </table:table-cell>
        </table:table-row>
        <table:table-row>
          <table:table-cell office:value-type="string">
            <text:p>12114</text:p>
          </table:table-cell>
          <table:table-cell office:value-type="string">
            <text:p>Smdhc</text:p>
          </table:table-cell>
          <table:table-cell/>
          <table:table-cell office:value-type="string">
            <text:p>Rua Barra Do Sirinhaen, 289</text:p>
          </table:table-cell>
        </table:table-row>
        <table:table-row>
          <table:table-cell office:value-type="string">
            <text:p>12115</text:p>
          </table:table-cell>
          <table:table-cell office:value-type="string">
            <text:p>Smdhc</text:p>
          </table:table-cell>
          <table:table-cell/>
          <table:table-cell office:value-type="string">
            <text:p>Travessa Aurelio Linhares, 113</text:p>
          </table:table-cell>
        </table:table-row>
        <table:table-row>
          <table:table-cell office:value-type="string">
            <text:p>12116</text:p>
          </table:table-cell>
          <table:table-cell office:value-type="string">
            <text:p>Smdhc</text:p>
          </table:table-cell>
          <table:table-cell/>
          <table:table-cell office:value-type="string">
            <text:p>Rua Dr. Mario De Campos, 191</text:p>
          </table:table-cell>
        </table:table-row>
        <table:table-row>
          <table:table-cell office:value-type="string">
            <text:p>12117</text:p>
          </table:table-cell>
          <table:table-cell office:value-type="string">
            <text:p>Smdhc</text:p>
          </table:table-cell>
          <table:table-cell/>
          <table:table-cell office:value-type="string">
            <text:p>Rua Do Glicerio, 225</text:p>
          </table:table-cell>
        </table:table-row>
        <table:table-row>
          <table:table-cell office:value-type="string">
            <text:p>12118</text:p>
          </table:table-cell>
          <table:table-cell office:value-type="string">
            <text:p>Smdhc</text:p>
          </table:table-cell>
          <table:table-cell/>
          <table:table-cell office:value-type="string">
            <text:p>Avenida Olga Bernardes</text:p>
          </table:table-cell>
        </table:table-row>
        <table:table-row>
          <table:table-cell office:value-type="string">
            <text:p>12119</text:p>
          </table:table-cell>
          <table:table-cell office:value-type="string">
            <text:p>Smdhc</text:p>
          </table:table-cell>
          <table:table-cell/>
          <table:table-cell office:value-type="string">
            <text:p>Avenida Bras Da Rocha Cardoso</text:p>
          </table:table-cell>
        </table:table-row>
        <table:table-row>
          <table:table-cell office:value-type="string">
            <text:p>12121</text:p>
          </table:table-cell>
          <table:table-cell office:value-type="string">
            <text:p>Smdhc</text:p>
          </table:table-cell>
          <table:table-cell/>
          <table:table-cell office:value-type="string">
            <text:p>Rua Conde De Itu, 673</text:p>
          </table:table-cell>
        </table:table-row>
        <table:table-row>
          <table:table-cell office:value-type="string">
            <text:p>12122</text:p>
          </table:table-cell>
          <table:table-cell office:value-type="string">
            <text:p>Smdhc</text:p>
          </table:table-cell>
          <table:table-cell/>
          <table:table-cell office:value-type="string">
            <text:p>Avenida Nordestina, 496</text:p>
          </table:table-cell>
        </table:table-row>
        <table:table-row>
          <table:table-cell office:value-type="string">
            <text:p>12123</text:p>
          </table:table-cell>
          <table:table-cell office:value-type="string">
            <text:p>Smdhc</text:p>
          </table:table-cell>
          <table:table-cell/>
          <table:table-cell office:value-type="string">
            <text:p>Rua Visc. De Parnaiba, 1316</text:p>
          </table:table-cell>
        </table:table-row>
        <table:table-row>
          <table:table-cell office:value-type="string">
            <text:p>12124</text:p>
          </table:table-cell>
          <table:table-cell office:value-type="string">
            <text:p>Smdhc</text:p>
          </table:table-cell>
          <table:table-cell/>
          <table:table-cell office:value-type="string">
            <text:p>Rua Novo Oriente Do Piaui, 160</text:p>
          </table:table-cell>
        </table:table-row>
        <table:table-row>
          <table:table-cell office:value-type="string">
            <text:p>12125</text:p>
          </table:table-cell>
          <table:table-cell office:value-type="string">
            <text:p>Smdhc</text:p>
          </table:table-cell>
          <table:table-cell/>
          <table:table-cell office:value-type="string">
            <text:p>Avenida Roland Garros, 1065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Aricanduva</text:p>
          </table:table-cell>
          <table:table-cell office:value-type="string">
            <text:p>R. Sao Constancio, 457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Ermelino Matarazzo</text:p>
          </table:table-cell>
          <table:table-cell office:value-type="string">
            <text:p>Av. Paranagua, 1492-ermelino Matarazzo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Guaianases</text:p>
          </table:table-cell>
          <table:table-cell office:value-type="string">
            <text:p>Rua Caranaiba, 22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Lajeado</text:p>
          </table:table-cell>
          <table:table-cell office:value-type="string">
            <text:p>R. Cruz Do Espirito Santo, 1142 C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Itaim Paulista</text:p>
          </table:table-cell>
          <table:table-cell office:value-type="string">
            <text:p>Rua D. Joao Nery, 58 - Itaim Paulista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Vila Curuca</text:p>
          </table:table-cell>
          <table:table-cell office:value-type="string">
            <text:p>Av. Coca, 341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Itaim Paulista Ii</text:p>
          </table:table-cell>
          <table:table-cell office:value-type="string">
            <text:p>Rua Daniel Miller, 347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Cidade Tiradentes</text:p>
          </table:table-cell>
          <table:table-cell office:value-type="string">
            <text:p>Rua Nascer Do Sol, 529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Cidade Lider</text:p>
          </table:table-cell>
          <table:table-cell office:value-type="string">
            <text:p>Av.maria Luiza Americano, 2681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Itaquera</text:p>
          </table:table-cell>
          <table:table-cell office:value-type="string">
            <text:p>Rua Fontoura Xavier, 695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Mooca</text:p>
          </table:table-cell>
          <table:table-cell office:value-type="string">
            <text:p>R. Henrique Sertorio, 175, Tatuape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Artur Alvim</text:p>
          </table:table-cell>
          <table:table-cell office:value-type="string">
            <text:p>R. Henrique Jacobs, 788 - Vila Santa Tereza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Penha</text:p>
          </table:table-cell>
          <table:table-cell office:value-type="string">
            <text:p>R. Rodovalho Jr, 676, Penha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Iguatemi</text:p>
          </table:table-cell>
          <table:table-cell office:value-type="string">
            <text:p>R. Jorge Barros, 88/92. Jd. Roseli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Sao Mateus</text:p>
          </table:table-cell>
          <table:table-cell office:value-type="string">
            <text:p>Rua Elisio Ferreira, 519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Sao Miguel</text:p>
          </table:table-cell>
          <table:table-cell office:value-type="string">
            <text:p>Rua Dr. Jose Guilherme Eiras, 182, Sao Miguel Pta.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Vila Prudente Ii</text:p>
          </table:table-cell>
          <table:table-cell office:value-type="string">
            <text:p>R.padre Damiao, 102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Vila Prudente /sapopemba</text:p>
          </table:table-cell>
          <table:table-cell office:value-type="string">
            <text:p>R. Benedito Jacinto Mendes, 54, Jd. Grimaldi.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Campo Limpo</text:p>
          </table:table-cell>
          <table:table-cell office:value-type="string">
            <text:p>R. Batista Crespo, 321, Jd. Pirajussara.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Capao Redondo</text:p>
          </table:table-cell>
          <table:table-cell office:value-type="string">
            <text:p>Rua Roberto Sampaio Ferreira, 233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Vila Andrade</text:p>
          </table:table-cell>
          <table:table-cell office:value-type="string">
            <text:p>Rua General Joao P. De Oliveira, 26, Jardim Morumbi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Capela Do Socorro</text:p>
          </table:table-cell>
          <table:table-cell office:value-type="string">
            <text:p>Avenida Interlagos, 5.980 - Interlagos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Grajau</text:p>
          </table:table-cell>
          <table:table-cell office:value-type="string">
            <text:p>Rua Ezequiel Lopes Cardoso, 333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Cidade Ademar</text:p>
          </table:table-cell>
          <table:table-cell office:value-type="string">
            <text:p>Av. Cupece, 2278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Pedreira</text:p>
          </table:table-cell>
          <table:table-cell office:value-type="string">
            <text:p>Estrada Do Alvarenga, 3657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Cidade Ademar Ii</text:p>
          </table:table-cell>
          <table:table-cell office:value-type="string">
            <text:p>Avenida Cupece, 5699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Ipiranga</text:p>
          </table:table-cell>
          <table:table-cell office:value-type="string">
            <text:p>Rua Taquarichim, 290 - Vila Vera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Jabaquara</text:p>
          </table:table-cell>
          <table:table-cell office:value-type="string">
            <text:p>Rua Dos Jornalistas, 48, Cidade Vargas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M'boi Mirim</text:p>
          </table:table-cell>
          <table:table-cell office:value-type="string">
            <text:p>R. Manuel Vieira Sarmento, 26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Jardim Angela</text:p>
          </table:table-cell>
          <table:table-cell office:value-type="string">
            <text:p>Rua Luiz Baldinato, n 150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Jardim Sao Luis</text:p>
          </table:table-cell>
          <table:table-cell office:value-type="string">
            <text:p>Rua Jose Manoel Camisa Nova, 100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Parelheiros</text:p>
          </table:table-cell>
          <table:table-cell office:value-type="string">
            <text:p>Rua Pedro Klein Do Nascimento, 100 - Parelheiros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-marsilac</text:p>
          </table:table-cell>
          <table:table-cell office:value-type="string">
            <text:p>Rua Henrique Silva, 68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Pinheiros</text:p>
          </table:table-cell>
          <table:table-cell office:value-type="string">
            <text:p>R. Mourato Coelho,106, Pinheiros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Santo Amaro</text:p>
          </table:table-cell>
          <table:table-cell office:value-type="string">
            <text:p>Rua Padre Jose De Anchieta, 802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Vila Mariana</text:p>
          </table:table-cell>
          <table:table-cell office:value-type="string">
            <text:p>Rua Professor Ascendino Reis, 830 - Cep 04027-000 - Vila Cle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Cachoeirinha</text:p>
          </table:table-cell>
          <table:table-cell office:value-type="string">
            <text:p>Av. Imirim, 4328, V. Nova Cachoeirinha.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Casa Verde</text:p>
          </table:table-cell>
          <table:table-cell office:value-type="string">
            <text:p>Av. Eng. Caetano Alvares, 3054, Casa Verde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Jacana</text:p>
          </table:table-cell>
          <table:table-cell office:value-type="string">
            <text:p>Av. Guapira, 2145, Jacana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Tremembe</text:p>
          </table:table-cell>
          <table:table-cell office:value-type="string">
            <text:p>Av. Mario Pernambuco, 43, Vila Mazzei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Lapa</text:p>
          </table:table-cell>
          <table:table-cell office:value-type="string">
            <text:p>R. Caio Gracco, 421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Santana</text:p>
          </table:table-cell>
          <table:table-cell office:value-type="string">
            <text:p>R Voluntarios Da Patria, 4649, Mandaqui.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Vila Maria</text:p>
          </table:table-cell>
          <table:table-cell office:value-type="string">
            <text:p>Rua Professor Ascendino Reis, 830 - Cep 04027-000 - Vila Cle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Vila Medeiros</text:p>
          </table:table-cell>
          <table:table-cell office:value-type="string">
            <text:p>Av. Gustavo Adolfo, n 2202-vila Medeiros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Butanta</text:p>
          </table:table-cell>
          <table:table-cell office:value-type="string">
            <text:p>R. Junta Mizumoto, 591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Brasilandia I</text:p>
          </table:table-cell>
          <table:table-cell office:value-type="string">
            <text:p>Rua Barao De Santo Angelo, 147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Brasilandia Ii</text:p>
          </table:table-cell>
          <table:table-cell office:value-type="string">
            <text:p>Av. Itaberaba, 3666, J. Elisa Maria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Brasilandia Iii</text:p>
          </table:table-cell>
          <table:table-cell office:value-type="string">
            <text:p>R. Ibiraiaras, 372, Jd. Vista Alegre.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Freguesia Do O</text:p>
          </table:table-cell>
          <table:table-cell office:value-type="string">
            <text:p>Av. Itaberaba, 924, Freguesia Do O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Anhanguera</text:p>
          </table:table-cell>
          <table:table-cell office:value-type="string">
            <text:p>R. Sao Constancio, 457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Perus</text:p>
          </table:table-cell>
          <table:table-cell office:value-type="string">
            <text:p>R. Padre Manuel Campello, 40, Perus.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Jaragua</text:p>
          </table:table-cell>
          <table:table-cell office:value-type="string">
            <text:p>R. Barra Da Forquilha, 300, Pq. Panamericano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Pirituba</text:p>
          </table:table-cell>
          <table:table-cell office:value-type="string">
            <text:p>R. Guerino Giovani Leardini, 290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- Se</text:p>
          </table:table-cell>
          <table:table-cell office:value-type="string">
            <text:p>Av. Tiradentes, 749, Bom Retiro.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Casa Verde</text:p>
          </table:table-cell>
          <table:table-cell office:value-type="string">
            <text:p>Avenida Eng. Caetano Alvares, 3054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Bom Retiro</text:p>
          </table:table-cell>
          <table:table-cell office:value-type="string">
            <text:p>Rua Cristina Tomas, 160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Lajeado / Avib</text:p>
          </table:table-cell>
          <table:table-cell office:value-type="string">
            <text:p>Rua Serra Das Araras, 410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Curuca</text:p>
          </table:table-cell>
          <table:table-cell office:value-type="string">
            <text:p>Rua Palanque, 40 - Vila Curuca Velha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Santana</text:p>
          </table:table-cell>
          <table:table-cell office:value-type="string">
            <text:p>Rua Voluntarios Da Patria, 4649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eas Santana</text:p>
          </table:table-cell>
          <table:table-cell office:value-type="string">
            <text:p>Rua Voluntarios Da Patria, 4649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ubprefeitura Lapa</text:p>
          </table:table-cell>
          <table:table-cell office:value-type="string">
            <text:p>Rua Guaicurus, 1000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Bela Vista</text:p>
          </table:table-cell>
          <table:table-cell office:value-type="string">
            <text:p>Rua Treze De Maio, 361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Vila Andrade</text:p>
          </table:table-cell>
          <table:table-cell office:value-type="string">
            <text:p>Rua Da Independencia, 564 - Paraisopolis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Raposo</text:p>
          </table:table-cell>
          <table:table-cell office:value-type="string">
            <text:p>Avenida Eng. Heitor Antonio Eiras Garcia, 5985 - Cep 05568-0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Iii - Cidade Ademar</text:p>
          </table:table-cell>
          <table:table-cell office:value-type="string">
            <text:p>Rua Rio Grande Do Norte, 315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Grajau Iii</text:p>
          </table:table-cell>
          <table:table-cell office:value-type="string">
            <text:p>Rua Alziro Pinheiro Magalhaes, 578 - Pque Sao Miguel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onj. Res. Jardim Edite</text:p>
          </table:table-cell>
          <table:table-cell office:value-type="string">
            <text:p>Avenida Luis Carlos Berrine, 1877 - Brooklin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Ii - Itaim Paulista</text:p>
          </table:table-cell>
          <table:table-cell office:value-type="string">
            <text:p>Rua Doutor Almiro Leal Da Costa, 22 - Jd. Das Oliveiras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Grajau I</text:p>
          </table:table-cell>
          <table:table-cell office:value-type="string">
            <text:p>Rua Arribenhos, 38 - Jardim Varginha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Santo Amaro</text:p>
          </table:table-cell>
          <table:table-cell office:value-type="string">
            <text:p>Rua Padre Jose De Anchieta, 802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eas Santo Amaro</text:p>
          </table:table-cell>
          <table:table-cell office:value-type="string">
            <text:p>Rua Padre Jose De Anchieta, 802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ca Nosso Lar</text:p>
          </table:table-cell>
          <table:table-cell office:value-type="string">
            <text:p>Rua Augusto Avancini, 248 - Jd. S. Jorge Cep 05568-050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Cidade Tiradentes</text:p>
          </table:table-cell>
          <table:table-cell office:value-type="string">
            <text:p>Avenida Nascer Do Sol, 529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entro Pop Santo Amaro</text:p>
          </table:table-cell>
          <table:table-cell office:value-type="string">
            <text:p>Rua Promotor Gabriel Nettuzzi Peres, 81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Santana/tucuruvi</text:p>
          </table:table-cell>
          <table:table-cell office:value-type="string">
            <text:p>Avenida Direitos Humanos, 701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upervisao De Saude Do Butanta</text:p>
          </table:table-cell>
          <table:table-cell office:value-type="string">
            <text:p>Avenida Corifeu De Azevedo Marques, 3596 - Cep: 05340-000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ubprefeitura Itaim Paulista</text:p>
          </table:table-cell>
          <table:table-cell office:value-type="string">
            <text:p>Avenida Marechal Tito, 3012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Nci Sao Patricio</text:p>
          </table:table-cell>
          <table:table-cell office:value-type="string">
            <text:p>Avenida Otacilio Tomanik, 155 - Rio Pequeno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Ii - Mboi Mirim</text:p>
          </table:table-cell>
          <table:table-cell office:value-type="string">
            <text:p>Avenida Taquandava 17 Cidade Ipava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ubprefeitura Cidade Ademar</text:p>
          </table:table-cell>
          <table:table-cell office:value-type="string">
            <text:p>Avenida Yervant Kissajikian,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Iv - Mboi Mirim</text:p>
          </table:table-cell>
          <table:table-cell office:value-type="string">
            <text:p>Avenida Comendador Santana, 1932 Jardim Sao Jose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ubprefeitura Vila Prudente</text:p>
          </table:table-cell>
          <table:table-cell office:value-type="string">
            <text:p>Avenida Do Oratorio, 172 - Vila Prudente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Parque Do Carmo</text:p>
          </table:table-cell>
          <table:table-cell office:value-type="string">
            <text:p>Avenida Francisco Tranchesi, 483 Pq Do Carmo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eas Vila Prudente</text:p>
          </table:table-cell>
          <table:table-cell office:value-type="string">
            <text:p>Avenida Paes De Barros, 3345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Guaianases / Projesp</text:p>
          </table:table-cell>
          <table:table-cell office:value-type="string">
            <text:p>Estrada De Poa, 1740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eas Butanta</text:p>
          </table:table-cell>
          <table:table-cell office:value-type="string">
            <text:p>Ministro Laudo Ferreira De Camargo, 230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ubprefeitura Santo Amaro</text:p>
          </table:table-cell>
          <table:table-cell office:value-type="string">
            <text:p>Praca Floriano Peixoto, 54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Ubuntu</text:p>
          </table:table-cell>
          <table:table-cell office:value-type="string">
            <text:p>Rua Berilo Da Fonseca Neves, 87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Sao Rafael</text:p>
          </table:table-cell>
          <table:table-cell office:value-type="string">
            <text:p>Rua Cinira Polonio,371 /conjunto Promorar Rio Claro - Sao Ma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Sapopemba Iii (juta)</text:p>
          </table:table-cell>
          <table:table-cell office:value-type="string">
            <text:p>Rua Clenio Wanderley, 160 - Fazenda Da Juta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Autonomia</text:p>
          </table:table-cell>
          <table:table-cell office:value-type="string">
            <text:p>Rua Ernesto Gould, 406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Sapopemba Ii (jd Sinha)</text:p>
          </table:table-cell>
          <table:table-cell office:value-type="string">
            <text:p>Rua General Porfirio Da Paz, 1616 - Jd. Sinha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ubprefeitura Mooca</text:p>
          </table:table-cell>
          <table:table-cell office:value-type="string">
            <text:p>Rua Taquari, 549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Jose Bonifacio</text:p>
          </table:table-cell>
          <table:table-cell office:value-type="string">
            <text:p>Rua Alayde De Souza Costa, 276 Cj Jose Bonifacio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Campo Limpo</text:p>
          </table:table-cell>
          <table:table-cell office:value-type="string">
            <text:p>Rua Andrea Appiani, 182 - Parque Regina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Casa Da Familia</text:p>
          </table:table-cell>
          <table:table-cell office:value-type="string">
            <text:p>Rua Anisio Da Silveira Machado, 441 - Jd. Robru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Cidade Dutra I</text:p>
          </table:table-cell>
          <table:table-cell office:value-type="string">
            <text:p>Rua Antonio Febraio Filho, 53 - Pque Das Arvores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Cidade Dutra Ii</text:p>
          </table:table-cell>
          <table:table-cell office:value-type="string">
            <text:p>Rua Aquilino Goncalves Da Silva, 196 X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ca Vila Progresso</text:p>
          </table:table-cell>
          <table:table-cell office:value-type="string">
            <text:p>Rua Ardisia, 01 - Vila Progresso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Jardim Helena Ii</text:p>
          </table:table-cell>
          <table:table-cell office:value-type="string">
            <text:p>Rua Ascenso Fernandes, 976 - Parque Paulistno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entro Pop Santana/tucuruvi</text:p>
          </table:table-cell>
          <table:table-cell office:value-type="string">
            <text:p>Rua Banco Das Palmas, 361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Jacui I - Neuza Avelino</text:p>
          </table:table-cell>
          <table:table-cell office:value-type="string">
            <text:p>Rua Barao De Calera, 8-a - Vila Santa Ines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ca Nova Uniao</text:p>
          </table:table-cell>
          <table:table-cell office:value-type="string">
            <text:p>Rua Benedito Brandao, 06 C Uniao De Vila Nova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Cachoeirinha</text:p>
          </table:table-cell>
          <table:table-cell office:value-type="string">
            <text:p>Rua Brasiluso Lopes, 25- Jardim Peri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Maria Paola</text:p>
          </table:table-cell>
          <table:table-cell office:value-type="string">
            <text:p>Rua Canhoneira Iguatemi, 20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Itaquera</text:p>
          </table:table-cell>
          <table:table-cell office:value-type="string">
            <text:p>Rua Catarina Lopes, 345 Itaquera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Pirituba</text:p>
          </table:table-cell>
          <table:table-cell office:value-type="string">
            <text:p>Rua Conde Monterone, 269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Sao Luis I</text:p>
          </table:table-cell>
          <table:table-cell office:value-type="string">
            <text:p>Rua Durval Guerra De Azevedo, 531, Parque Santo Antonio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Nci Legiao Unida Da Sabedoria</text:p>
          </table:table-cell>
          <table:table-cell office:value-type="string">
            <text:p>Rua Edalberto Dos Santos, 30 Vila Piracicaba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I Cidade Ademar</text:p>
          </table:table-cell>
          <table:table-cell office:value-type="string">
            <text:p>Rua Fanfula, 195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Cambuci</text:p>
          </table:table-cell>
          <table:table-cell office:value-type="string">
            <text:p>Rua Francisco Justino De Azevedo, 79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Grajau Ii</text:p>
          </table:table-cell>
          <table:table-cell office:value-type="string">
            <text:p>Rua Francisco Montesuma, 95 - Pque Residencial Cocaia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Sao Lucas</text:p>
          </table:table-cell>
          <table:table-cell office:value-type="string">
            <text:p>Rua Jacaranda Preto, 233 - Jd. Panorama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Grajau Iv</text:p>
          </table:table-cell>
          <table:table-cell office:value-type="string">
            <text:p>Rua Joao Amos Comenius, 1109 - Jd. Sao Bernardo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Ii  - Cidade Ademar</text:p>
          </table:table-cell>
          <table:table-cell office:value-type="string">
            <text:p>Rua Jose Maria Homem De Montes, 26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Npj Sao Miguel</text:p>
          </table:table-cell>
          <table:table-cell office:value-type="string">
            <text:p>Rua Jose Pereira Cardoso, 183 - Sao Miguel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eas Campo Limpo</text:p>
          </table:table-cell>
          <table:table-cell office:value-type="string">
            <text:p>Rua Landolfo De Andrade, 200 - Parque Maria Helena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ubprefeitura Ipiranga</text:p>
          </table:table-cell>
          <table:table-cell office:value-type="string">
            <text:p>Rua Lino Coutinho, 444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ubprefeitura Pirituba/jaragua</text:p>
          </table:table-cell>
          <table:table-cell office:value-type="string">
            <text:p>Rua Luis Carneiro, 193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Iii - Mboi Mirim</text:p>
          </table:table-cell>
          <table:table-cell office:value-type="string">
            <text:p>Rua Marcelino Coelho, N 284 Jardim Angela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I - Mboi Mirim</text:p>
          </table:table-cell>
          <table:table-cell office:value-type="string">
            <text:p>Rua Nicolau Borboni 215 - Jardim Vera Cruz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ubprefeitura Campo Limpo</text:p>
          </table:table-cell>
          <table:table-cell office:value-type="string">
            <text:p>Rua Nossa Senhora Do Bom Conselho, 59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Sao Luis Ii</text:p>
          </table:table-cell>
          <table:table-cell office:value-type="string">
            <text:p>Rua Professor Antonio De Franco, 22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ca Vila Itaim</text:p>
          </table:table-cell>
          <table:table-cell office:value-type="string">
            <text:p>Rua Salinas De Mossoro, 197 Vila Itaim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Jardim Elisa Maria</text:p>
          </table:table-cell>
          <table:table-cell office:value-type="string">
            <text:p>Rua Sao Francisco Do Humaita, 107 - Pque Tiete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2</text:p>
          </table:table-cell>
          <table:table-cell office:value-type="string">
            <text:p>Rua Tapuirana, 63 - Jardim Sao Luis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Jardim Helena</text:p>
          </table:table-cell>
          <table:table-cell office:value-type="string">
            <text:p>Rua Tujumirim, 29 Jardim Helena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Grajau V</text:p>
          </table:table-cell>
          <table:table-cell office:value-type="string">
            <text:p>Rua Saturnino Lopes De Morais, 13, Jd. Zilda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Butanta</text:p>
          </table:table-cell>
          <table:table-cell office:value-type="string">
            <text:p>Avenida Junta Mizumoto, 591 - Jardim Peri-peri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Cachoeirinha</text:p>
          </table:table-cell>
          <table:table-cell office:value-type="string">
            <text:p>Avenida Imirim, 4328 - Imirim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Pinheiros</text:p>
          </table:table-cell>
          <table:table-cell office:value-type="string">
            <text:p>Rua Mourato Coelho, 104 - Pinheiros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Mooca</text:p>
          </table:table-cell>
          <table:table-cell office:value-type="string">
            <text:p>Rua Henrique Sertorio, 175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Cras Vila Prudente</text:p>
          </table:table-cell>
          <table:table-cell office:value-type="string">
            <text:p>Praca Padre Damiao, 102 - Vila Prudente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Capao Redondo Iii</text:p>
          </table:table-cell>
          <table:table-cell office:value-type="string">
            <text:p>Rua Professora Eunice Bechara De Oliveira 860 - Vila Fazzeon</text:p>
          </table:table-cell>
        </table:table-row>
        <table:table-row>
          <table:table-cell/>
          <table:table-cell office:value-type="string">
            <text:p>Smads</text:p>
          </table:table-cell>
          <table:table-cell office:value-type="string">
            <text:p>Sasf Capao Redondo</text:p>
          </table:table-cell>
          <table:table-cell office:value-type="string">
            <text:p>Rua Domingos Elias De Almeida 161 - Pq. Residencial Bandeira</text:p>
          </table:table-cell>
        </table:table-row>
        <table:table-row>
          <table:table-cell office:value-type="string">
            <text:p>11143</text:p>
          </table:table-cell>
          <table:table-cell office:value-type="string">
            <text:p>Sehab</text:p>
          </table:table-cell>
          <table:table-cell office:value-type="string">
            <text:p>ESPANHA - PARQUE DOS BUFALOS - COND AVILA (LOTE 1)</text:p>
          </table:table-cell>
          <table:table-cell/>
        </table:table-row>
        <table:table-row>
          <table:table-cell office:value-type="string">
            <text:p>11135</text:p>
          </table:table-cell>
          <table:table-cell office:value-type="string">
            <text:p>Sehab</text:p>
          </table:table-cell>
          <table:table-cell office:value-type="string">
            <text:p>ESPANHA - PARQUE DOS BUFALOS - COND IBIZA (LOTE 5)</text:p>
          </table:table-cell>
          <table:table-cell/>
        </table:table-row>
        <table:table-row>
          <table:table-cell office:value-type="string">
            <text:p>11136</text:p>
          </table:table-cell>
          <table:table-cell office:value-type="string">
            <text:p>Sehab</text:p>
          </table:table-cell>
          <table:table-cell office:value-type="string">
            <text:p>ESPANHA - PARQUE DOS BUFALOS - COND SALAMANCA (LOTE 13)</text:p>
          </table:table-cell>
          <table:table-cell/>
        </table:table-row>
        <table:table-row>
          <table:table-cell office:value-type="string">
            <text:p>11131</text:p>
          </table:table-cell>
          <table:table-cell office:value-type="string">
            <text:p>Sehab</text:p>
          </table:table-cell>
          <table:table-cell office:value-type="string">
            <text:p>ESPANHA - PARQUE DOS BUFALOS - COND VALENCIA (LOTE 11)</text:p>
          </table:table-cell>
          <table:table-cell/>
        </table:table-row>
        <table:table-row>
          <table:table-cell office:value-type="string">
            <text:p>11128</text:p>
          </table:table-cell>
          <table:table-cell office:value-type="string">
            <text:p>Sehab</text:p>
          </table:table-cell>
          <table:table-cell office:value-type="string">
            <text:p>ESPANHA - PARQUE DOS BUFALOS - COND VALVERDE (LOTE 10)</text:p>
          </table:table-cell>
          <table:table-cell/>
        </table:table-row>
        <table:table-row>
          <table:table-cell office:value-type="string">
            <text:p>11130</text:p>
          </table:table-cell>
          <table:table-cell office:value-type="string">
            <text:p>Sehab</text:p>
          </table:table-cell>
          <table:table-cell office:value-type="string">
            <text:p>ESPANHA - PARQUE DOS BUFALOS - COND CEUTA (LOTE 4)</text:p>
          </table:table-cell>
          <table:table-cell/>
        </table:table-row>
        <table:table-row>
          <table:table-cell office:value-type="string">
            <text:p>11142</text:p>
          </table:table-cell>
          <table:table-cell office:value-type="string">
            <text:p>Sehab</text:p>
          </table:table-cell>
          <table:table-cell office:value-type="string">
            <text:p>ESPANHA - PARQUE DOS BUFALOS - COND LEAO (LOTE 6)</text:p>
          </table:table-cell>
          <table:table-cell/>
        </table:table-row>
        <table:table-row>
          <table:table-cell office:value-type="string">
            <text:p>11127</text:p>
          </table:table-cell>
          <table:table-cell office:value-type="string">
            <text:p>Sehab</text:p>
          </table:table-cell>
          <table:table-cell office:value-type="string">
            <text:p>ESPANHA - PARQUE DOS BUFALOS - COND MELILLA (LOTE 8)</text:p>
          </table:table-cell>
          <table:table-cell/>
        </table:table-row>
        <table:table-row>
          <table:table-cell office:value-type="string">
            <text:p>11138</text:p>
          </table:table-cell>
          <table:table-cell office:value-type="string">
            <text:p>Sehab</text:p>
          </table:table-cell>
          <table:table-cell office:value-type="string">
            <text:p>ESPANHA - PARQUE DOS BUFALOS - COND PAMPLONA (LOTE 14)</text:p>
          </table:table-cell>
          <table:table-cell/>
        </table:table-row>
        <table:table-row>
          <table:table-cell office:value-type="string">
            <text:p>11139</text:p>
          </table:table-cell>
          <table:table-cell office:value-type="string">
            <text:p>Sehab</text:p>
          </table:table-cell>
          <table:table-cell office:value-type="string">
            <text:p>ESPANHA - PARQUE DOS BUFALOS - COND TERUEL (LOTE 9)</text:p>
          </table:table-cell>
          <table:table-cell/>
        </table:table-row>
        <table:table-row>
          <table:table-cell office:value-type="string">
            <text:p>11022</text:p>
          </table:table-cell>
          <table:table-cell office:value-type="string">
            <text:p>Sehab</text:p>
          </table:table-cell>
          <table:table-cell office:value-type="string">
            <text:p>PEDRO BRASIL</text:p>
          </table:table-cell>
          <table:table-cell/>
        </table:table-row>
        <table:table-row>
          <table:table-cell office:value-type="string">
            <text:p>11002</text:p>
          </table:table-cell>
          <table:table-cell office:value-type="string">
            <text:p>Sehab</text:p>
          </table:table-cell>
          <table:table-cell office:value-type="string">
            <text:p>Asdrubal do Nascimento</text:p>
          </table:table-cell>
          <table:table-cell/>
        </table:table-row>
        <table:table-row>
          <table:table-cell office:value-type="string">
            <text:p>11034</text:p>
          </table:table-cell>
          <table:table-cell office:value-type="string">
            <text:p>Sehab</text:p>
          </table:table-cell>
          <table:table-cell office:value-type="string">
            <text:p>LAJEADO A B C</text:p>
          </table:table-cell>
          <table:table-cell/>
        </table:table-row>
        <table:table-row>
          <table:table-cell office:value-type="string">
            <text:p>11044</text:p>
          </table:table-cell>
          <table:table-cell office:value-type="string">
            <text:p>Sehab</text:p>
          </table:table-cell>
          <table:table-cell office:value-type="string">
            <text:p>HELIOPOLIS - SABESP 1 - GAIVOTAS</text:p>
          </table:table-cell>
          <table:table-cell/>
        </table:table-row>
        <table:table-row>
          <table:table-cell office:value-type="string">
            <text:p>11133</text:p>
          </table:table-cell>
          <table:table-cell office:value-type="string">
            <text:p>Sehab</text:p>
          </table:table-cell>
          <table:table-cell office:value-type="string">
            <text:p>Jardim Edite I</text:p>
          </table:table-cell>
          <table:table-cell/>
        </table:table-row>
        <table:table-row>
          <table:table-cell office:value-type="string">
            <text:p>11134</text:p>
          </table:table-cell>
          <table:table-cell office:value-type="string">
            <text:p>Sehab</text:p>
          </table:table-cell>
          <table:table-cell office:value-type="string">
            <text:p>Jardim Edite II</text:p>
          </table:table-cell>
          <table:table-cell/>
        </table:table-row>
        <table:table-row>
          <table:table-cell office:value-type="string">
            <text:p>11145</text:p>
          </table:table-cell>
          <table:table-cell office:value-type="string">
            <text:p>Sehab</text:p>
          </table:table-cell>
          <table:table-cell office:value-type="string">
            <text:p>Corruiras</text:p>
          </table:table-cell>
          <table:table-cell/>
        </table:table-row>
        <table:table-row>
          <table:table-cell office:value-type="string">
            <text:p>11086</text:p>
          </table:table-cell>
          <table:table-cell office:value-type="string">
            <text:p>Sehab</text:p>
          </table:table-cell>
          <table:table-cell office:value-type="string">
            <text:p>CHÃCARA DO CONDE GLEBA 01</text:p>
          </table:table-cell>
          <table:table-cell/>
        </table:table-row>
        <table:table-row>
          <table:table-cell office:value-type="string">
            <text:p>11012</text:p>
          </table:table-cell>
          <table:table-cell office:value-type="string">
            <text:p>Sehab</text:p>
          </table:table-cell>
          <table:table-cell office:value-type="string">
            <text:p>Jardim Japão</text:p>
          </table:table-cell>
          <table:table-cell/>
        </table:table-row>
        <table:table-row>
          <table:table-cell office:value-type="string">
            <text:p>11129</text:p>
          </table:table-cell>
          <table:table-cell office:value-type="string">
            <text:p>Sehab</text:p>
          </table:table-cell>
          <table:table-cell office:value-type="string">
            <text:p>Boqueirão</text:p>
          </table:table-cell>
          <table:table-cell/>
        </table:table-row>
        <table:table-row>
          <table:table-cell office:value-type="string">
            <text:p>11132</text:p>
          </table:table-cell>
          <table:table-cell office:value-type="string">
            <text:p>Sehab</text:p>
          </table:table-cell>
          <table:table-cell office:value-type="string">
            <text:p>Camarazal I</text:p>
          </table:table-cell>
          <table:table-cell/>
        </table:table-row>
        <table:table-row>
          <table:table-cell office:value-type="string">
            <text:p>11137</text:p>
          </table:table-cell>
          <table:table-cell office:value-type="string">
            <text:p>Sehab</text:p>
          </table:table-cell>
          <table:table-cell office:value-type="string">
            <text:p>Nova Esperança</text:p>
          </table:table-cell>
          <table:table-cell/>
        </table:table-row>
        <table:table-row>
          <table:table-cell office:value-type="string">
            <text:p>11140</text:p>
          </table:table-cell>
          <table:table-cell office:value-type="string">
            <text:p>Sehab</text:p>
          </table:table-cell>
          <table:table-cell office:value-type="string">
            <text:p>Eucaliptos</text:p>
          </table:table-cell>
          <table:table-cell/>
        </table:table-row>
        <table:table-row>
          <table:table-cell office:value-type="string">
            <text:p>11043</text:p>
          </table:table-cell>
          <table:table-cell office:value-type="string">
            <text:p>Sehab</text:p>
          </table:table-cell>
          <table:table-cell office:value-type="string">
            <text:p>Heliópolis</text:p>
          </table:table-cell>
          <table:table-cell/>
        </table:table-row>
        <table:table-row>
          <table:table-cell office:value-type="string">
            <text:p>15100</text:p>
          </table:table-cell>
          <table:table-cell office:value-type="string">
            <text:p>Amlurb</text:p>
          </table:table-cell>
          <table:table-cell office:value-type="string">
            <text:p>COOPERE CENTRO</text:p>
          </table:table-cell>
          <table:table-cell office:value-type="string">
            <text:p>Avenida dos Estados, 300 - Canindé</text:p>
          </table:table-cell>
        </table:table-row>
        <table:table-row>
          <table:table-cell office:value-type="string">
            <text:p>15101</text:p>
          </table:table-cell>
          <table:table-cell office:value-type="string">
            <text:p>Amlurb</text:p>
          </table:table-cell>
          <table:table-cell office:value-type="string">
            <text:p>COOPERCAPS - CAPELA DO SOCORRO</text:p>
          </table:table-cell>
          <table:table-cell office:value-type="string">
            <text:p>Av. João Paulo da Silva, 48 - Vila da Paz</text:p>
          </table:table-cell>
        </table:table-row>
        <table:table-row>
          <table:table-cell office:value-type="string">
            <text:p>15102</text:p>
          </table:table-cell>
          <table:table-cell office:value-type="string">
            <text:p>Amlurb</text:p>
          </table:table-cell>
          <table:table-cell office:value-type="string">
            <text:p>COOPERCAPS - PARAIS??POLIS</text:p>
          </table:table-cell>
          <table:table-cell office:value-type="string">
            <text:p>Rua Irapará, 151 - Vila Andrade</text:p>
          </table:table-cell>
        </table:table-row>
        <table:table-row>
          <table:table-cell office:value-type="string">
            <text:p>15103</text:p>
          </table:table-cell>
          <table:table-cell office:value-type="string">
            <text:p>Amlurb</text:p>
          </table:table-cell>
          <table:table-cell office:value-type="string">
            <text:p>RAINHA DA RECICLAGEM</text:p>
          </table:table-cell>
          <table:table-cell office:value-type="string">
            <text:p>Rua Japichaua, 596 - Jardim Matarazzo</text:p>
          </table:table-cell>
        </table:table-row>
        <table:table-row>
          <table:table-cell office:value-type="string">
            <text:p>15104</text:p>
          </table:table-cell>
          <table:table-cell office:value-type="string">
            <text:p>Amlurb</text:p>
          </table:table-cell>
          <table:table-cell office:value-type="string">
            <text:p>CRESCER</text:p>
          </table:table-cell>
          <table:table-cell office:value-type="string">
            <text:p>Rua Marina Ciufuli Zanfelice, 289 - Lapa</text:p>
          </table:table-cell>
        </table:table-row>
        <table:table-row>
          <table:table-cell office:value-type="string">
            <text:p>15105</text:p>
          </table:table-cell>
          <table:table-cell office:value-type="string">
            <text:p>Amlurb</text:p>
          </table:table-cell>
          <table:table-cell office:value-type="string">
            <text:p>RECIFAVELA</text:p>
          </table:table-cell>
          <table:table-cell office:value-type="string">
            <text:p>Rua Capitão Pacheco e Chaves, 108 - Vila Prudente</text:p>
          </table:table-cell>
        </table:table-row>
        <table:table-row>
          <table:table-cell office:value-type="string">
            <text:p>26489</text:p>
          </table:table-cell>
          <table:table-cell office:value-type="string">
            <text:p>Entidade</text:p>
          </table:table-cell>
          <table:table-cell office:value-type="string">
            <text:p>ASS.MOR. VILA DA PAZ</text:p>
          </table:table-cell>
          <table:table-cell office:value-type="string">
            <text:p>Rua Rio Madeira, 167 - Vila da Paz ??? Intelargos</text:p>
          </table:table-cell>
        </table:table-row>
        <table:table-row>
          <table:table-cell office:value-type="string">
            <text:p>26482</text:p>
          </table:table-cell>
          <table:table-cell office:value-type="string">
            <text:p>Entidade</text:p>
          </table:table-cell>
          <table:table-cell office:value-type="string">
            <text:p>Bila Bela</text:p>
          </table:table-cell>
          <table:table-cell office:value-type="string">
            <text:p>Rua Pedro Medeiros</text:p>
          </table:table-cell>
        </table:table-row>
        <table:table-row>
          <table:table-cell office:value-type="string">
            <text:p>26483</text:p>
          </table:table-cell>
          <table:table-cell office:value-type="string">
            <text:p>Entidade</text:p>
          </table:table-cell>
          <table:table-cell office:value-type="string">
            <text:p>Vila São João</text:p>
          </table:table-cell>
          <table:table-cell office:value-type="string">
            <text:p>Rua georgina Mongruel, 49 - Jardim Iaguatemir - Saão Mateus</text:p>
          </table:table-cell>
        </table:table-row>
        <table:table-row>
          <table:table-cell office:value-type="string">
            <text:p>26485</text:p>
          </table:table-cell>
          <table:table-cell office:value-type="string">
            <text:p>Entidade</text:p>
          </table:table-cell>
          <table:table-cell office:value-type="string">
            <text:p>Vila Progresso</text:p>
          </table:table-cell>
          <table:table-cell office:value-type="string">
            <text:p>Rua Albertina de Medeiros, 1287-A</text:p>
          </table:table-cell>
        </table:table-row>
        <table:table-row>
          <table:table-cell office:value-type="string">
            <text:p>26486</text:p>
          </table:table-cell>
          <table:table-cell office:value-type="string">
            <text:p>Entidade</text:p>
          </table:table-cell>
          <table:table-cell office:value-type="string">
            <text:p>Jardim Sapopemba</text:p>
          </table:table-cell>
          <table:table-cell office:value-type="string">
            <text:p>Rua Leonardo de Oliveira, 159 - Jardim Sapopemba</text:p>
          </table:table-cell>
        </table:table-row>
        <table:table-row>
          <table:table-cell office:value-type="string">
            <text:p>26487</text:p>
          </table:table-cell>
          <table:table-cell office:value-type="string">
            <text:p>Entidade</text:p>
          </table:table-cell>
          <table:table-cell office:value-type="string">
            <text:p>Jardim Elba</text:p>
          </table:table-cell>
          <table:table-cell office:value-type="string">
            <text:p>Rua Serra de Capivaraçu, 274 - Jardim Elba - Sapopemba</text:p>
          </table:table-cell>
        </table:table-row>
        <table:table-row>
          <table:table-cell office:value-type="string">
            <text:p>26488</text:p>
          </table:table-cell>
          <table:table-cell office:value-type="string">
            <text:p>Entidade</text:p>
          </table:table-cell>
          <table:table-cell office:value-type="string">
            <text:p>Conjunto Josáe Bonifácio</text:p>
          </table:table-cell>
          <table:table-cell office:value-type="string">
            <text:p>Rua Albertino Rasconi, 69 - Conj. José Bonifácio - Itaquera</text:p>
          </table:table-cell>
        </table:table-row>
        <table:table-row>
          <table:table-cell office:value-type="string">
            <text:p>26535</text:p>
          </table:table-cell>
          <table:table-cell office:value-type="string">
            <text:p>Entidade</text:p>
          </table:table-cell>
          <table:table-cell office:value-type="string">
            <text:p>Cohab II</text:p>
          </table:table-cell>
          <table:table-cell office:value-type="string">
            <text:p>Rua Arturo Vital, 78</text:p>
          </table:table-cell>
        </table:table-row>
        <table:table-row>
          <table:table-cell office:value-type="string">
            <text:p>26536</text:p>
          </table:table-cell>
          <table:table-cell office:value-type="string">
            <text:p>Entidade</text:p>
          </table:table-cell>
          <table:table-cell office:value-type="string">
            <text:p>Guaçu</text:p>
          </table:table-cell>
          <table:table-cell office:value-type="string">
            <text:p>Rua Guaçu, 622 - Jardim Acarati</text:p>
          </table:table-cell>
        </table:table-row>
        <table:table-row>
          <table:table-cell office:value-type="string">
            <text:p>26537</text:p>
          </table:table-cell>
          <table:table-cell office:value-type="string">
            <text:p>Entidade</text:p>
          </table:table-cell>
          <table:table-cell office:value-type="string">
            <text:p>Jardim Guarujá/Jardim São Bento</text:p>
          </table:table-cell>
          <table:table-cell office:value-type="string">
            <text:p>Rua Nogueira do Cravo, 500 - Jardim Guarujá</text:p>
          </table:table-cell>
        </table:table-row>
        <table:table-row>
          <table:table-cell office:value-type="string">
            <text:p>26538</text:p>
          </table:table-cell>
          <table:table-cell office:value-type="string">
            <text:p>Entidade</text:p>
          </table:table-cell>
          <table:table-cell office:value-type="string">
            <text:p>Capitao salomão</text:p>
          </table:table-cell>
          <table:table-cell office:value-type="string">
            <text:p>Rua Capitão Salomão, 55 - Paissandú</text:p>
          </table:table-cell>
        </table:table-row>
        <table:table-row>
          <table:table-cell office:value-type="string">
            <text:p>26539</text:p>
          </table:table-cell>
          <table:table-cell office:value-type="string">
            <text:p>Entidade</text:p>
          </table:table-cell>
          <table:table-cell office:value-type="string">
            <text:p>Butantã ll. Jd Raposo Tavares.</text:p>
          </table:table-cell>
          <table:table-cell office:value-type="string">
            <text:p>Rua Carlos Farias 390, Jd. Raposo Tavares.SP</text:p>
          </table:table-cell>
        </table:table-row>
        <table:table-row>
          <table:table-cell office:value-type="string">
            <text:p>26540</text:p>
          </table:table-cell>
          <table:table-cell office:value-type="string">
            <text:p>Entidade</text:p>
          </table:table-cell>
          <table:table-cell office:value-type="string">
            <text:p>Vila Bela</text:p>
          </table:table-cell>
          <table:table-cell office:value-type="string">
            <text:p>Rua Pedro de Medeiros, 521 - Vila Bela</text:p>
          </table:table-cell>
        </table:table-row>
        <table:table-row>
          <table:table-cell office:value-type="string">
            <text:p>29548</text:p>
          </table:table-cell>
          <table:table-cell office:value-type="string">
            <text:p>Entidade</text:p>
          </table:table-cell>
          <table:table-cell office:value-type="string">
            <text:p>Paróquia São Francisco de Assis</text:p>
          </table:table-cell>
          <table:table-cell office:value-type="string">
            <text:p>Rua Luar do Sertão, 07, Valo Velho- Capão Redondo</text:p>
          </table:table-cell>
        </table:table-row>
        <table:table-row>
          <table:table-cell office:value-type="string">
            <text:p>23339</text:p>
          </table:table-cell>
          <table:table-cell office:value-type="string">
            <text:p>Entidade</text:p>
          </table:table-cell>
          <table:table-cell office:value-type="string">
            <text:p>FLM</text:p>
          </table:table-cell>
          <table:table-cell office:value-type="string">
            <text:p>Rua Maua, 340</text:p>
          </table:table-cell>
        </table:table-row>
        <table:table-row>
          <table:table-cell office:value-type="string">
            <text:p>23392</text:p>
          </table:table-cell>
          <table:table-cell office:value-type="string">
            <text:p>Entidade</text:p>
          </table:table-cell>
          <table:table-cell office:value-type="string">
            <text:p>Brasilândia B7 e B8</text:p>
          </table:table-cell>
          <table:table-cell office:value-type="string">
            <text:p>Rua Santos Dias, 12</text:p>
          </table:table-cell>
        </table:table-row>
        <table:table-row>
          <table:table-cell office:value-type="string">
            <text:p>23412</text:p>
          </table:table-cell>
          <table:table-cell office:value-type="string">
            <text:p>Entidade</text:p>
          </table:table-cell>
          <table:table-cell office:value-type="string">
            <text:p>Direitos Humanos</text:p>
          </table:table-cell>
          <table:table-cell office:value-type="string">
            <text:p>Rua Conselheiro Moreira de Barros, 3161- Lauzane Paulista</text:p>
          </table:table-cell>
        </table:table-row>
        <table:table-row>
          <table:table-cell office:value-type="string">
            <text:p>23414</text:p>
          </table:table-cell>
          <table:table-cell office:value-type="string">
            <text:p>Entidade</text:p>
          </table:table-cell>
          <table:table-cell office:value-type="string">
            <text:p>Promorar Teotônio / Sapopemba</text:p>
          </table:table-cell>
          <table:table-cell office:value-type="string">
            <text:p>Arquiteto Vila Nova Artigas 366</text:p>
          </table:table-cell>
        </table:table-row>
        <table:table-row>
          <table:table-cell office:value-type="string">
            <text:p>23415</text:p>
          </table:table-cell>
          <table:table-cell office:value-type="string">
            <text:p>Entidade</text:p>
          </table:table-cell>
          <table:table-cell office:value-type="string">
            <text:p>Assoc.Estado do Amazonas Inhumas</text:p>
          </table:table-cell>
          <table:table-cell office:value-type="string">
            <text:p>Rua José Ramiro Sobrinho, 11 - Jardim Imperador</text:p>
          </table:table-cell>
        </table:table-row>
        <table:table-row>
          <table:table-cell office:value-type="string">
            <text:p>23417</text:p>
          </table:table-cell>
          <table:table-cell office:value-type="string">
            <text:p>Entidade</text:p>
          </table:table-cell>
          <table:table-cell office:value-type="string">
            <text:p>Santo Eduardo</text:p>
          </table:table-cell>
          <table:table-cell office:value-type="string">
            <text:p>Rua Itanhomi, 657- Vila Formosa</text:p>
          </table:table-cell>
        </table:table-row>
        <table:table-row>
          <table:table-cell office:value-type="string">
            <text:p>23418</text:p>
          </table:table-cell>
          <table:table-cell office:value-type="string">
            <text:p>Entidade</text:p>
          </table:table-cell>
          <table:table-cell office:value-type="string">
            <text:p>OCUPA????O DA TORRE</text:p>
          </table:table-cell>
          <table:table-cell office:value-type="string">
            <text:p>Rua Antonio de Padua Dias</text:p>
          </table:table-cell>
        </table:table-row>
        <table:table-row>
          <table:table-cell office:value-type="string">
            <text:p>23419</text:p>
          </table:table-cell>
          <table:table-cell office:value-type="string">
            <text:p>Entidade</text:p>
          </table:table-cell>
          <table:table-cell office:value-type="string">
            <text:p>COMUNIDADE ITAQUERA</text:p>
          </table:table-cell>
          <table:table-cell office:value-type="string">
            <text:p>Rua Chubei Takahashi 650</text:p>
          </table:table-cell>
        </table:table-row>
        <table:table-row>
          <table:table-cell office:value-type="string">
            <text:p>30100</text:p>
          </table:table-cell>
          <table:table-cell office:value-type="string">
            <text:p>Entidade</text:p>
          </table:table-cell>
          <table:table-cell/>
          <table:table-cell office:value-type="string">
            <text:p>Rua Ovídio Lopes, 253 ??? Ermelino Matarazzo</text:p>
          </table:table-cell>
        </table:table-row>
        <table:table-row>
          <table:table-cell office:value-type="string">
            <text:p>28541</text:p>
          </table:table-cell>
          <table:table-cell office:value-type="string">
            <text:p>Entidade</text:p>
          </table:table-cell>
          <table:table-cell office:value-type="string">
            <text:p>Boraceia</text:p>
          </table:table-cell>
          <table:table-cell office:value-type="string">
            <text:p>Rua barra da areia 60, Jd Brasil</text:p>
          </table:table-cell>
        </table:table-row>
        <table:table-row>
          <table:table-cell office:value-type="string">
            <text:p>28542</text:p>
          </table:table-cell>
          <table:table-cell office:value-type="string">
            <text:p>Entidade</text:p>
          </table:table-cell>
          <table:table-cell office:value-type="string">
            <text:p>Ceu Paz</text:p>
          </table:table-cell>
          <table:table-cell office:value-type="string">
            <text:p>Rua Baltasar Abadal, 33 - Vila Santista,</text:p>
          </table:table-cell>
        </table:table-row>
        <table:table-row>
          <table:table-cell office:value-type="string">
            <text:p>28543</text:p>
          </table:table-cell>
          <table:table-cell office:value-type="string">
            <text:p>Entidade</text:p>
          </table:table-cell>
          <table:table-cell office:value-type="string">
            <text:p>Vila Brasil</text:p>
          </table:table-cell>
          <table:table-cell office:value-type="string">
            <text:p>R. Ten. Sotomano, 1209 - Jardim Brasil,</text:p>
          </table:table-cell>
        </table:table-row>
        <table:table-row>
          <table:table-cell office:value-type="string">
            <text:p>28544</text:p>
          </table:table-cell>
          <table:table-cell office:value-type="string">
            <text:p>Entidade</text:p>
          </table:table-cell>
          <table:table-cell office:value-type="string">
            <text:p>Estrela Azul</text:p>
          </table:table-cell>
          <table:table-cell office:value-type="string">
            <text:p>Rua Estrela Azul, 75-B, 08180-200</text:p>
          </table:table-cell>
        </table:table-row>
        <table:table-row>
          <table:table-cell office:value-type="string">
            <text:p>28545</text:p>
          </table:table-cell>
          <table:table-cell office:value-type="string">
            <text:p>Entidade</text:p>
          </table:table-cell>
          <table:table-cell office:value-type="string">
            <text:p>Vila Laura</text:p>
          </table:table-cell>
          <table:table-cell office:value-type="string">
            <text:p>Rua Manuel Rodrigues Santiago, Jardim Laura, 08142-235</text:p>
          </table:table-cell>
        </table:table-row>
        <table:table-row>
          <table:table-cell office:value-type="string">
            <text:p>28546</text:p>
          </table:table-cell>
          <table:table-cell office:value-type="string">
            <text:p>Entidade</text:p>
          </table:table-cell>
          <table:table-cell office:value-type="string">
            <text:p>Vila Progresso</text:p>
          </table:table-cell>
          <table:table-cell office:value-type="string">
            <text:p>Rua Antonio Camacho, 287, São Miguel Paulista</text:p>
          </table:table-cell>
        </table:table-row>
        <table:table-row>
          <table:table-cell office:value-type="string">
            <text:p>28547</text:p>
          </table:table-cell>
          <table:table-cell office:value-type="string">
            <text:p>Entidade</text:p>
          </table:table-cell>
          <table:table-cell office:value-type="string">
            <text:p>Jd. Das Oliveiras</text:p>
          </table:table-cell>
          <table:table-cell office:value-type="string">
            <text:p>Rua Felipe Cassiano, 151, Jd. Senice, 08150-540</text:p>
          </table:table-cell>
        </table:table-row>
        <table:table-row>
          <table:table-cell office:value-type="string">
            <text:p>28114</text:p>
          </table:table-cell>
          <table:table-cell office:value-type="string">
            <text:p>Entidade</text:p>
          </table:table-cell>
          <table:table-cell office:value-type="string">
            <text:p>MARISTELA</text:p>
          </table:table-cell>
          <table:table-cell office:value-type="string">
            <text:p>RUA SEBASTI??O SARMENTO MENA, 58, JD. MARISTELA</text:p>
          </table:table-cell>
        </table:table-row>
        <table:table-row>
          <table:table-cell office:value-type="string">
            <text:p>22491</text:p>
          </table:table-cell>
          <table:table-cell office:value-type="string">
            <text:p>Entidade</text:p>
          </table:table-cell>
          <table:table-cell office:value-type="string">
            <text:p>Morro do Pel</text:p>
          </table:table-cell>
          <table:table-cell office:value-type="string">
            <text:p>Rua Pindamonhangaba, 244</text:p>
          </table:table-cell>
        </table:table-row>
        <table:table-row>
          <table:table-cell office:value-type="string">
            <text:p>22492</text:p>
          </table:table-cell>
          <table:table-cell office:value-type="string">
            <text:p>Entidade</text:p>
          </table:table-cell>
          <table:table-cell office:value-type="string">
            <text:p>Haiti</text:p>
          </table:table-cell>
          <table:table-cell office:value-type="string">
            <text:p>Rua Pindamonhangaba, 244</text:p>
          </table:table-cell>
        </table:table-row>
        <table:table-row>
          <table:table-cell office:value-type="string">
            <text:p>22493</text:p>
          </table:table-cell>
          <table:table-cell office:value-type="string">
            <text:p>Entidade</text:p>
          </table:table-cell>
          <table:table-cell office:value-type="string">
            <text:p>Presidente Wilson</text:p>
          </table:table-cell>
          <table:table-cell office:value-type="string">
            <text:p>Rua Pindamonhangaba, 244</text:p>
          </table:table-cell>
        </table:table-row>
        <table:table-row>
          <table:table-cell office:value-type="string">
            <text:p>22493</text:p>
          </table:table-cell>
          <table:table-cell office:value-type="string">
            <text:p>Entidade</text:p>
          </table:table-cell>
          <table:table-cell office:value-type="string">
            <text:p>Viela Santa Terezinha</text:p>
          </table:table-cell>
          <table:table-cell office:value-type="string">
            <text:p>Rua Pindamonhangaba, 244</text:p>
          </table:table-cell>
        </table:table-row>
        <table:table-row>
          <table:table-cell office:value-type="string">
            <text:p>22494</text:p>
          </table:table-cell>
          <table:table-cell office:value-type="string">
            <text:p>Entidade</text:p>
          </table:table-cell>
          <table:table-cell office:value-type="string">
            <text:p>Ilha das Cobras</text:p>
          </table:table-cell>
          <table:table-cell office:value-type="string">
            <text:p>Rua Pindamonhangaba, 244</text:p>
          </table:table-cell>
        </table:table-row>
        <table:table-row>
          <table:table-cell office:value-type="string">
            <text:p>24418</text:p>
          </table:table-cell>
          <table:table-cell office:value-type="string">
            <text:p>Entidade</text:p>
          </table:table-cell>
          <table:table-cell office:value-type="string">
            <text:p>Vila Mirante</text:p>
          </table:table-cell>
          <table:table-cell office:value-type="string">
            <text:p>Rua Barão de Suassuna, 65 - Jd Sidney</text:p>
          </table:table-cell>
        </table:table-row>
        <table:table-row>
          <table:table-cell office:value-type="string">
            <text:p>24419</text:p>
          </table:table-cell>
          <table:table-cell office:value-type="string">
            <text:p>Entidade</text:p>
          </table:table-cell>
          <table:table-cell office:value-type="string">
            <text:p>Associação comunitária habitacional guerreiros da vila da paz</text:p>
          </table:table-cell>
          <table:table-cell office:value-type="string">
            <text:p>Rua ilha da vitoria 88, Perus</text:p>
          </table:table-cell>
        </table:table-row>
        <table:table-row>
          <table:table-cell office:value-type="string">
            <text:p>24420</text:p>
          </table:table-cell>
          <table:table-cell office:value-type="string">
            <text:p>Entidade</text:p>
          </table:table-cell>
          <table:table-cell office:value-type="string">
            <text:p>Jardim Vivian</text:p>
          </table:table-cell>
          <table:table-cell office:value-type="string">
            <text:p>Rua Antônio da Silva Guimarães,259, Jardim Cidade Pirituba</text:p>
          </table:table-cell>
        </table:table-row>
        <table:table-row>
          <table:table-cell office:value-type="string">
            <text:p>24421</text:p>
          </table:table-cell>
          <table:table-cell office:value-type="string">
            <text:p>Entidade</text:p>
          </table:table-cell>
          <table:table-cell office:value-type="string">
            <text:p>Jd Moreno</text:p>
          </table:table-cell>
          <table:table-cell office:value-type="string">
            <text:p>Rua Aba 23A, Jd Moreno</text:p>
          </table:table-cell>
        </table:table-row>
        <table:table-row>
          <table:table-cell office:value-type="string">
            <text:p>24422</text:p>
          </table:table-cell>
          <table:table-cell office:value-type="string">
            <text:p>Entidade</text:p>
          </table:table-cell>
          <table:table-cell office:value-type="string">
            <text:p>Cidade de Abril</text:p>
          </table:table-cell>
          <table:table-cell office:value-type="string">
            <text:p>Rua Francisco Cunha Meneses 36 A</text:p>
          </table:table-cell>
        </table:table-row>
        <table:table-row>
          <table:table-cell office:value-type="string">
            <text:p>24423</text:p>
          </table:table-cell>
          <table:table-cell office:value-type="string">
            <text:p>Entidade</text:p>
          </table:table-cell>
          <table:table-cell office:value-type="string">
            <text:p>Jardim Shangrila</text:p>
          </table:table-cell>
          <table:table-cell office:value-type="string">
            <text:p>Rua Francisco Cunha Meneses 36 A</text:p>
          </table:table-cell>
        </table:table-row>
        <table:table-row>
          <table:table-cell office:value-type="string">
            <text:p>24424</text:p>
          </table:table-cell>
          <table:table-cell office:value-type="string">
            <text:p>Entidade</text:p>
          </table:table-cell>
          <table:table-cell office:value-type="string">
            <text:p>Jardim Carumbé</text:p>
          </table:table-cell>
          <table:table-cell office:value-type="string">
            <text:p>Rua Francisco Cunha Meneses 36 A</text:p>
          </table:table-cell>
        </table:table-row>
        <table:table-row>
          <table:table-cell office:value-type="string">
            <text:p>24425</text:p>
          </table:table-cell>
          <table:table-cell office:value-type="string">
            <text:p>Entidade</text:p>
          </table:table-cell>
          <table:table-cell office:value-type="string">
            <text:p>Jardim Líder</text:p>
          </table:table-cell>
          <table:table-cell office:value-type="string">
            <text:p>Rua Francisco Cunha Meneses 36 A</text:p>
          </table:table-cell>
        </table:table-row>
        <table:table-row>
          <table:table-cell office:value-type="string">
            <text:p>24426</text:p>
          </table:table-cell>
          <table:table-cell office:value-type="string">
            <text:p>Entidade</text:p>
          </table:table-cell>
          <table:table-cell office:value-type="string">
            <text:p>Bom retiro</text:p>
          </table:table-cell>
          <table:table-cell office:value-type="string">
            <text:p>Rua Francisco Cunha Meneses 36 A</text:p>
          </table:table-cell>
        </table:table-row>
        <table:table-row>
          <table:table-cell office:value-type="string">
            <text:p>24427</text:p>
          </table:table-cell>
          <table:table-cell office:value-type="string">
            <text:p>Entidade</text:p>
          </table:table-cell>
          <table:table-cell office:value-type="string">
            <text:p>Vila Nossa Senhora do Retiro</text:p>
          </table:table-cell>
          <table:table-cell office:value-type="string">
            <text:p>Rua Francisco Cunha Meneses 36 A</text:p>
          </table:table-cell>
        </table:table-row>
        <table:table-row>
          <table:table-cell office:value-type="string">
            <text:p>24428</text:p>
          </table:table-cell>
          <table:table-cell office:value-type="string">
            <text:p>Entidade</text:p>
          </table:table-cell>
          <table:table-cell office:value-type="string">
            <text:p>Vila Jaraguá</text:p>
          </table:table-cell>
          <table:table-cell office:value-type="string">
            <text:p>Rua Francisco Cunha Meneses 36 A</text:p>
          </table:table-cell>
        </table:table-row>
        <table:table-row>
          <table:table-cell office:value-type="string">
            <text:p>24429</text:p>
          </table:table-cell>
          <table:table-cell office:value-type="string">
            <text:p>Entidade</text:p>
          </table:table-cell>
          <table:table-cell office:value-type="string">
            <text:p>Jd Conquista</text:p>
          </table:table-cell>
          <table:table-cell office:value-type="string">
            <text:p>Rua Jamaica, 42, Chacara Tres Meninas</text:p>
          </table:table-cell>
        </table:table-row>
        <table:table-row>
          <table:table-cell office:value-type="string">
            <text:p>24420</text:p>
          </table:table-cell>
          <table:table-cell office:value-type="string">
            <text:p>Entidade</text:p>
          </table:table-cell>
          <table:table-cell office:value-type="string">
            <text:p>Jardim Vivian</text:p>
          </table:table-cell>
          <table:table-cell office:value-type="string">
            <text:p>Rua Antônio da Silva Guimarães,259, Jardim Cidade Pirituba</text:p>
          </table:table-cell>
        </table:table-row>
        <table:table-row>
          <table:table-cell office:value-type="string">
            <text:p>24430</text:p>
          </table:table-cell>
          <table:table-cell office:value-type="string">
            <text:p>Entidade</text:p>
          </table:table-cell>
          <table:table-cell office:value-type="string">
            <text:p>Nova União</text:p>
          </table:table-cell>
          <table:table-cell office:value-type="string">
            <text:p>Final da Rua Milton Jansen de Faria</text:p>
          </table:table-cell>
        </table:table-row>
        <table:table-row>
          <table:table-cell office:value-type="string">
            <text:p>24431</text:p>
          </table:table-cell>
          <table:table-cell office:value-type="string">
            <text:p>Entidade</text:p>
          </table:table-cell>
          <table:table-cell office:value-type="string">
            <text:p>Morro da Lua</text:p>
          </table:table-cell>
          <table:table-cell office:value-type="string">
            <text:p>Rua Alexandre benning, 19</text:p>
          </table:table-cell>
        </table:table-row>
        <table:table-row>
          <table:table-cell office:value-type="string">
            <text:p>24432</text:p>
          </table:table-cell>
          <table:table-cell office:value-type="string">
            <text:p>Entidade</text:p>
          </table:table-cell>
          <table:table-cell office:value-type="string">
            <text:p>Jardim Ingá</text:p>
          </table:table-cell>
          <table:table-cell office:value-type="string">
            <text:p>Rua Francisco Soares, 688</text:p>
          </table:table-cell>
        </table:table-row>
        <table:table-row>
          <table:table-cell office:value-type="string">
            <text:p>24433</text:p>
          </table:table-cell>
          <table:table-cell office:value-type="string">
            <text:p>Entidade</text:p>
          </table:table-cell>
          <table:table-cell office:value-type="string">
            <text:p>Iporanga</text:p>
          </table:table-cell>
          <table:table-cell office:value-type="string">
            <text:p>Rua Belisário Ferreira Lima,12, Jardim Bela Vista</text:p>
          </table:table-cell>
        </table:table-row>
        <table:table-row>
          <table:table-cell office:value-type="string">
            <text:p>24434</text:p>
          </table:table-cell>
          <table:table-cell office:value-type="string">
            <text:p>Entidade</text:p>
          </table:table-cell>
          <table:table-cell office:value-type="string">
            <text:p>Jd São Rafael</text:p>
          </table:table-cell>
          <table:table-cell office:value-type="string">
            <text:p>Rua Francisco Correa Vasques, 38, Jardim São Rafael</text:p>
          </table:table-cell>
        </table:table-row>
        <table:table-row>
          <table:table-cell office:value-type="string">
            <text:p>24435</text:p>
          </table:table-cell>
          <table:table-cell office:value-type="string">
            <text:p>Entidade</text:p>
          </table:table-cell>
          <table:table-cell office:value-type="string">
            <text:p>Dom José</text:p>
          </table:table-cell>
          <table:table-cell office:value-type="string">
            <text:p>Rua Osny Pereira Duarte, 44</text:p>
          </table:table-cell>
        </table:table-row>
        <table:table-row>
          <table:table-cell office:value-type="string">
            <text:p>24421</text:p>
          </table:table-cell>
          <table:table-cell office:value-type="string">
            <text:p>Entidade</text:p>
          </table:table-cell>
          <table:table-cell office:value-type="string">
            <text:p>Jd Moreno</text:p>
          </table:table-cell>
          <table:table-cell office:value-type="string">
            <text:p>Rua Aba 23A, Jd Moreno</text:p>
          </table:table-cell>
        </table:table-row>
        <table:table-row>
          <table:table-cell office:value-type="string">
            <text:p>24449</text:p>
          </table:table-cell>
          <table:table-cell office:value-type="string">
            <text:p>Entidade</text:p>
          </table:table-cell>
          <table:table-cell office:value-type="string">
            <text:p>Presidente Jordanólis</text:p>
          </table:table-cell>
          <table:table-cell office:value-type="string">
            <text:p>Rua Luiz Supperti, 25</text:p>
          </table:table-cell>
        </table:table-row>
        <table:table-row>
          <table:table-cell office:value-type="string">
            <text:p>24455</text:p>
          </table:table-cell>
          <table:table-cell office:value-type="string">
            <text:p>Entidade</text:p>
          </table:table-cell>
          <table:table-cell office:value-type="string">
            <text:p>Jd Amália</text:p>
          </table:table-cell>
          <table:table-cell office:value-type="string">
            <text:p>Ria Serra das Lages 151 jardim Amália</text:p>
          </table:table-cell>
        </table:table-row>
        <table:table-row>
          <table:table-cell office:value-type="string">
            <text:p>24456</text:p>
          </table:table-cell>
          <table:table-cell office:value-type="string">
            <text:p>Entidade</text:p>
          </table:table-cell>
          <table:table-cell office:value-type="string">
            <text:p>Jd Conquista</text:p>
          </table:table-cell>
          <table:table-cell office:value-type="string">
            <text:p>Rua Tristeza do Jeca, 108, Jardim Conquista</text:p>
          </table:table-cell>
        </table:table-row>
        <table:table-row>
          <table:table-cell office:value-type="string">
            <text:p>24457</text:p>
          </table:table-cell>
          <table:table-cell office:value-type="string">
            <text:p>Entidade</text:p>
          </table:table-cell>
          <table:table-cell office:value-type="string">
            <text:p>Vitória</text:p>
          </table:table-cell>
          <table:table-cell office:value-type="string">
            <text:p>Rua Anercy Rocha, altura do 1500</text:p>
          </table:table-cell>
        </table:table-row>
        <table:table-row>
          <table:table-cell office:value-type="string">
            <text:p>24458</text:p>
          </table:table-cell>
          <table:table-cell office:value-type="string">
            <text:p>Entidade</text:p>
          </table:table-cell>
          <table:table-cell office:value-type="string">
            <text:p>São João</text:p>
          </table:table-cell>
          <table:table-cell office:value-type="string">
            <text:p>Rua Antonio Bastos, 15, São João</text:p>
          </table:table-cell>
        </table:table-row>
        <table:table-row>
          <table:table-cell office:value-type="string">
            <text:p>24459</text:p>
          </table:table-cell>
          <table:table-cell office:value-type="string">
            <text:p>Entidade</text:p>
          </table:table-cell>
          <table:table-cell office:value-type="string">
            <text:p>Jardim Novo Horizonte II</text:p>
          </table:table-cell>
          <table:table-cell office:value-type="string">
            <text:p>Rua Sho yoshioka, 104, Jardim da Gloria</text:p>
          </table:table-cell>
        </table:table-row>
        <table:table-row>
          <table:table-cell office:value-type="string">
            <text:p>24460</text:p>
          </table:table-cell>
          <table:table-cell office:value-type="string">
            <text:p>Entidade</text:p>
          </table:table-cell>
          <table:table-cell office:value-type="string">
            <text:p>LOTEAMENTO PROFILURB P??SSEGO/CARMO</text:p>
          </table:table-cell>
          <table:table-cell office:value-type="string">
            <text:p>Rua John Speers 64, Jd Helian</text:p>
          </table:table-cell>
        </table:table-row>
        <table:table-row>
          <table:table-cell office:value-type="string">
            <text:p>24496</text:p>
          </table:table-cell>
          <table:table-cell office:value-type="string">
            <text:p>Entidade</text:p>
          </table:table-cell>
          <table:table-cell office:value-type="string">
            <text:p>Jardim Sidney</text:p>
          </table:table-cell>
          <table:table-cell office:value-type="string">
            <text:p>Rua Barão de Suassuna, 65 ??? Jd. Sidney</text:p>
          </table:table-cell>
        </table:table-row>
        <table:table-row>
          <table:table-cell office:value-type="string">
            <text:p>24497</text:p>
          </table:table-cell>
          <table:table-cell office:value-type="string">
            <text:p>Entidade</text:p>
          </table:table-cell>
          <table:table-cell office:value-type="string">
            <text:p>Jardim Helian</text:p>
          </table:table-cell>
          <table:table-cell office:value-type="string">
            <text:p>Rua John Speers 64, Jd Helian</text:p>
          </table:table-cell>
        </table:table-row>
        <table:table-row>
          <table:table-cell office:value-type="string">
            <text:p>24499</text:p>
          </table:table-cell>
          <table:table-cell office:value-type="string">
            <text:p>Entidade</text:p>
          </table:table-cell>
          <table:table-cell office:value-type="string">
            <text:p>Jardim Guanabara</text:p>
          </table:table-cell>
          <table:table-cell office:value-type="string">
            <text:p>Rua Luiz Supperti, 25 ??? Jd. Guanabara</text:p>
          </table:table-cell>
        </table:table-row>
        <table:table-row>
          <table:table-cell office:value-type="string">
            <text:p>24481</text:p>
          </table:table-cell>
          <table:table-cell office:value-type="string">
            <text:p>Entidade</text:p>
          </table:table-cell>
          <table:table-cell office:value-type="string">
            <text:p>Favela do Porto</text:p>
          </table:table-cell>
          <table:table-cell office:value-type="string">
            <text:p>Rua Francisco Soares, 688 - Parque Regina</text:p>
          </table:table-cell>
        </table:table-row>
        <table:table-row>
          <table:table-cell office:value-type="string">
            <text:p>24482</text:p>
          </table:table-cell>
          <table:table-cell office:value-type="string">
            <text:p>Entidade</text:p>
          </table:table-cell>
          <table:table-cell office:value-type="string">
            <text:p>Parque Rebouças</text:p>
          </table:table-cell>
          <table:table-cell office:value-type="string">
            <text:p>Rua Alexandre Archipenko 251</text:p>
          </table:table-cell>
        </table:table-row>
        <table:table-row>
          <table:table-cell office:value-type="string">
            <text:p>24483</text:p>
          </table:table-cell>
          <table:table-cell office:value-type="string">
            <text:p>Entidade</text:p>
          </table:table-cell>
          <table:table-cell office:value-type="string">
            <text:p>Panamericano/ Pq Nações Unidas</text:p>
          </table:table-cell>
          <table:table-cell office:value-type="string">
            <text:p>Rua Francisco Cunha Meneses 36 A</text:p>
          </table:table-cell>
        </table:table-row>
        <table:table-row>
          <table:table-cell office:value-type="string">
            <text:p>29500</text:p>
          </table:table-cell>
          <table:table-cell office:value-type="string">
            <text:p>Entidade</text:p>
          </table:table-cell>
          <table:table-cell office:value-type="string">
            <text:p>Safra</text:p>
          </table:table-cell>
          <table:table-cell office:value-type="string">
            <text:p>Rua da Safra, Cohab Adventista</text:p>
          </table:table-cell>
        </table:table-row>
        <table:table-row>
          <table:table-cell office:value-type="string">
            <text:p>29501</text:p>
          </table:table-cell>
          <table:table-cell office:value-type="string">
            <text:p>Entidade</text:p>
          </table:table-cell>
          <table:table-cell office:value-type="string">
            <text:p>Cohab Adventista</text:p>
          </table:table-cell>
          <table:table-cell office:value-type="string">
            <text:p>Rua Modelar, Cohab Adventista</text:p>
          </table:table-cell>
        </table:table-row>
        <table:table-row>
          <table:table-cell office:value-type="string">
            <text:p>29502</text:p>
          </table:table-cell>
          <table:table-cell office:value-type="string">
            <text:p>Entidade</text:p>
          </table:table-cell>
          <table:table-cell office:value-type="string">
            <text:p>Comercial</text:p>
          </table:table-cell>
          <table:table-cell office:value-type="string">
            <text:p>Rua Algard, Jd. São Bento</text:p>
          </table:table-cell>
        </table:table-row>
        <table:table-row>
          <table:table-cell office:value-type="string">
            <text:p>29503</text:p>
          </table:table-cell>
          <table:table-cell office:value-type="string">
            <text:p>Entidade</text:p>
          </table:table-cell>
          <table:table-cell office:value-type="string">
            <text:p>Tupi</text:p>
          </table:table-cell>
          <table:table-cell office:value-type="string">
            <text:p>Rua Boaina de Minas, 407, Jd. Tupi</text:p>
          </table:table-cell>
        </table:table-row>
        <table:table-row>
          <table:table-cell office:value-type="string">
            <text:p>29504</text:p>
          </table:table-cell>
          <table:table-cell office:value-type="string">
            <text:p>Entidade</text:p>
          </table:table-cell>
          <table:table-cell office:value-type="string">
            <text:p>Ibirapuera</text:p>
          </table:table-cell>
          <table:table-cell office:value-type="string">
            <text:p>Rua Cornelio Zelaia, Jd. São Luis</text:p>
          </table:table-cell>
        </table:table-row>
        <table:table-row>
          <table:table-cell office:value-type="string">
            <text:p>29505</text:p>
          </table:table-cell>
          <table:table-cell office:value-type="string">
            <text:p>Entidade</text:p>
          </table:table-cell>
          <table:table-cell office:value-type="string">
            <text:p>Novo Grajaú</text:p>
          </table:table-cell>
          <table:table-cell office:value-type="string">
            <text:p>Rua Cornelio Doppler, 870, Novo Grajau</text:p>
          </table:table-cell>
        </table:table-row>
        <table:table-row>
          <table:table-cell office:value-type="string">
            <text:p>29506</text:p>
          </table:table-cell>
          <table:table-cell office:value-type="string">
            <text:p>Entidade</text:p>
          </table:table-cell>
          <table:table-cell office:value-type="string">
            <text:p>Republica</text:p>
          </table:table-cell>
          <table:table-cell office:value-type="string">
            <text:p>Rua Bento Freitas, 35, Republica</text:p>
          </table:table-cell>
        </table:table-row>
        <table:table-row>
          <table:table-cell office:value-type="string">
            <text:p>11036</text:p>
          </table:table-cell>
          <table:table-cell office:value-type="string">
            <text:p>Sehab</text:p>
          </table:table-cell>
          <table:table-cell office:value-type="string">
            <text:p>Parque das Flores/ Jardim Continental</text:p>
          </table:table-cell>
          <table:table-cell office:value-type="string">
            <text:p>Rua Sempre Viva, nº 01 - Parque das Flores</text:p>
          </table:table-cell>
        </table:table-row>
        <table:table-row>
          <table:table-cell office:value-type="string">
            <text:p>11041</text:p>
          </table:table-cell>
          <table:table-cell office:value-type="string">
            <text:p>Sehab</text:p>
          </table:table-cell>
          <table:table-cell office:value-type="string">
            <text:p>São Francisco</text:p>
          </table:table-cell>
          <table:table-cell office:value-type="string">
            <text:p>Rua Morro das Pedras, 206</text:p>
          </table:table-cell>
        </table:table-row>
        <table:table-row>
          <table:table-cell office:value-type="string">
            <text:p>11095</text:p>
          </table:table-cell>
          <table:table-cell office:value-type="string">
            <text:p>Sehab</text:p>
          </table:table-cell>
          <table:table-cell office:value-type="string">
            <text:p>MATA VIRGEM</text:p>
          </table:table-cell>
          <table:table-cell office:value-type="string">
            <text:p>Rua Alexandre Kipnnis, 18A</text:p>
          </table:table-cell>
        </table:table-row>
        <table:table-row>
          <table:table-cell office:value-type="string">
            <text:p>11105</text:p>
          </table:table-cell>
          <table:table-cell office:value-type="string">
            <text:p>Sehab</text:p>
          </table:table-cell>
          <table:table-cell office:value-type="string">
            <text:p>DOUGLAS RODRIGUES</text:p>
          </table:table-cell>
          <table:table-cell office:value-type="string">
            <text:p>Rua Manguari, 250 - Parque Novo Mundo</text:p>
          </table:table-cell>
        </table:table-row>
        <table:table-row>
          <table:table-cell office:value-type="string">
            <text:p>11106</text:p>
          </table:table-cell>
          <table:table-cell office:value-type="string">
            <text:p>Sehab</text:p>
          </table:table-cell>
          <table:table-cell office:value-type="string">
            <text:p>JARDIM ARIZONA</text:p>
          </table:table-cell>
          <table:table-cell office:value-type="string">
            <text:p>Rua Augusto Conradi, 233 - Jardim Vera Cruz</text:p>
          </table:table-cell>
        </table:table-row>
        <table:table-row>
          <table:table-cell office:value-type="string">
            <text:p>11107</text:p>
          </table:table-cell>
          <table:table-cell office:value-type="string">
            <text:p>Sehab</text:p>
          </table:table-cell>
          <table:table-cell office:value-type="string">
            <text:p>JARDIM TANCREDO</text:p>
          </table:table-cell>
          <table:table-cell office:value-type="string">
            <text:p>Rua Augusto Conradi, 233 - Jardim Vera Cruz</text:p>
          </table:table-cell>
        </table:table-row>
        <table:table-row>
          <table:table-cell office:value-type="string">
            <text:p>11108</text:p>
          </table:table-cell>
          <table:table-cell office:value-type="string">
            <text:p>Sehab</text:p>
          </table:table-cell>
          <table:table-cell office:value-type="string">
            <text:p>VERA CRUZ</text:p>
          </table:table-cell>
          <table:table-cell office:value-type="string">
            <text:p>Rua Augusto Conradi, 233 - Jardim Vera Cruz</text:p>
          </table:table-cell>
        </table:table-row>
        <table:table-row>
          <table:table-cell office:value-type="string">
            <text:p>11109</text:p>
          </table:table-cell>
          <table:table-cell office:value-type="string">
            <text:p>Sehab</text:p>
          </table:table-cell>
          <table:table-cell office:value-type="string">
            <text:p>TERRA PROMETIDA</text:p>
          </table:table-cell>
          <table:table-cell office:value-type="string">
            <text:p>Rua Augusto Conradi, 233 - Jardim Vera Cruz</text:p>
          </table:table-cell>
        </table:table-row>
        <table:table-row>
          <table:table-cell office:value-type="string">
            <text:p>11110</text:p>
          </table:table-cell>
          <table:table-cell office:value-type="string">
            <text:p>Sehab</text:p>
          </table:table-cell>
          <table:table-cell office:value-type="string">
            <text:p>CAP??O REDONDO</text:p>
          </table:table-cell>
          <table:table-cell office:value-type="string">
            <text:p>Rua Manoel Fialho, 83</text:p>
          </table:table-cell>
        </table:table-row>
        <table:table-row>
          <table:table-cell office:value-type="string">
            <text:p>11111</text:p>
          </table:table-cell>
          <table:table-cell office:value-type="string">
            <text:p>Sehab</text:p>
          </table:table-cell>
          <table:table-cell office:value-type="string">
            <text:p>EMPREENDIMENTO CAMPO DAS PITANGUEIRAS</text:p>
          </table:table-cell>
          <table:table-cell office:value-type="string">
            <text:p>Rua Campo das Pitangueiras, 440 - Jardim São Nicolau</text:p>
          </table:table-cell>
        </table:table-row>
        <table:table-row>
          <table:table-cell office:value-type="string">
            <text:p>11112</text:p>
          </table:table-cell>
          <table:table-cell office:value-type="string">
            <text:p>Sehab</text:p>
          </table:table-cell>
          <table:table-cell office:value-type="string">
            <text:p>EMPREENDIMENTO SAFIRA I</text:p>
          </table:table-cell>
          <table:table-cell office:value-type="string">
            <text:p>Av  Osvado Valle Cordeiro, 1294- Cidade Líder</text:p>
          </table:table-cell>
        </table:table-row>
        <table:table-row>
          <table:table-cell office:value-type="string">
            <text:p>11113</text:p>
          </table:table-cell>
          <table:table-cell office:value-type="string">
            <text:p>Sehab</text:p>
          </table:table-cell>
          <table:table-cell office:value-type="string">
            <text:p>EMPREENDIMENTO SAFIRA II</text:p>
          </table:table-cell>
          <table:table-cell office:value-type="string">
            <text:p>Av  Osvado Valle Cordeiro, 1320 - Cidade Líder</text:p>
          </table:table-cell>
        </table:table-row>
        <table:table-row>
          <table:table-cell office:value-type="string">
            <text:p>11114</text:p>
          </table:table-cell>
          <table:table-cell office:value-type="string">
            <text:p>Sehab</text:p>
          </table:table-cell>
          <table:table-cell office:value-type="string">
            <text:p>EMPREENDIMENTO SAFIRA III</text:p>
          </table:table-cell>
          <table:table-cell office:value-type="string">
            <text:p>Av  Osvado Valle Cordeiro, 1340- Cidade Líder</text:p>
          </table:table-cell>
        </table:table-row>
        <table:table-row>
          <table:table-cell office:value-type="string">
            <text:p>11115</text:p>
          </table:table-cell>
          <table:table-cell office:value-type="string">
            <text:p>Sehab</text:p>
          </table:table-cell>
          <table:table-cell office:value-type="string">
            <text:p>JARDIM KERALUX</text:p>
          </table:table-cell>
          <table:table-cell office:value-type="string">
            <text:p>Rua Arilindo Betio, 242 - Jardim Keralux</text:p>
          </table:table-cell>
        </table:table-row>
        <table:table-row>
          <table:table-cell office:value-type="string">
            <text:p>11116</text:p>
          </table:table-cell>
          <table:table-cell office:value-type="string">
            <text:p>Sehab</text:p>
          </table:table-cell>
          <table:table-cell office:value-type="string">
            <text:p>JARDIM KERALUX</text:p>
          </table:table-cell>
          <table:table-cell office:value-type="string">
            <text:p>Rua Bispo e Martins, 17</text:p>
          </table:table-cell>
        </table:table-row>
        <table:table-row>
          <table:table-cell office:value-type="string">
            <text:p>11117</text:p>
          </table:table-cell>
          <table:table-cell office:value-type="string">
            <text:p>Sehab</text:p>
          </table:table-cell>
          <table:table-cell office:value-type="string">
            <text:p>JARDIM PARANÁ II</text:p>
          </table:table-cell>
          <table:table-cell office:value-type="string">
            <text:p>Rua Daniel Cerri, Nº 1078</text:p>
          </table:table-cell>
        </table:table-row>
        <table:table-row>
          <table:table-cell office:value-type="string">
            <text:p>11118</text:p>
          </table:table-cell>
          <table:table-cell office:value-type="string">
            <text:p>Sehab</text:p>
          </table:table-cell>
          <table:table-cell office:value-type="string">
            <text:p>JARDIM PARANÁ (PAI 5)</text:p>
          </table:table-cell>
          <table:table-cell office:value-type="string">
            <text:p>Rua Daniel Cerri, Nº 1078</text:p>
          </table:table-cell>
        </table:table-row>
        <table:table-row>
          <table:table-cell office:value-type="string">
            <text:p>11121</text:p>
          </table:table-cell>
          <table:table-cell office:value-type="string">
            <text:p>Sehab</text:p>
          </table:table-cell>
          <table:table-cell office:value-type="string">
            <text:p>RESIDENCIAL ESPANHA - BARCELONA</text:p>
          </table:table-cell>
          <table:table-cell office:value-type="string">
            <text:p>Rua David Perez, 581</text:p>
          </table:table-cell>
        </table:table-row>
        <table:table-row>
          <table:table-cell office:value-type="string">
            <text:p>11122</text:p>
          </table:table-cell>
          <table:table-cell office:value-type="string">
            <text:p>Sehab</text:p>
          </table:table-cell>
          <table:table-cell office:value-type="string">
            <text:p>RESIDENCIAL ESPANHA - MADRID</text:p>
          </table:table-cell>
          <table:table-cell office:value-type="string">
            <text:p>Projetada I, 557</text:p>
          </table:table-cell>
        </table:table-row>
        <table:table-row>
          <table:table-cell office:value-type="string">
            <text:p>11123</text:p>
          </table:table-cell>
          <table:table-cell office:value-type="string">
            <text:p>Sehab</text:p>
          </table:table-cell>
          <table:table-cell office:value-type="string">
            <text:p>JARDIM PARANÁ</text:p>
          </table:table-cell>
          <table:table-cell office:value-type="string">
            <text:p>Rua Daniel Cerri, Nº 1078</text:p>
          </table:table-cell>
        </table:table-row>
        <table:table-row>
          <table:table-cell office:value-type="string">
            <text:p>11124</text:p>
          </table:table-cell>
          <table:table-cell office:value-type="string">
            <text:p>Sehab</text:p>
          </table:table-cell>
          <table:table-cell office:value-type="string">
            <text:p>VILA NILO</text:p>
          </table:table-cell>
          <table:table-cell office:value-type="string">
            <text:p>Rua Flores de Nilo, Nº 07</text:p>
          </table:table-cell>
        </table:table-row>
        <table:table-row>
          <table:table-cell office:value-type="string">
            <text:p>11125</text:p>
          </table:table-cell>
          <table:table-cell office:value-type="string">
            <text:p>Sehab</text:p>
          </table:table-cell>
          <table:table-cell office:value-type="string">
            <text:p>RESIDENCIAL ORQUIDEA</text:p>
          </table:table-cell>
          <table:table-cell office:value-type="string">
            <text:p>Rua Wilson Kawanami, 77</text:p>
          </table:table-cell>
        </table:table-row>
        <table:table-row>
          <table:table-cell office:value-type="string">
            <text:p>11126</text:p>
          </table:table-cell>
          <table:table-cell office:value-type="string">
            <text:p>Sehab</text:p>
          </table:table-cell>
          <table:table-cell office:value-type="string">
            <text:p>CONDOMÍNIO P??ROLA BYINGTON</text:p>
          </table:table-cell>
          <table:table-cell office:value-type="string">
            <text:p>Rua Dr. Alcides de Campos, 115</text:p>
          </table:table-cell>
        </table:table-row>
        <table:table-row>
          <table:table-cell office:value-type="string">
            <text:p>12127</text:p>
          </table:table-cell>
          <table:table-cell office:value-type="string">
            <text:p>Smdhc</text:p>
          </table:table-cell>
          <table:table-cell office:value-type="string">
            <text:p>África do Coração</text:p>
          </table:table-cell>
          <table:table-cell office:value-type="string">
            <text:p>Rua Bresser 601</text:p>
          </table:table-cell>
        </table:table-row>
        <table:table-row>
          <table:table-cell office:value-type="string">
            <text:p>12126</text:p>
          </table:table-cell>
          <table:table-cell office:value-type="string">
            <text:p>Smdhc</text:p>
          </table:table-cell>
          <table:table-cell office:value-type="string">
            <text:p>ACDEM - Associação da casa dos Deficientes de Ermelino Matarazzo</text:p>
          </table:table-cell>
          <table:table-cell/>
        </table:table-row>
        <table:table-row>
          <table:table-cell office:value-type="string">
            <text:p>14101</text:p>
          </table:table-cell>
          <table:table-cell office:value-type="string">
            <text:p>Smped</text:p>
          </table:table-cell>
          <table:table-cell office:value-type="string">
            <text:p>ARCA DO BRASIL</text:p>
          </table:table-cell>
          <table:table-cell office:value-type="string">
            <text:p>Rua Tomé Afonso de Moura, 345 - Vila Amélia</text:p>
          </table:table-cell>
        </table:table-row>
        <table:table-row>
          <table:table-cell office:value-type="string">
            <text:p>14102</text:p>
          </table:table-cell>
          <table:table-cell office:value-type="string">
            <text:p>Smped</text:p>
          </table:table-cell>
          <table:table-cell office:value-type="string">
            <text:p>CASA DE DAVID ??? GUARULHOS</text:p>
          </table:table-cell>
          <table:table-cell office:value-type="string">
            <text:p>Rodovia Fernão Dias, Km 82</text:p>
          </table:table-cell>
        </table:table-row>
        <table:table-row>
          <table:table-cell office:value-type="string">
            <text:p>14103</text:p>
          </table:table-cell>
          <table:table-cell office:value-type="string">
            <text:p>Smped</text:p>
          </table:table-cell>
          <table:table-cell office:value-type="string">
            <text:p>COTIC I E II</text:p>
          </table:table-cell>
          <table:table-cell office:value-type="string">
            <text:p>Rua Itaguaçaba, 216</text:p>
          </table:table-cell>
        </table:table-row>
        <table:table-row>
          <table:table-cell office:value-type="string">
            <text:p>14105</text:p>
          </table:table-cell>
          <table:table-cell office:value-type="string">
            <text:p>Smped</text:p>
          </table:table-cell>
          <table:table-cell office:value-type="string">
            <text:p>JA??AN?? PROMOVE</text:p>
          </table:table-cell>
          <table:table-cell office:value-type="string">
            <text:p>Rua Professora Jacira de Carvalho, 70</text:p>
          </table:table-cell>
        </table:table-row>
        <table:table-row>
          <table:table-cell office:value-type="string">
            <text:p>14106</text:p>
          </table:table-cell>
          <table:table-cell office:value-type="string">
            <text:p>Smped</text:p>
          </table:table-cell>
          <table:table-cell office:value-type="string">
            <text:p>FIC- CASA ABRIGO FRATERNIDADE IRM?? CLARA</text:p>
          </table:table-cell>
          <table:table-cell office:value-type="string">
            <text:p>Rua do Bosque, n° 855 - Barra Funda</text:p>
          </table:table-cell>
        </table:table-row>
        <table:table-row>
          <table:table-cell office:value-type="string">
            <text:p>14107</text:p>
          </table:table-cell>
          <table:table-cell office:value-type="string">
            <text:p>Smped</text:p>
          </table:table-cell>
          <table:table-cell office:value-type="string">
            <text:p>LAR TERNURA</text:p>
          </table:table-cell>
          <table:table-cell office:value-type="string">
            <text:p>Rua Inácio Cervantes, 630 ??? Raposo Tavares Km 19 - Parque Ipê</text:p>
          </table:table-cell>
        </table:table-row>
        <table:table-row>
          <table:table-cell office:value-type="string">
            <text:p>14108</text:p>
          </table:table-cell>
          <table:table-cell office:value-type="string">
            <text:p>Smped</text:p>
          </table:table-cell>
          <table:table-cell office:value-type="string">
            <text:p>LARAMARA - PROCEJA</text:p>
          </table:table-cell>
          <table:table-cell office:value-type="string">
            <text:p>Rua Cons. Brotero, 338 (Barra Funda)</text:p>
          </table:table-cell>
        </table:table-row>
        <table:table-row>
          <table:table-cell office:value-type="string">
            <text:p>14109</text:p>
          </table:table-cell>
          <table:table-cell office:value-type="string">
            <text:p>Smped</text:p>
          </table:table-cell>
          <table:table-cell office:value-type="string">
            <text:p>Projeto Criança Feliz</text:p>
          </table:table-cell>
          <table:table-cell office:value-type="string">
            <text:p>Rua Alarico Franco Caiubi 1051, Jaraguá</text:p>
          </table:table-cell>
        </table:table-row>
        <table:table-row>
          <table:table-cell office:value-type="string">
            <text:p>14110</text:p>
          </table:table-cell>
          <table:table-cell office:value-type="string">
            <text:p>Smped</text:p>
          </table:table-cell>
          <table:table-cell office:value-type="string">
            <text:p>AACD</text:p>
          </table:table-cell>
          <table:table-cell office:value-type="string">
            <text:p>Rua Pedro de Toledo 1.620, Vila Clementino</text:p>
          </table:table-cell>
        </table:table-row>
        <table:table-row>
          <table:table-cell office:value-type="string">
            <text:p>14111</text:p>
          </table:table-cell>
          <table:table-cell office:value-type="string">
            <text:p>Smped</text:p>
          </table:table-cell>
          <table:table-cell office:value-type="string">
            <text:p>ABRACE</text:p>
          </table:table-cell>
          <table:table-cell office:value-type="string">
            <text:p>Rua Princesa Isabel, 548 Brooklin</text:p>
          </table:table-cell>
        </table:table-row>
        <table:table-row>
          <table:table-cell office:value-type="string">
            <text:p>14112</text:p>
          </table:table-cell>
          <table:table-cell office:value-type="string">
            <text:p>Smped</text:p>
          </table:table-cell>
          <table:table-cell office:value-type="string">
            <text:p>AME - ASSOCIA????O AMIGOS EXCEPCIONAIS</text:p>
          </table:table-cell>
          <table:table-cell office:value-type="string">
            <text:p>Rua Maxiné, 284 - Vila Ré</text:p>
          </table:table-cell>
        </table:table-row>
        <table:table-row>
          <table:table-cell office:value-type="string">
            <text:p>14113</text:p>
          </table:table-cell>
          <table:table-cell office:value-type="string">
            <text:p>Smped</text:p>
          </table:table-cell>
          <table:table-cell office:value-type="string">
            <text:p>ANDDDES</text:p>
          </table:table-cell>
          <table:table-cell office:value-type="string">
            <text:p>Rua Abigail Maia, 27 - Jardim Soraia</text:p>
          </table:table-cell>
        </table:table-row>
        <table:table-row>
          <table:table-cell office:value-type="string">
            <text:p>14114</text:p>
          </table:table-cell>
          <table:table-cell office:value-type="string">
            <text:p>Smped</text:p>
          </table:table-cell>
          <table:table-cell office:value-type="string">
            <text:p>APABB</text:p>
          </table:table-cell>
          <table:table-cell office:value-type="string">
            <text:p>Rua Líbero Badaró  318 - 7°andar - Centro</text:p>
          </table:table-cell>
        </table:table-row>
        <table:table-row>
          <table:table-cell office:value-type="string">
            <text:p>14115</text:p>
          </table:table-cell>
          <table:table-cell office:value-type="string">
            <text:p>Smped</text:p>
          </table:table-cell>
          <table:table-cell office:value-type="string">
            <text:p>ASSOCIA????O LUMEN</text:p>
          </table:table-cell>
          <table:table-cell office:value-type="string">
            <text:p>Alameda dos Tupinás, 611</text:p>
          </table:table-cell>
        </table:table-row>
        <table:table-row>
          <table:table-cell office:value-type="string">
            <text:p>14116</text:p>
          </table:table-cell>
          <table:table-cell office:value-type="string">
            <text:p>Smped</text:p>
          </table:table-cell>
          <table:table-cell office:value-type="string">
            <text:p>ASSOCIA????O PR??-EXCEPCIONAIS KODOMO NO SONO</text:p>
          </table:table-cell>
          <table:table-cell office:value-type="string">
            <text:p>Rua Prof. Hassegawa, 1198</text:p>
          </table:table-cell>
        </table:table-row>
        <table:table-row>
          <table:table-cell office:value-type="string">
            <text:p>14117</text:p>
          </table:table-cell>
          <table:table-cell office:value-type="string">
            <text:p>Smped</text:p>
          </table:table-cell>
          <table:table-cell office:value-type="string">
            <text:p>BRASCRI</text:p>
          </table:table-cell>
          <table:table-cell office:value-type="string">
            <text:p>Rua Dr. Armando da Silva Prado, 191</text:p>
          </table:table-cell>
        </table:table-row>
        <table:table-row>
          <table:table-cell office:value-type="string">
            <text:p>14118</text:p>
          </table:table-cell>
          <table:table-cell office:value-type="string">
            <text:p>Smped</text:p>
          </table:table-cell>
          <table:table-cell office:value-type="string">
            <text:p>CASA DA CRIAN??A BETINHO</text:p>
          </table:table-cell>
          <table:table-cell office:value-type="string">
            <text:p>R. Vacanga, 300 - Vila Carrao, São Paulo - SP, 03433-020</text:p>
          </table:table-cell>
        </table:table-row>
        <table:table-row>
          <table:table-cell office:value-type="string">
            <text:p>14119</text:p>
          </table:table-cell>
          <table:table-cell office:value-type="string">
            <text:p>Smped</text:p>
          </table:table-cell>
          <table:table-cell office:value-type="string">
            <text:p>CASA VIDA I - Centro Social Nossa Senhora do bom Parto</text:p>
          </table:table-cell>
          <table:table-cell office:value-type="string">
            <text:p>Rua Serra de Jairé, 1433</text:p>
          </table:table-cell>
        </table:table-row>
        <table:table-row>
          <table:table-cell office:value-type="string">
            <text:p>14120</text:p>
          </table:table-cell>
          <table:table-cell office:value-type="string">
            <text:p>Smped</text:p>
          </table:table-cell>
          <table:table-cell office:value-type="string">
            <text:p>INSTITUTO ???SEVERINO FABRIANI??? PARA CRIAN??AS SURDAS</text:p>
          </table:table-cell>
          <table:table-cell office:value-type="string">
            <text:p>Rua Odilon Chaves, 39 ??? Jd. Nazaré</text:p>
          </table:table-cell>
        </table:table-row>
        <table:table-row>
          <table:table-cell office:value-type="string">
            <text:p>14121</text:p>
          </table:table-cell>
          <table:table-cell office:value-type="string">
            <text:p>Smped</text:p>
          </table:table-cell>
          <table:table-cell office:value-type="string">
            <text:p>INSTITUTO BENFICENTE NOSSO LAR</text:p>
          </table:table-cell>
          <table:table-cell office:value-type="string">
            <text:p>Praça Florence Nightingale, 56</text:p>
          </table:table-cell>
        </table:table-row>
        <table:table-row>
          <table:table-cell office:value-type="string">
            <text:p>14122</text:p>
          </table:table-cell>
          <table:table-cell office:value-type="string">
            <text:p>Smped</text:p>
          </table:table-cell>
          <table:table-cell office:value-type="string">
            <text:p>INSTITUTO CANTO DE LUZ</text:p>
          </table:table-cell>
          <table:table-cell office:value-type="string">
            <text:p>Rua Catarina Mauad, 269 - Jardim das Palmeiras</text:p>
          </table:table-cell>
        </table:table-row>
        <table:table-row>
          <table:table-cell office:value-type="string">
            <text:p>14124</text:p>
          </table:table-cell>
          <table:table-cell office:value-type="string">
            <text:p>Smped</text:p>
          </table:table-cell>
          <table:table-cell office:value-type="string">
            <text:p>INSTITUTO J?? CLEMENTE</text:p>
          </table:table-cell>
          <table:table-cell office:value-type="string">
            <text:p>Rua Clemente Pereira, 286 Ipiranga</text:p>
          </table:table-cell>
        </table:table-row>
        <table:table-row>
          <table:table-cell office:value-type="string">
            <text:p>14125</text:p>
          </table:table-cell>
          <table:table-cell office:value-type="string">
            <text:p>Smped</text:p>
          </table:table-cell>
          <table:table-cell office:value-type="string">
            <text:p>Instituto Mara Gabrilli</text:p>
          </table:table-cell>
          <table:table-cell office:value-type="string">
            <text:p>Rua Otto Barros, 445, VI Santo Stefano,</text:p>
          </table:table-cell>
        </table:table-row>
        <table:table-row>
          <table:table-cell office:value-type="string">
            <text:p>14126</text:p>
          </table:table-cell>
          <table:table-cell office:value-type="string">
            <text:p>Smped</text:p>
          </table:table-cell>
          <table:table-cell office:value-type="string">
            <text:p>INSTITUTO OLGA KOS</text:p>
          </table:table-cell>
          <table:table-cell office:value-type="string">
            <text:p>Rua Haddock Lobo, 1.307</text:p>
          </table:table-cell>
        </table:table-row>
        <table:table-row>
          <table:table-cell office:value-type="string">
            <text:p>14127</text:p>
          </table:table-cell>
          <table:table-cell office:value-type="string">
            <text:p>Smped</text:p>
          </table:table-cell>
          <table:table-cell office:value-type="string">
            <text:p>LAR DA CRIAN??A NINHO DE PAZ</text:p>
          </table:table-cell>
          <table:table-cell office:value-type="string">
            <text:p>Praça Heitor Levi, 07  Tatuapé</text:p>
          </table:table-cell>
        </table:table-row>
        <table:table-row>
          <table:table-cell office:value-type="string">
            <text:p>14128</text:p>
          </table:table-cell>
          <table:table-cell office:value-type="string">
            <text:p>Smped</text:p>
          </table:table-cell>
          <table:table-cell office:value-type="string">
            <text:p>LAR DA REDEN????O</text:p>
          </table:table-cell>
          <table:table-cell office:value-type="string">
            <text:p>Rua Cassandoca, 535 - Moóca</text:p>
          </table:table-cell>
        </table:table-row>
        <table:table-row>
          <table:table-cell office:value-type="string">
            <text:p>14129</text:p>
          </table:table-cell>
          <table:table-cell office:value-type="string">
            <text:p>Smped</text:p>
          </table:table-cell>
          <table:table-cell office:value-type="string">
            <text:p>Lar Mãe do Divino Amor (LEMDA)</text:p>
          </table:table-cell>
          <table:table-cell office:value-type="string">
            <text:p>Rua Francisco Zicardi, 420</text:p>
          </table:table-cell>
        </table:table-row>
        <table:table-row>
          <table:table-cell office:value-type="string">
            <text:p>14130</text:p>
          </table:table-cell>
          <table:table-cell office:value-type="string">
            <text:p>Smped</text:p>
          </table:table-cell>
          <table:table-cell office:value-type="string">
            <text:p>LARZINHO DAS IRM??S - LAR DA DIVINA MISERIC??RDIA</text:p>
          </table:table-cell>
          <table:table-cell office:value-type="string">
            <text:p>Rua Fonte Nova, 23 (Parelhereiros)</text:p>
          </table:table-cell>
        </table:table-row>
        <table:table-row>
          <table:table-cell office:value-type="string">
            <text:p>14131</text:p>
          </table:table-cell>
          <table:table-cell office:value-type="string">
            <text:p>Smped</text:p>
          </table:table-cell>
          <table:table-cell office:value-type="string">
            <text:p>Residência Inclusiva SMADS - NOVA 4E- Mooca - 1</text:p>
          </table:table-cell>
          <table:table-cell office:value-type="string">
            <text:p>Rua da Mooca, 4090 - Mooca</text:p>
          </table:table-cell>
        </table:table-row>
        <table:table-row>
          <table:table-cell office:value-type="string">
            <text:p>14132</text:p>
          </table:table-cell>
          <table:table-cell office:value-type="string">
            <text:p>Smped</text:p>
          </table:table-cell>
          <table:table-cell office:value-type="string">
            <text:p>Residência Inclusiva SMADS - NOVA 4E- Mooca - 2</text:p>
          </table:table-cell>
          <table:table-cell office:value-type="string">
            <text:p>Rua Ribeirão Branco, 319 - Mooca</text:p>
          </table:table-cell>
        </table:table-row>
        <table:table-row>
          <table:table-cell office:value-type="string">
            <text:p>14133</text:p>
          </table:table-cell>
          <table:table-cell office:value-type="string">
            <text:p>Smped</text:p>
          </table:table-cell>
          <table:table-cell office:value-type="string">
            <text:p>UNADEF - União Nacional de Deficientes Físicos</text:p>
          </table:table-cell>
          <table:table-cell office:value-type="string">
            <text:p>Av. Prestes Maia, 241 - República,</text:p>
          </table:table-cell>
        </table:table-row>
        <table:table-row>
          <table:table-cell office:value-type="string">
            <text:p>14491</text:p>
          </table:table-cell>
          <table:table-cell office:value-type="string">
            <text:p>Smped</text:p>
          </table:table-cell>
          <table:table-cell office:value-type="string">
            <text:p>Instituto Gabi</text:p>
          </table:table-cell>
          <table:table-cell office:value-type="string">
            <text:p>Rua Palacete das Águias, 753, Vila Mascote</text:p>
          </table:table-cell>
        </table:table-row>
        <table:table-row>
          <table:table-cell office:value-type="string">
            <text:p>25507</text:p>
          </table:table-cell>
          <table:table-cell office:value-type="string">
            <text:p>Entidade</text:p>
          </table:table-cell>
          <table:table-cell office:value-type="string">
            <text:p>Ocupação Piscinão Bento Guelfi - Rua  Diogo Álvares, S/N - Jd - Iguatemi - SP</text:p>
          </table:table-cell>
          <table:table-cell office:value-type="string">
            <text:p>Rua Pedro Piassi 173</text:p>
          </table:table-cell>
        </table:table-row>
        <table:table-row>
          <table:table-cell office:value-type="string">
            <text:p>27179</text:p>
          </table:table-cell>
          <table:table-cell office:value-type="string">
            <text:p>Entidade</text:p>
          </table:table-cell>
          <table:table-cell office:value-type="string">
            <text:p>Celso garcia</text:p>
          </table:table-cell>
          <table:table-cell office:value-type="string">
            <text:p>Rua vieira martins  2 ??? Bresser</text:p>
          </table:table-cell>
        </table:table-row>
        <table:table-row>
          <table:table-cell office:value-type="string">
            <text:p>27158</text:p>
          </table:table-cell>
          <table:table-cell office:value-type="string">
            <text:p>Entidade</text:p>
          </table:table-cell>
          <table:table-cell office:value-type="string">
            <text:p>Cabore</text:p>
          </table:table-cell>
          <table:table-cell office:value-type="string">
            <text:p>Rua bruno zabala 67</text:p>
          </table:table-cell>
        </table:table-row>
        <table:table-row>
          <table:table-cell office:value-type="string">
            <text:p>27194</text:p>
          </table:table-cell>
          <table:table-cell office:value-type="string">
            <text:p>Entidade</text:p>
          </table:table-cell>
          <table:table-cell office:value-type="string">
            <text:p>Vila Califórnia / vila Alpina</text:p>
          </table:table-cell>
          <table:table-cell office:value-type="string">
            <text:p>Rua vieira martins  2 ??? Bresser</text:p>
          </table:table-cell>
        </table:table-row>
        <table:table-row>
          <table:table-cell office:value-type="string">
            <text:p>27203</text:p>
          </table:table-cell>
          <table:table-cell office:value-type="string">
            <text:p>Entidade</text:p>
          </table:table-cell>
          <table:table-cell office:value-type="string">
            <text:p>favela da Ze do Boné</text:p>
          </table:table-cell>
          <table:table-cell office:value-type="string">
            <text:p>Rua Francisco Dias da Silva,15 jardim santa Emília /sp</text:p>
          </table:table-cell>
        </table:table-row>
        <table:table-row>
          <table:table-cell office:value-type="string">
            <text:p>27262</text:p>
          </table:table-cell>
          <table:table-cell office:value-type="string">
            <text:p>Entidade</text:p>
          </table:table-cell>
          <table:table-cell office:value-type="string">
            <text:p>Pq Bristol</text:p>
          </table:table-cell>
          <table:table-cell office:value-type="string">
            <text:p>rua José Pereira Cruz 81 Parque Bristol</text:p>
          </table:table-cell>
        </table:table-row>
        <table:table-row>
          <table:table-cell office:value-type="string">
            <text:p>27411</text:p>
          </table:table-cell>
          <table:table-cell office:value-type="string">
            <text:p>Entidade</text:p>
          </table:table-cell>
          <table:table-cell office:value-type="string">
            <text:p>Jardim Gaivotas 2</text:p>
          </table:table-cell>
          <table:table-cell office:value-type="string">
            <text:p>Avenida São Paulo, 700</text:p>
          </table:table-cell>
        </table:table-row>
        <table:table-row>
          <table:table-cell office:value-type="string">
            <text:p>27508</text:p>
          </table:table-cell>
          <table:table-cell office:value-type="string">
            <text:p>Entidade</text:p>
          </table:table-cell>
          <table:table-cell office:value-type="string">
            <text:p>Rua Nioac e adjacenias</text:p>
          </table:table-cell>
          <table:table-cell office:value-type="string">
            <text:p>Rua Nioac, 55</text:p>
          </table:table-cell>
        </table:table-row>
        <table:table-row>
          <table:table-cell office:value-type="string">
            <text:p>27509</text:p>
          </table:table-cell>
          <table:table-cell office:value-type="string">
            <text:p>Entidade</text:p>
          </table:table-cell>
          <table:table-cell office:value-type="string">
            <text:p>Jaçanã</text:p>
          </table:table-cell>
          <table:table-cell/>
        </table:table-row>
        <table:table-row>
          <table:table-cell office:value-type="string">
            <text:p>27511</text:p>
          </table:table-cell>
          <table:table-cell office:value-type="string">
            <text:p>Entidade</text:p>
          </table:table-cell>
          <table:table-cell office:value-type="string">
            <text:p>Rua porto Seguro 63</text:p>
          </table:table-cell>
          <table:table-cell office:value-type="string">
            <text:p>Rua porto Seguro 63</text:p>
          </table:table-cell>
        </table:table-row>
        <table:table-row>
          <table:table-cell office:value-type="string">
            <text:p>27511</text:p>
          </table:table-cell>
          <table:table-cell office:value-type="string">
            <text:p>Entidade</text:p>
          </table:table-cell>
          <table:table-cell office:value-type="string">
            <text:p>Rua Jangadas</text:p>
          </table:table-cell>
          <table:table-cell office:value-type="string">
            <text:p>Rua Jangadas</text:p>
          </table:table-cell>
        </table:table-row>
        <table:table-row>
          <table:table-cell office:value-type="string">
            <text:p>27512</text:p>
          </table:table-cell>
          <table:table-cell office:value-type="string">
            <text:p>Entidade</text:p>
          </table:table-cell>
          <table:table-cell office:value-type="string">
            <text:p>Rua Dr benedito estavam 72</text:p>
          </table:table-cell>
          <table:table-cell office:value-type="string">
            <text:p>Rua Dr benedito estavam 72</text:p>
          </table:table-cell>
        </table:table-row>
        <table:table-row>
          <table:table-cell office:value-type="string">
            <text:p>27530</text:p>
          </table:table-cell>
          <table:table-cell office:value-type="string">
            <text:p>Entidade</text:p>
          </table:table-cell>
          <table:table-cell office:value-type="string">
            <text:p>Rua Marechal Marques porto 76</text:p>
          </table:table-cell>
          <table:table-cell office:value-type="string">
            <text:p>Rua Marechal Marques porto 76</text:p>
          </table:table-cell>
        </table:table-row>
        <table:table-row>
          <table:table-cell office:value-type="string">
            <text:p>27480</text:p>
          </table:table-cell>
          <table:table-cell office:value-type="string">
            <text:p>Entidade</text:p>
          </table:table-cell>
          <table:table-cell office:value-type="string">
            <text:p>ULCM_ rua vieira de martins 2a</text:p>
          </table:table-cell>
          <table:table-cell office:value-type="string">
            <text:p>Rua vieira martins  2 ??? Bresser</text:p>
          </table:table-cell>
        </table:table-row>
        <table:table-row>
          <table:table-cell office:value-type="string">
            <text:p>23358</text:p>
          </table:table-cell>
          <table:table-cell office:value-type="string">
            <text:p>Entidade</text:p>
          </table:table-cell>
          <table:table-cell office:value-type="string">
            <text:p>FLM</text:p>
          </table:table-cell>
          <table:table-cell office:value-type="string">
            <text:p>Rua Maua, 340</text:p>
          </table:table-cell>
        </table:table-row>
        <table:table-row>
          <table:table-cell office:value-type="string">
            <text:p>24436</text:p>
          </table:table-cell>
          <table:table-cell office:value-type="string">
            <text:p>Entidade</text:p>
          </table:table-cell>
          <table:table-cell office:value-type="string">
            <text:p>Jardim São Bento</text:p>
          </table:table-cell>
          <table:table-cell office:value-type="string">
            <text:p>Rua Osny Pereira Duarte, 44</text:p>
          </table:table-cell>
        </table:table-row>
        <table:table-row>
          <table:table-cell office:value-type="string">
            <text:p>24437</text:p>
          </table:table-cell>
          <table:table-cell office:value-type="string">
            <text:p>Entidade</text:p>
          </table:table-cell>
          <table:table-cell office:value-type="string">
            <text:p>Parque Fernanda II</text:p>
          </table:table-cell>
          <table:table-cell office:value-type="string">
            <text:p>Rua Osny Pereira Duarte, 44</text:p>
          </table:table-cell>
        </table:table-row>
        <table:table-row>
          <table:table-cell office:value-type="string">
            <text:p>24438</text:p>
          </table:table-cell>
          <table:table-cell office:value-type="string">
            <text:p>Entidade</text:p>
          </table:table-cell>
          <table:table-cell office:value-type="string">
            <text:p>Jardim Comercial I</text:p>
          </table:table-cell>
          <table:table-cell office:value-type="string">
            <text:p>Rua Osny Pereira Duarte, 44</text:p>
          </table:table-cell>
        </table:table-row>
        <table:table-row>
          <table:table-cell office:value-type="string">
            <text:p>24439</text:p>
          </table:table-cell>
          <table:table-cell office:value-type="string">
            <text:p>Entidade</text:p>
          </table:table-cell>
          <table:table-cell office:value-type="string">
            <text:p>Conjunto habitacional Jd São Bento</text:p>
          </table:table-cell>
          <table:table-cell office:value-type="string">
            <text:p>Rua Osny Pereira Duarte, 44</text:p>
          </table:table-cell>
        </table:table-row>
        <table:table-row>
          <table:table-cell office:value-type="string">
            <text:p>24440</text:p>
          </table:table-cell>
          <table:table-cell office:value-type="string">
            <text:p>Entidade</text:p>
          </table:table-cell>
          <table:table-cell office:value-type="string">
            <text:p>Jardim Piracuama !</text:p>
          </table:table-cell>
          <table:table-cell office:value-type="string">
            <text:p>Rua Osny Pereira Duarte, 44</text:p>
          </table:table-cell>
        </table:table-row>
        <table:table-row>
          <table:table-cell office:value-type="string">
            <text:p>24441</text:p>
          </table:table-cell>
          <table:table-cell office:value-type="string">
            <text:p>Entidade</text:p>
          </table:table-cell>
          <table:table-cell office:value-type="string">
            <text:p>Ipê</text:p>
          </table:table-cell>
          <table:table-cell office:value-type="string">
            <text:p>Rua Osny Pereira Duarte, 44</text:p>
          </table:table-cell>
        </table:table-row>
        <table:table-row>
          <table:table-cell office:value-type="string">
            <text:p>24442</text:p>
          </table:table-cell>
          <table:table-cell office:value-type="string">
            <text:p>Entidade</text:p>
          </table:table-cell>
          <table:table-cell office:value-type="string">
            <text:p>Jd Umuarama</text:p>
          </table:table-cell>
          <table:table-cell office:value-type="string">
            <text:p>Rua Osny Pereira Duarte, 44</text:p>
          </table:table-cell>
        </table:table-row>
        <table:table-row>
          <table:table-cell office:value-type="string">
            <text:p>24443</text:p>
          </table:table-cell>
          <table:table-cell office:value-type="string">
            <text:p>Entidade</text:p>
          </table:table-cell>
          <table:table-cell office:value-type="string">
            <text:p>Jd Catanduva</text:p>
          </table:table-cell>
          <table:table-cell office:value-type="string">
            <text:p>Rua Osny Pereira Duarte, 44</text:p>
          </table:table-cell>
        </table:table-row>
        <table:table-row>
          <table:table-cell office:value-type="string">
            <text:p>24444</text:p>
          </table:table-cell>
          <table:table-cell office:value-type="string">
            <text:p>Entidade</text:p>
          </table:table-cell>
          <table:table-cell office:value-type="string">
            <text:p>Jd Paris</text:p>
          </table:table-cell>
          <table:table-cell office:value-type="string">
            <text:p>Rua Osny Pereira Duarte, 44</text:p>
          </table:table-cell>
        </table:table-row>
        <table:table-row>
          <table:table-cell office:value-type="string">
            <text:p>24445</text:p>
          </table:table-cell>
          <table:table-cell office:value-type="string">
            <text:p>Entidade</text:p>
          </table:table-cell>
          <table:table-cell office:value-type="string">
            <text:p>Vila Andrade</text:p>
          </table:table-cell>
          <table:table-cell office:value-type="string">
            <text:p>Rua Osny Pereira Duarte, 44</text:p>
          </table:table-cell>
        </table:table-row>
        <table:table-row>
          <table:table-cell office:value-type="string">
            <text:p>24446</text:p>
          </table:table-cell>
          <table:table-cell office:value-type="string">
            <text:p>Entidade</text:p>
          </table:table-cell>
          <table:table-cell office:value-type="string">
            <text:p>Jd Olinda</text:p>
          </table:table-cell>
          <table:table-cell office:value-type="string">
            <text:p>Rua Osny Pereira Duarte, 44</text:p>
          </table:table-cell>
        </table:table-row>
        <table:table-row>
          <table:table-cell office:value-type="string">
            <text:p>24447</text:p>
          </table:table-cell>
          <table:table-cell office:value-type="string">
            <text:p>Entidade</text:p>
          </table:table-cell>
          <table:table-cell office:value-type="string">
            <text:p>Jd Faria Lima</text:p>
          </table:table-cell>
          <table:table-cell office:value-type="string">
            <text:p>Rua Osny Pereira Duarte, 44</text:p>
          </table:table-cell>
        </table:table-row>
        <table:table-row>
          <table:table-cell office:value-type="string">
            <text:p>24448</text:p>
          </table:table-cell>
          <table:table-cell office:value-type="string">
            <text:p>Entidade</text:p>
          </table:table-cell>
          <table:table-cell office:value-type="string">
            <text:p>Jd Maria Virgina</text:p>
          </table:table-cell>
          <table:table-cell office:value-type="string">
            <text:p>Rua Osny Pereira Duarte, 44</text:p>
          </table:table-cell>
        </table:table-row>
        <table:table-row>
          <table:table-cell office:value-type="string">
            <text:p>24450</text:p>
          </table:table-cell>
          <table:table-cell office:value-type="string">
            <text:p>Entidade</text:p>
          </table:table-cell>
          <table:table-cell office:value-type="string">
            <text:p>Jardim Presidente</text:p>
          </table:table-cell>
          <table:table-cell office:value-type="string">
            <text:p>Rua Luiz Supperti, 25</text:p>
          </table:table-cell>
        </table:table-row>
        <table:table-row>
          <table:table-cell office:value-type="string">
            <text:p>24451</text:p>
          </table:table-cell>
          <table:table-cell office:value-type="string">
            <text:p>Entidade</text:p>
          </table:table-cell>
          <table:table-cell office:value-type="string">
            <text:p>Jardim dos Manacás</text:p>
          </table:table-cell>
          <table:table-cell office:value-type="string">
            <text:p>Rua Luiz Supperti, 25</text:p>
          </table:table-cell>
        </table:table-row>
        <table:table-row>
          <table:table-cell office:value-type="string">
            <text:p>24452</text:p>
          </table:table-cell>
          <table:table-cell office:value-type="string">
            <text:p>Entidade</text:p>
          </table:table-cell>
          <table:table-cell office:value-type="string">
            <text:p>Parque Grajaú</text:p>
          </table:table-cell>
          <table:table-cell office:value-type="string">
            <text:p>Rua Luiz Supperti, 25</text:p>
          </table:table-cell>
        </table:table-row>
        <table:table-row>
          <table:table-cell office:value-type="string">
            <text:p>24453</text:p>
          </table:table-cell>
          <table:table-cell office:value-type="string">
            <text:p>Entidade</text:p>
          </table:table-cell>
          <table:table-cell office:value-type="string">
            <text:p>Jardim Asano I</text:p>
          </table:table-cell>
          <table:table-cell office:value-type="string">
            <text:p>Rua Luiz Supperti, 25</text:p>
          </table:table-cell>
        </table:table-row>
        <table:table-row>
          <table:table-cell office:value-type="string">
            <text:p>24454</text:p>
          </table:table-cell>
          <table:table-cell office:value-type="string">
            <text:p>Entidade</text:p>
          </table:table-cell>
          <table:table-cell office:value-type="string">
            <text:p>Balneário Novo São José</text:p>
          </table:table-cell>
          <table:table-cell office:value-type="string">
            <text:p>Rua Luiz Supperti, 25</text:p>
          </table:table-cell>
        </table:table-row>
        <table:table-row>
          <table:table-cell office:value-type="string">
            <text:p>24461</text:p>
          </table:table-cell>
          <table:table-cell office:value-type="string">
            <text:p>Entidade</text:p>
          </table:table-cell>
          <table:table-cell office:value-type="string">
            <text:p>JARDIM MARABÁ</text:p>
          </table:table-cell>
          <table:table-cell office:value-type="string">
            <text:p>Rua John Speers 64, Jd Helian</text:p>
          </table:table-cell>
        </table:table-row>
        <table:table-row>
          <table:table-cell office:value-type="string">
            <text:p>24462</text:p>
          </table:table-cell>
          <table:table-cell office:value-type="string">
            <text:p>Entidade</text:p>
          </table:table-cell>
          <table:table-cell office:value-type="string">
            <text:p>FRANCISCO MUNHOZ FILHO</text:p>
          </table:table-cell>
          <table:table-cell office:value-type="string">
            <text:p>Rua John Speers 64, Jd Helian</text:p>
          </table:table-cell>
        </table:table-row>
        <table:table-row>
          <table:table-cell office:value-type="string">
            <text:p>24463</text:p>
          </table:table-cell>
          <table:table-cell office:value-type="string">
            <text:p>Entidade</text:p>
          </table:table-cell>
          <table:table-cell office:value-type="string">
            <text:p>VILA NOVA YORK</text:p>
          </table:table-cell>
          <table:table-cell office:value-type="string">
            <text:p>Rua John Speers 64, Jd Helian</text:p>
          </table:table-cell>
        </table:table-row>
        <table:table-row>
          <table:table-cell office:value-type="string">
            <text:p>24464</text:p>
          </table:table-cell>
          <table:table-cell office:value-type="string">
            <text:p>Entidade</text:p>
          </table:table-cell>
          <table:table-cell office:value-type="string">
            <text:p>JARDIM DAS CAMELIAS / VILA TIROL</text:p>
          </table:table-cell>
          <table:table-cell office:value-type="string">
            <text:p>Rua John Speers 64, Jd Helian</text:p>
          </table:table-cell>
        </table:table-row>
        <table:table-row>
          <table:table-cell office:value-type="string">
            <text:p>24465</text:p>
          </table:table-cell>
          <table:table-cell office:value-type="string">
            <text:p>Entidade</text:p>
          </table:table-cell>
          <table:table-cell office:value-type="string">
            <text:p>CIDADE A. E. CARVALHO - GLEBAS 1,2,3</text:p>
          </table:table-cell>
          <table:table-cell office:value-type="string">
            <text:p>Rua John Speers 64, Jd Helian</text:p>
          </table:table-cell>
        </table:table-row>
        <table:table-row>
          <table:table-cell office:value-type="string">
            <text:p>24466</text:p>
          </table:table-cell>
          <table:table-cell office:value-type="string">
            <text:p>Entidade</text:p>
          </table:table-cell>
          <table:table-cell office:value-type="string">
            <text:p>CIDADE SATELITE SANTA BARBARA</text:p>
          </table:table-cell>
          <table:table-cell office:value-type="string">
            <text:p>Rua John Speers 64, Jd Helian</text:p>
          </table:table-cell>
        </table:table-row>
        <table:table-row>
          <table:table-cell office:value-type="string">
            <text:p>24467</text:p>
          </table:table-cell>
          <table:table-cell office:value-type="string">
            <text:p>Entidade</text:p>
          </table:table-cell>
          <table:table-cell office:value-type="string">
            <text:p>VILMA FLOR</text:p>
          </table:table-cell>
          <table:table-cell office:value-type="string">
            <text:p>Rua John Speers 64, Jd Helian</text:p>
          </table:table-cell>
        </table:table-row>
        <table:table-row>
          <table:table-cell office:value-type="string">
            <text:p>24468</text:p>
          </table:table-cell>
          <table:table-cell office:value-type="string">
            <text:p>Entidade</text:p>
          </table:table-cell>
          <table:table-cell office:value-type="string">
            <text:p>VILA COSMOPOLITA</text:p>
          </table:table-cell>
          <table:table-cell office:value-type="string">
            <text:p>Rua John Speers 64, Jd Helian</text:p>
          </table:table-cell>
        </table:table-row>
        <table:table-row>
          <table:table-cell office:value-type="string">
            <text:p>24469</text:p>
          </table:table-cell>
          <table:table-cell office:value-type="string">
            <text:p>Entidade</text:p>
          </table:table-cell>
          <table:table-cell office:value-type="string">
            <text:p>JARDIM FERNANDES</text:p>
          </table:table-cell>
          <table:table-cell office:value-type="string">
            <text:p>Rua John Speers 64, Jd Helian</text:p>
          </table:table-cell>
        </table:table-row>
        <table:table-row>
          <table:table-cell office:value-type="string">
            <text:p>24470</text:p>
          </table:table-cell>
          <table:table-cell office:value-type="string">
            <text:p>Entidade</text:p>
          </table:table-cell>
          <table:table-cell office:value-type="string">
            <text:p>JARDIM ALTO ALEGRE/SITO 2 CORREGOS</text:p>
          </table:table-cell>
          <table:table-cell office:value-type="string">
            <text:p>Rua John Speers 64, Jd Helian</text:p>
          </table:table-cell>
        </table:table-row>
        <table:table-row>
          <table:table-cell office:value-type="string">
            <text:p>24471</text:p>
          </table:table-cell>
          <table:table-cell office:value-type="string">
            <text:p>Entidade</text:p>
          </table:table-cell>
          <table:table-cell office:value-type="string">
            <text:p>PARQUE BOA ESPERANCA</text:p>
          </table:table-cell>
          <table:table-cell office:value-type="string">
            <text:p>Rua John Speers 64, Jd Helian</text:p>
          </table:table-cell>
        </table:table-row>
        <table:table-row>
          <table:table-cell office:value-type="string">
            <text:p>24472</text:p>
          </table:table-cell>
          <table:table-cell office:value-type="string">
            <text:p>Entidade</text:p>
          </table:table-cell>
          <table:table-cell office:value-type="string">
            <text:p>MORADA DO VERDE</text:p>
          </table:table-cell>
          <table:table-cell office:value-type="string">
            <text:p>Rua John Speers 64, Jd Helian</text:p>
          </table:table-cell>
        </table:table-row>
        <table:table-row>
          <table:table-cell office:value-type="string">
            <text:p>24473</text:p>
          </table:table-cell>
          <table:table-cell office:value-type="string">
            <text:p>Entidade</text:p>
          </table:table-cell>
          <table:table-cell office:value-type="string">
            <text:p>LOTEAMENTO V. CARMOSINA-SE????O COLONIAL LOTES 401/402</text:p>
          </table:table-cell>
          <table:table-cell office:value-type="string">
            <text:p>Rua John Speers 64, Jd Helian</text:p>
          </table:table-cell>
        </table:table-row>
        <table:table-row>
          <table:table-cell office:value-type="string">
            <text:p>24474</text:p>
          </table:table-cell>
          <table:table-cell office:value-type="string">
            <text:p>Entidade</text:p>
          </table:table-cell>
          <table:table-cell office:value-type="string">
            <text:p>JARDIM NOVA HARMONIA-INVASAO/VILA BELA</text:p>
          </table:table-cell>
          <table:table-cell office:value-type="string">
            <text:p>Rua John Speers 64, Jd Helian</text:p>
          </table:table-cell>
        </table:table-row>
        <table:table-row>
          <table:table-cell office:value-type="string">
            <text:p>24475</text:p>
          </table:table-cell>
          <table:table-cell office:value-type="string">
            <text:p>Entidade</text:p>
          </table:table-cell>
          <table:table-cell office:value-type="string">
            <text:p>JARDIM NOVA VITORIA</text:p>
          </table:table-cell>
          <table:table-cell office:value-type="string">
            <text:p>Rua John Speers 64, Jd Helian</text:p>
          </table:table-cell>
        </table:table-row>
        <table:table-row>
          <table:table-cell office:value-type="string">
            <text:p>24476</text:p>
          </table:table-cell>
          <table:table-cell office:value-type="string">
            <text:p>Entidade</text:p>
          </table:table-cell>
          <table:table-cell office:value-type="string">
            <text:p>LUP??RCIO DE SOUZA CORT??S</text:p>
          </table:table-cell>
          <table:table-cell office:value-type="string">
            <text:p>Rua John Speers 64, Jd Helian</text:p>
          </table:table-cell>
        </table:table-row>
        <table:table-row>
          <table:table-cell office:value-type="string">
            <text:p>24477</text:p>
          </table:table-cell>
          <table:table-cell office:value-type="string">
            <text:p>Entidade</text:p>
          </table:table-cell>
          <table:table-cell office:value-type="string">
            <text:p>VILA IRACEMA-SEC.COLONIAL-LOTE 412</text:p>
          </table:table-cell>
          <table:table-cell office:value-type="string">
            <text:p>Rua John Speers 64, Jd Helian</text:p>
          </table:table-cell>
        </table:table-row>
        <table:table-row>
          <table:table-cell office:value-type="string">
            <text:p>24478</text:p>
          </table:table-cell>
          <table:table-cell office:value-type="string">
            <text:p>Entidade</text:p>
          </table:table-cell>
          <table:table-cell office:value-type="string">
            <text:p>PARQUE BOA ESPERANCA</text:p>
          </table:table-cell>
          <table:table-cell office:value-type="string">
            <text:p>Rua John Speers 64, Jd Helian</text:p>
          </table:table-cell>
        </table:table-row>
        <table:table-row>
          <table:table-cell office:value-type="string">
            <text:p>24479</text:p>
          </table:table-cell>
          <table:table-cell office:value-type="string">
            <text:p>Entidade</text:p>
          </table:table-cell>
          <table:table-cell office:value-type="string">
            <text:p>JARDIM COLONIAL</text:p>
          </table:table-cell>
          <table:table-cell office:value-type="string">
            <text:p>Rua John Speers 64, Jd Helian</text:p>
          </table:table-cell>
        </table:table-row>
        <table:table-row>
          <table:table-cell office:value-type="string">
            <text:p>24484</text:p>
          </table:table-cell>
          <table:table-cell office:value-type="string">
            <text:p>Entidade</text:p>
          </table:table-cell>
          <table:table-cell office:value-type="string">
            <text:p>Arabia/ Conjunto Habitacional Palmares</text:p>
          </table:table-cell>
          <table:table-cell office:value-type="string">
            <text:p>Rua Francisco Cunha Meneses 36 A</text:p>
          </table:table-cell>
        </table:table-row>
        <table:table-row>
          <table:table-cell office:value-type="string">
            <text:p>27513</text:p>
          </table:table-cell>
          <table:table-cell office:value-type="string">
            <text:p>Entidade</text:p>
          </table:table-cell>
          <table:table-cell office:value-type="string">
            <text:p>rua vigário joão alvares 77</text:p>
          </table:table-cell>
          <table:table-cell office:value-type="string">
            <text:p>rua vigário joão alvares 77</text:p>
          </table:table-cell>
        </table:table-row>
        <table:table-row>
          <table:table-cell office:value-type="string">
            <text:p>27514</text:p>
          </table:table-cell>
          <table:table-cell office:value-type="string">
            <text:p>Entidade</text:p>
          </table:table-cell>
          <table:table-cell office:value-type="string">
            <text:p>Avenida Lins de Vasconcelos n269.</text:p>
          </table:table-cell>
          <table:table-cell office:value-type="string">
            <text:p>Avenida Lins de Vasconcelos n269.</text:p>
          </table:table-cell>
        </table:table-row>
        <table:table-row>
          <table:table-cell office:value-type="string">
            <text:p>27516</text:p>
          </table:table-cell>
          <table:table-cell office:value-type="string">
            <text:p>Entidade</text:p>
          </table:table-cell>
          <table:table-cell office:value-type="string">
            <text:p>Largo Nossa Senhora da Conceição  37</text:p>
          </table:table-cell>
          <table:table-cell office:value-type="string">
            <text:p>Largo Nossa Senhora da Conceição  37</text:p>
          </table:table-cell>
        </table:table-row>
        <table:table-row>
          <table:table-cell office:value-type="string">
            <text:p>27517</text:p>
          </table:table-cell>
          <table:table-cell office:value-type="string">
            <text:p>Entidade</text:p>
          </table:table-cell>
          <table:table-cell office:value-type="string">
            <text:p>Rua jose kauer 138</text:p>
          </table:table-cell>
          <table:table-cell office:value-type="string">
            <text:p>Rua jose kauer 138</text:p>
          </table:table-cell>
        </table:table-row>
        <table:table-row>
          <table:table-cell office:value-type="string">
            <text:p>27518</text:p>
          </table:table-cell>
          <table:table-cell office:value-type="string">
            <text:p>Entidade</text:p>
          </table:table-cell>
          <table:table-cell office:value-type="string">
            <text:p>Rua do hipodromo</text:p>
          </table:table-cell>
          <table:table-cell office:value-type="string">
            <text:p>Rua do hipodromo</text:p>
          </table:table-cell>
        </table:table-row>
        <table:table-row>
          <table:table-cell office:value-type="string">
            <text:p>27519</text:p>
          </table:table-cell>
          <table:table-cell office:value-type="string">
            <text:p>Entidade</text:p>
          </table:table-cell>
          <table:table-cell office:value-type="string">
            <text:p>Rua Brigadeiro machado 416</text:p>
          </table:table-cell>
          <table:table-cell office:value-type="string">
            <text:p>Rua Brigadeiro machado 416</text:p>
          </table:table-cell>
        </table:table-row>
        <table:table-row>
          <table:table-cell office:value-type="string">
            <text:p>27520</text:p>
          </table:table-cell>
          <table:table-cell office:value-type="string">
            <text:p>Entidade</text:p>
          </table:table-cell>
          <table:table-cell office:value-type="string">
            <text:p>rua vinte de abril 837</text:p>
          </table:table-cell>
          <table:table-cell office:value-type="string">
            <text:p>rua vinte de abril 837</text:p>
          </table:table-cell>
        </table:table-row>
        <table:table-row>
          <table:table-cell office:value-type="string">
            <text:p>27521</text:p>
          </table:table-cell>
          <table:table-cell office:value-type="string">
            <text:p>Entidade</text:p>
          </table:table-cell>
          <table:table-cell office:value-type="string">
            <text:p>rua Coimbra 413</text:p>
          </table:table-cell>
          <table:table-cell office:value-type="string">
            <text:p>rua Coimbra 413</text:p>
          </table:table-cell>
        </table:table-row>
        <table:table-row>
          <table:table-cell office:value-type="string">
            <text:p>27522</text:p>
          </table:table-cell>
          <table:table-cell office:value-type="string">
            <text:p>Entidade</text:p>
          </table:table-cell>
          <table:table-cell office:value-type="string">
            <text:p>rua marques de abrantes 58</text:p>
          </table:table-cell>
          <table:table-cell office:value-type="string">
            <text:p>rua marques de abrantes 58</text:p>
          </table:table-cell>
        </table:table-row>
        <table:table-row>
          <table:table-cell office:value-type="string">
            <text:p>27523</text:p>
          </table:table-cell>
          <table:table-cell office:value-type="string">
            <text:p>Entidade</text:p>
          </table:table-cell>
          <table:table-cell office:value-type="string">
            <text:p>Rua são Leopoldo 490</text:p>
          </table:table-cell>
          <table:table-cell office:value-type="string">
            <text:p>Rua são Leopoldo 490</text:p>
          </table:table-cell>
        </table:table-row>
        <table:table-row>
          <table:table-cell office:value-type="string">
            <text:p>27523</text:p>
          </table:table-cell>
          <table:table-cell office:value-type="string">
            <text:p>Entidade</text:p>
          </table:table-cell>
          <table:table-cell office:value-type="string">
            <text:p>Avenida Celso Garcia 1113</text:p>
          </table:table-cell>
          <table:table-cell office:value-type="string">
            <text:p>Avenida Celso Garcia 1113</text:p>
          </table:table-cell>
        </table:table-row>
        <table:table-row>
          <table:table-cell office:value-type="string">
            <text:p>27525</text:p>
          </table:table-cell>
          <table:table-cell office:value-type="string">
            <text:p>Entidade</text:p>
          </table:table-cell>
          <table:table-cell office:value-type="string">
            <text:p>Rua Catumbi 107</text:p>
          </table:table-cell>
          <table:table-cell office:value-type="string">
            <text:p>Rua Catumbi 107</text:p>
          </table:table-cell>
        </table:table-row>
        <table:table-row>
          <table:table-cell office:value-type="string">
            <text:p>27526</text:p>
          </table:table-cell>
          <table:table-cell office:value-type="string">
            <text:p>Entidade</text:p>
          </table:table-cell>
          <table:table-cell office:value-type="string">
            <text:p>rua arnaldo cintra 217</text:p>
          </table:table-cell>
          <table:table-cell office:value-type="string">
            <text:p>rua arnaldo cintra 217</text:p>
          </table:table-cell>
        </table:table-row>
        <table:table-row>
          <table:table-cell office:value-type="string">
            <text:p>27527</text:p>
          </table:table-cell>
          <table:table-cell office:value-type="string">
            <text:p>Entidade</text:p>
          </table:table-cell>
          <table:table-cell office:value-type="string">
            <text:p>AV celso Garcia 1510</text:p>
          </table:table-cell>
          <table:table-cell office:value-type="string">
            <text:p>AV celso Garcia 1510</text:p>
          </table:table-cell>
        </table:table-row>
        <table:table-row>
          <table:table-cell office:value-type="string">
            <text:p>27528</text:p>
          </table:table-cell>
          <table:table-cell office:value-type="string">
            <text:p>Entidade</text:p>
          </table:table-cell>
          <table:table-cell office:value-type="string">
            <text:p>rua valdemar doria 210</text:p>
          </table:table-cell>
          <table:table-cell office:value-type="string">
            <text:p>rua valdemar doria 210</text:p>
          </table:table-cell>
        </table:table-row>
        <table:table-row>
          <table:table-cell office:value-type="string">
            <text:p>27529</text:p>
          </table:table-cell>
          <table:table-cell office:value-type="string">
            <text:p>Entidade</text:p>
          </table:table-cell>
          <table:table-cell office:value-type="string">
            <text:p>Rua nelso Cruz</text:p>
          </table:table-cell>
          <table:table-cell office:value-type="string">
            <text:p>Rua nelso Cruz</text:p>
          </table:table-cell>
        </table:table-row>
        <table:table-row>
          <table:table-cell office:value-type="string">
            <text:p>11065</text:p>
          </table:table-cell>
          <table:table-cell office:value-type="string">
            <text:p>SEHAB</text:p>
          </table:table-cell>
          <table:table-cell office:value-type="string">
            <text:p>OUCAE AREA INDIRETA - Imprensa Colonos</text:p>
          </table:table-cell>
          <table:table-cell office:value-type="string">
            <text:p>Rua Luis Augusto Pasqual 22</text:p>
          </table:table-cell>
        </table:table-row>
        <table:table-row>
          <table:table-cell office:value-type="string">
            <text:p>11066</text:p>
          </table:table-cell>
          <table:table-cell office:value-type="string">
            <text:p>SEHAB</text:p>
          </table:table-cell>
          <table:table-cell office:value-type="string">
            <text:p>OUCAE AREA INDIRETA -  Imprensa NilÃ³polis</text:p>
          </table:table-cell>
          <table:table-cell office:value-type="string">
            <text:p>Rua Nilopolis, 72 - casa 02 - Jabaquara</text:p>
          </table:table-cell>
        </table:table-row>
        <table:table-row>
          <table:table-cell office:value-type="string">
            <text:p>11076</text:p>
          </table:table-cell>
          <table:table-cell office:value-type="string">
            <text:p>SEHAB</text:p>
          </table:table-cell>
          <table:table-cell office:value-type="string">
            <text:p>JARDIM COLOMBO</text:p>
          </table:table-cell>
          <table:table-cell office:value-type="string">
            <text:p>Rua Clementine Brenne, 857</text:p>
          </table:table-cell>
        </table:table-row>
        <table:table-row>
          <table:table-cell office:value-type="string">
            <text:p>13201</text:p>
          </table:table-cell>
          <table:table-cell office:value-type="string">
            <text:p>SMADS</text:p>
          </table:table-cell>
          <table:table-cell office:value-type="string">
            <text:p>CRAS LAPA</text:p>
          </table:table-cell>
          <table:table-cell office:value-type="string">
            <text:p>Rua Caio Graco, 421/423</text:p>
          </table:table-cell>
        </table:table-row>
        <table:table-row>
          <table:table-cell office:value-type="string">
            <text:p>13202</text:p>
          </table:table-cell>
          <table:table-cell office:value-type="string">
            <text:p>SMADS</text:p>
          </table:table-cell>
          <table:table-cell office:value-type="string">
            <text:p>CRAS MOOCA</text:p>
          </table:table-cell>
          <table:table-cell office:value-type="string">
            <text:p>Rua Henrique SertÃ³rio, 175, TatuapÃ©</text:p>
          </table:table-cell>
        </table:table-row>
        <table:table-row>
          <table:table-cell office:value-type="string">
            <text:p>13203</text:p>
          </table:table-cell>
          <table:table-cell office:value-type="string">
            <text:p>SMADS</text:p>
          </table:table-cell>
          <table:table-cell office:value-type="string">
            <text:p>CRAS ANHANGUERA</text:p>
          </table:table-cell>
          <table:table-cell office:value-type="string">
            <text:p>Rua Piero Tricca, 27, Jardim Santa FÃ©</text:p>
          </table:table-cell>
        </table:table-row>
        <table:table-row>
          <table:table-cell office:value-type="string">
            <text:p>13204</text:p>
          </table:table-cell>
          <table:table-cell office:value-type="string">
            <text:p>SMADS</text:p>
          </table:table-cell>
          <table:table-cell office:value-type="string">
            <text:p>CRAS PERUS</text:p>
          </table:table-cell>
          <table:table-cell office:value-type="string">
            <text:p>Rua Padre Manuel Campello, 40, Perus</text:p>
          </table:table-cell>
        </table:table-row>
        <table:table-row>
          <table:table-cell office:value-type="string">
            <text:p>13205</text:p>
          </table:table-cell>
          <table:table-cell office:value-type="string">
            <text:p>SMADS</text:p>
          </table:table-cell>
          <table:table-cell office:value-type="string">
            <text:p>CRAS PINHEIROS</text:p>
          </table:table-cell>
          <table:table-cell office:value-type="string">
            <text:p>Rua Mourato Coelho,106, Pinheiros</text:p>
          </table:table-cell>
        </table:table-row>
        <table:table-row>
          <table:table-cell office:value-type="string">
            <text:p>13206</text:p>
          </table:table-cell>
          <table:table-cell office:value-type="string">
            <text:p>SMADS</text:p>
          </table:table-cell>
          <table:table-cell office:value-type="string">
            <text:p>CRAS SANTO AMARO</text:p>
          </table:table-cell>
          <table:table-cell office:value-type="string">
            <text:p>Rua Padre JosÃ© de Anchieta, 802, Santo Amaro</text:p>
          </table:table-cell>
        </table:table-row>
        <table:table-row>
          <table:table-cell office:value-type="string">
            <text:p>13207</text:p>
          </table:table-cell>
          <table:table-cell office:value-type="string">
            <text:p>SMADS</text:p>
          </table:table-cell>
          <table:table-cell office:value-type="string">
            <text:p>CRAS VILA MARIANA</text:p>
          </table:table-cell>
          <table:table-cell office:value-type="string">
            <text:p>Rua Professor Ascendino Reis, 830, Vila Clementino</text:p>
          </table:table-cell>
        </table:table-row>
        <table:table-row>
          <table:table-cell office:value-type="string">
            <text:p>27164</text:p>
          </table:table-cell>
          <table:table-cell office:value-type="string">
            <text:p>UMM</text:p>
          </table:table-cell>
          <table:table-cell office:value-type="string">
            <text:p>AssociaÃ§Ã£o de Moradores Anchieta Grajau</text:p>
          </table:table-cell>
          <table:table-cell office:value-type="string">
            <text:p>Rua Bilac, 471</text:p>
          </table:table-cell>
        </table:table-row>
        <table:table-row>
          <table:table-cell office:value-type="string">
            <text:p>24497</text:p>
          </table:table-cell>
          <table:table-cell office:value-type="string">
            <text:p>MTST</text:p>
          </table:table-cell>
          <table:table-cell office:value-type="string">
            <text:p>Alto Riviera</text:p>
          </table:table-cell>
          <table:table-cell office:value-type="string">
            <text:p>Rua Clamecy, S/N</text:p>
          </table:table-cell>
        </table:table-row>
        <table:table-row>
          <table:table-cell office:value-type="string">
            <text:p>11061</text:p>
          </table:table-cell>
          <table:table-cell office:value-type="string">
            <text:p>SEHAB</text:p>
          </table:table-cell>
          <table:table-cell office:value-type="string">
            <text:p>OUCAE AREA INDIRETA -  Cidade de Santos</text:p>
          </table:table-cell>
          <table:table-cell office:value-type="string">
            <text:p>Rua Dr. Mario de Campos, 405 - AmericanÃ³polis</text:p>
          </table:table-cell>
        </table:table-row>
        <table:table-row>
          <table:table-cell office:value-type="string">
            <text:p>11076</text:p>
          </table:table-cell>
          <table:table-cell office:value-type="string">
            <text:p>SEHAB</text:p>
          </table:table-cell>
          <table:table-cell office:value-type="string">
            <text:p>JARDIM COLOMBO</text:p>
          </table:table-cell>
          <table:table-cell office:value-type="string">
            <text:p>Rua Clementine Brenne, 857</text:p>
          </table:table-cell>
        </table:table-row>
        <table:table-row>
          <table:table-cell office:value-type="string">
            <text:p>11146</text:p>
          </table:table-cell>
          <table:table-cell office:value-type="string">
            <text:p>SEHAB</text:p>
          </table:table-cell>
          <table:table-cell office:value-type="string">
            <text:p>FLUORITA I</text:p>
          </table:table-cell>
          <table:table-cell office:value-type="string">
            <text:p>Rua Candido Rodrigues, 21 - Jardim Vila Formosa</text:p>
          </table:table-cell>
        </table:table-row>
        <table:table-row>
          <table:table-cell office:value-type="string">
            <text:p>11147</text:p>
          </table:table-cell>
          <table:table-cell office:value-type="string">
            <text:p>SEHAB</text:p>
          </table:table-cell>
          <table:table-cell office:value-type="string">
            <text:p>FLUORITA II</text:p>
          </table:table-cell>
          <table:table-cell office:value-type="string">
            <text:p>Rua Candido Rodrigues, 45 - Jardim Vila Fomosa</text:p>
          </table:table-cell>
        </table:table-row>
        <table:table-row>
          <table:table-cell office:value-type="string">
            <text:p>13104</text:p>
          </table:table-cell>
          <table:table-cell office:value-type="string">
            <text:p>SMADS</text:p>
          </table:table-cell>
          <table:table-cell office:value-type="string">
            <text:p>SASF ARICANDUVA - ESPAÃ?O DA COMUNIDADE I</text:p>
          </table:table-cell>
          <table:table-cell office:value-type="string">
            <text:p>Rua BrÃ¡s Machado Lima, 50 - Jd. Piqueroby</text:p>
          </table:table-cell>
        </table:table-row>
        <table:table-row>
          <table:table-cell office:value-type="string">
            <text:p>13132</text:p>
          </table:table-cell>
          <table:table-cell office:value-type="string">
            <text:p>SMADS</text:p>
          </table:table-cell>
          <table:table-cell office:value-type="string">
            <text:p>SASF AME</text:p>
          </table:table-cell>
          <table:table-cell office:value-type="string">
            <text:p>Avenida EulÃ¡lia, 278 - Vila Fachinni</text:p>
          </table:table-cell>
        </table:table-row>
        <table:table-row>
          <table:table-cell office:value-type="string">
            <text:p>27260</text:p>
          </table:table-cell>
          <table:table-cell office:value-type="string">
            <text:p>UMM</text:p>
          </table:table-cell>
          <table:table-cell office:value-type="string">
            <text:p>Perus</text:p>
          </table:table-cell>
          <table:table-cell office:value-type="string">
            <text:p>Rua Ernesto Bottoni 15 B perus.</text:p>
          </table:table-cell>
        </table:table-row>
        <table:table-row>
          <table:table-cell office:value-type="string">
            <text:p>27307</text:p>
          </table:table-cell>
          <table:table-cell office:value-type="string">
            <text:p>UMM</text:p>
          </table:table-cell>
          <table:table-cell office:value-type="string">
            <text:p>tABOR</text:p>
          </table:table-cell>
          <table:table-cell office:value-type="string">
            <text:p>Rua EMbitiba, SÃ£o Paulo</text:p>
          </table:table-cell>
        </table:table-row>
        <table:table-row>
          <table:table-cell office:value-type="string">
            <text:p>27569</text:p>
          </table:table-cell>
          <table:table-cell office:value-type="string">
            <text:p>UMM</text:p>
          </table:table-cell>
          <table:table-cell office:value-type="string">
            <text:p>Jardim Romano/ Vila Itaim</text:p>
          </table:table-cell>
          <table:table-cell office:value-type="string">
            <text:p>Rua Gruta das Princesas, 115</text:p>
          </table:table-cell>
        </table:table-row>
        <table:table-row>
          <table:table-cell office:value-type="string">
            <text:p>27570</text:p>
          </table:table-cell>
          <table:table-cell office:value-type="string">
            <text:p>UMM</text:p>
          </table:table-cell>
          <table:table-cell office:value-type="string">
            <text:p>Pro Morar Rio Claro</text:p>
          </table:table-cell>
          <table:table-cell office:value-type="string">
            <text:p>Travessa Pietro Torri, 125 - Conj. Promorar Rio ClaroSÃ£o Paulo - SP, 08395-100</text:p>
          </table:table-cell>
        </table:table-row>
        <table:table-row>
          <table:table-cell office:value-type="string">
            <text:p>21104</text:p>
          </table:table-cell>
          <table:table-cell office:value-type="string">
            <text:p>ACAO EDUCATIVA</text:p>
          </table:table-cell>
          <table:table-cell office:value-type="string">
            <text:p>AssociaÃ§Ã£o Cultural Quilombaque /  Cursinho Uneafro</text:p>
          </table:table-cell>
          <table:table-cell office:value-type="string">
            <text:p>Travessa Cambaratiba, 05 (ref. De fretne Ã  EstaÃ§Ã£o da CPTM) Perus</text:p>
          </table:table-cell>
        </table:table-row>
        <table:table-row>
          <table:table-cell office:value-type="string">
            <text:p>21106</text:p>
          </table:table-cell>
          <table:table-cell office:value-type="string">
            <text:p>ACAO EDUCATIVA</text:p>
          </table:table-cell>
          <table:table-cell office:value-type="string">
            <text:p>Sarau do Binho / Cia Brava de Teatro</text:p>
          </table:table-cell>
          <table:table-cell office:value-type="string">
            <text:p>Rua VitÃ³rio, 77, Vila Prel</text:p>
          </table:table-cell>
        </table:table-row>
        <table:table-row>
          <table:table-cell office:value-type="string">
            <text:p>21108</text:p>
          </table:table-cell>
          <table:table-cell office:value-type="string">
            <text:p>ACAO EDUCATIVA</text:p>
          </table:table-cell>
          <table:table-cell office:value-type="string">
            <text:p>Teatro do Pessoal do faroeste</text:p>
          </table:table-cell>
          <table:table-cell office:value-type="string">
            <text:p>Rua do Triunfo, 301</text:p>
          </table:table-cell>
        </table:table-row>
        <table:table-row>
          <table:table-cell office:value-type="string">
            <text:p>21109</text:p>
          </table:table-cell>
          <table:table-cell office:value-type="string">
            <text:p>ACAO EDUCATIVA</text:p>
          </table:table-cell>
          <table:table-cell office:value-type="string">
            <text:p>SÃ£o Mateus em Movimento</text:p>
          </table:table-cell>
          <table:table-cell office:value-type="string">
            <text:p>Rua ArchÃ¢ngelo ArchinÃ¡, 587 - Cidade SÃ£o Mateus</text:p>
          </table:table-cell>
        </table:table-row>
        <table:table-row>
          <table:table-cell office:value-type="string">
            <text:p>21110</text:p>
          </table:table-cell>
          <table:table-cell office:value-type="string">
            <text:p>ACAO EDUCATIVA</text:p>
          </table:table-cell>
          <table:table-cell office:value-type="string">
            <text:p>Rede GeraÃ§Ã£o SolidÃ¡ria</text:p>
          </table:table-cell>
          <table:table-cell office:value-type="string">
            <text:p>Rua SÃ£o Cirilo de Alexandria , 37 Jardim Fontalis</text:p>
          </table:table-cell>
        </table:table-row>
        <table:table-row>
          <table:table-cell office:value-type="string">
            <text:p>21111</text:p>
          </table:table-cell>
          <table:table-cell office:value-type="string">
            <text:p>ACAO EDUCATIVA</text:p>
          </table:table-cell>
          <table:table-cell office:value-type="string">
            <text:p>AssociaÃ§Ã£o Estrela da ManhÃ£</text:p>
          </table:table-cell>
          <table:table-cell office:value-type="string">
            <text:p>Rua Barra da Areia 60 - Jardim Brasil</text:p>
          </table:table-cell>
        </table:table-row>
        <table:table-row>
          <table:table-cell office:value-type="string">
            <text:p>21112</text:p>
          </table:table-cell>
          <table:table-cell office:value-type="string">
            <text:p>ACAO EDUCATIVA</text:p>
          </table:table-cell>
          <table:table-cell office:value-type="string">
            <text:p>Casa do Meio do Mundo</text:p>
          </table:table-cell>
          <table:table-cell office:value-type="string">
            <text:p>Rua Mendes da Rocha, 1742</text:p>
          </table:table-cell>
        </table:table-row>
        <table:table-row>
          <table:table-cell office:value-type="string">
            <text:p>21113</text:p>
          </table:table-cell>
          <table:table-cell office:value-type="string">
            <text:p>ACAO EDUCATIVA</text:p>
          </table:table-cell>
          <table:table-cell office:value-type="string">
            <text:p>Casa Cultural Hip Hop JaÃ§anÃ£</text:p>
          </table:table-cell>
          <table:table-cell office:value-type="string">
            <text:p>Avenida Maria AmÃ¡lia Lopes de Azevedo, 4180</text:p>
          </table:table-cell>
        </table:table-row>
        <table:table-row>
          <table:table-cell office:value-type="string">
            <text:p>21114</text:p>
          </table:table-cell>
          <table:table-cell office:value-type="string">
            <text:p>ACAO EDUCATIVA</text:p>
          </table:table-cell>
          <table:table-cell office:value-type="string">
            <text:p>IPJ - Instituto Paulista de Juventude</text:p>
          </table:table-cell>
          <table:table-cell office:value-type="string">
            <text:p>Rua PalmeirÃ³polis s/n ( ao lado da EMEF Jd. Monte Belo)</text:p>
          </table:table-cell>
        </table:table-row>
        <table:table-row>
          <table:table-cell office:value-type="string">
            <text:p>21115</text:p>
          </table:table-cell>
          <table:table-cell office:value-type="string">
            <text:p>ACAO EDUCATIVA</text:p>
          </table:table-cell>
          <table:table-cell office:value-type="string">
            <text:p>Sarau da Coopperifa/Bloco do Beco 2Âª etapa</text:p>
          </table:table-cell>
          <table:table-cell office:value-type="string">
            <text:p>Rua Bento Barroso Pereira, 2 - Jd Ibirapuera/ Jd SÃ£o Luiz</text:p>
          </table:table-cell>
        </table:table-row>
        <table:table-row>
          <table:table-cell office:value-type="string">
            <text:p>21116</text:p>
          </table:table-cell>
          <table:table-cell office:value-type="string">
            <text:p>ACAO EDUCATIVA</text:p>
          </table:table-cell>
          <table:table-cell office:value-type="string">
            <text:p>Ubuntu - Rede de cursinhos</text:p>
          </table:table-cell>
          <table:table-cell office:value-type="string">
            <text:p>Avenida Taquandava, 827, Cidade Ipava</text:p>
          </table:table-cell>
        </table:table-row>
        <table:table-row>
          <table:table-cell office:value-type="string">
            <text:p>21117</text:p>
          </table:table-cell>
          <table:table-cell office:value-type="string">
            <text:p>ACAO EDUCATIVA</text:p>
          </table:table-cell>
          <table:table-cell office:value-type="string">
            <text:p>Girassol SBA/ Rede Paulista de Futebol de Rua</text:p>
          </table:table-cell>
          <table:table-cell office:value-type="string">
            <text:p>Rua Ricardo Macedo, 208 - Parque SÃ£o Miguel - GrajaÃº</text:p>
          </table:table-cell>
        </table:table-row>
        <table:table-row>
          <table:table-cell office:value-type="string">
            <text:p>21118</text:p>
          </table:table-cell>
          <table:table-cell office:value-type="string">
            <text:p>ACAO EDUCATIVA</text:p>
          </table:table-cell>
          <table:table-cell office:value-type="string">
            <text:p>JAMAC- Jardim Miriam Arte Clube</text:p>
          </table:table-cell>
          <table:table-cell office:value-type="string">
            <text:p>Rua mari Balades Correia, 08 - Jd Miriam</text:p>
          </table:table-cell>
        </table:table-row>
        <table:table-row>
          <table:table-cell office:value-type="string">
            <text:p>21119</text:p>
          </table:table-cell>
          <table:table-cell office:value-type="string">
            <text:p>ACAO EDUCATIVA</text:p>
          </table:table-cell>
          <table:table-cell office:value-type="string">
            <text:p>Colmeia Tiradentes</text:p>
          </table:table-cell>
          <table:table-cell office:value-type="string">
            <text:p>Rua Sarah Kubitschek, 165-A</text:p>
          </table:table-cell>
        </table:table-row>
        <table:table-row>
          <table:table-cell office:value-type="string">
            <text:p>24498</text:p>
          </table:table-cell>
          <table:table-cell office:value-type="string">
            <text:p>MTST</text:p>
          </table:table-cell>
          <table:table-cell office:value-type="string">
            <text:p>Jardim Alvina</text:p>
          </table:table-cell>
          <table:table-cell office:value-type="string">
            <text:p>Rua Xavier dos PÃ¡ssaros, 39, Jd RincÃ£o, CEP 02991-100</text:p>
          </table:table-cell>
        </table:table-row>
        <table:table-row>
          <table:table-cell office:value-type="string">
            <text:p>24499</text:p>
          </table:table-cell>
          <table:table-cell office:value-type="string">
            <text:p>MTST</text:p>
          </table:table-cell>
          <table:table-cell office:value-type="string">
            <text:p>Mirante</text:p>
          </table:table-cell>
          <table:table-cell office:value-type="string">
            <text:p>Rua Bernardo Rolim de Moura 270, Vila Mirante</text:p>
          </table:table-cell>
        </table:table-row>
        <table:table-row>
          <table:table-cell office:value-type="string">
            <text:p>24500</text:p>
          </table:table-cell>
          <table:table-cell office:value-type="string">
            <text:p>MTST</text:p>
          </table:table-cell>
          <table:table-cell office:value-type="string">
            <text:p>Jardim RincÃ£o</text:p>
          </table:table-cell>
          <table:table-cell office:value-type="string">
            <text:p>Rua Narciso Castelo Branco 13 A</text:p>
          </table:table-cell>
        </table:table-row>
        <table:table-row>
          <table:table-cell office:value-type="string">
            <text:p>24501</text:p>
          </table:table-cell>
          <table:table-cell office:value-type="string">
            <text:p>MTST</text:p>
          </table:table-cell>
          <table:table-cell office:value-type="string">
            <text:p>Comunidade Vila UniÃ£o</text:p>
          </table:table-cell>
          <table:table-cell office:value-type="string">
            <text:p>Avenida Antonio Carlos Benjamin, 2764</text:p>
          </table:table-cell>
        </table:table-row>
        <table:table-row>
          <table:table-cell office:value-type="string">
            <text:p>24502</text:p>
          </table:table-cell>
          <table:table-cell office:value-type="string">
            <text:p>MTST</text:p>
          </table:table-cell>
          <table:table-cell office:value-type="string">
            <text:p>Recanto Verde do Sol</text:p>
          </table:table-cell>
          <table:table-cell office:value-type="string">
            <text:p>Travessa FlamÃ­nio Bellini Carri, 348 - Recanto Verde do Sol</text:p>
          </table:table-cell>
        </table:table-row>
        <table:table-row>
          <table:table-cell office:value-type="string">
            <text:p>11064</text:p>
          </table:table-cell>
          <table:table-cell office:value-type="string">
            <text:p>SEHAB</text:p>
          </table:table-cell>
          <table:table-cell office:value-type="string">
            <text:p>OUCAE AREA INDIRETA -  Esmeralda Monteiro</text:p>
          </table:table-cell>
          <table:table-cell office:value-type="string">
            <text:p>Rua Esmeralda Monteiro, 79, Vila Campestre CEP 04332-120</text:p>
          </table:table-cell>
        </table:table-row>
        <table:table-row>
          <table:table-cell office:value-type="string">
            <text:p>11076</text:p>
          </table:table-cell>
          <table:table-cell office:value-type="string">
            <text:p>SEHAB</text:p>
          </table:table-cell>
          <table:table-cell office:value-type="string">
            <text:p>JARDIM COLOMBO</text:p>
          </table:table-cell>
          <table:table-cell office:value-type="string">
            <text:p>Rua Clementine Brenne, 857</text:p>
          </table:table-cell>
        </table:table-row>
        <table:table-row>
          <table:table-cell office:value-type="string">
            <text:p>11148</text:p>
          </table:table-cell>
          <table:table-cell office:value-type="string">
            <text:p>SEHAB</text:p>
          </table:table-cell>
          <table:table-cell office:value-type="string">
            <text:p>OCUPAÃ?Ã?O MADEIRIT</text:p>
          </table:table-cell>
          <table:table-cell office:value-type="string">
            <text:p>avenida Manoel Bandeira 145, sÃ£o paulo</text:p>
          </table:table-cell>
        </table:table-row>
        <table:table-row>
          <table:table-cell office:value-type="string">
            <text:p>11149</text:p>
          </table:table-cell>
          <table:table-cell office:value-type="string">
            <text:p>SEHAB</text:p>
          </table:table-cell>
          <table:table-cell office:value-type="string">
            <text:p>Favela JapiaÃ§u/ Favela do Nove</text:p>
          </table:table-cell>
          <table:table-cell office:value-type="string">
            <text:p>avenida Manoel Bandeira 145, sÃ£o paulo</text:p>
          </table:table-cell>
        </table:table-row>
        <table:table-row>
          <table:table-cell office:value-type="string">
            <text:p>11150</text:p>
          </table:table-cell>
          <table:table-cell office:value-type="string">
            <text:p>SEHAB</text:p>
          </table:table-cell>
          <table:table-cell office:value-type="string">
            <text:p>Favela da Linha</text:p>
          </table:table-cell>
          <table:table-cell office:value-type="string">
            <text:p>av Manoel Bandeira 145, sÃ£o paulo</text:p>
          </table:table-cell>
        </table:table-row>
        <table:table-row>
          <table:table-cell office:value-type="string">
            <text:p>13133</text:p>
          </table:table-cell>
          <table:table-cell office:value-type="string">
            <text:p>SMADS</text:p>
          </table:table-cell>
          <table:table-cell office:value-type="string">
            <text:p>SASF JAÃ?ANÃ?</text:p>
          </table:table-cell>
          <table:table-cell office:value-type="string">
            <text:p>Rua Anibal Augusto Sardinha, 88, JaÃ§anÃ£</text:p>
          </table:table-cell>
        </table:table-row>
        <table:table-row>
          <table:table-cell office:value-type="string">
            <text:p>13134</text:p>
          </table:table-cell>
          <table:table-cell office:value-type="string">
            <text:p>SMADS</text:p>
          </table:table-cell>
          <table:table-cell office:value-type="string">
            <text:p>SASF TREMEMBÃ?</text:p>
          </table:table-cell>
          <table:table-cell office:value-type="string">
            <text:p>Rua Montenegro, 18 - Jd. Felicidade, TremembÃ©</text:p>
          </table:table-cell>
        </table:table-row>
        <table:table-row>
          <table:table-cell office:value-type="string">
            <text:p>14147</text:p>
          </table:table-cell>
          <table:table-cell office:value-type="string">
            <text:p>SMPED</text:p>
          </table:table-cell>
          <table:table-cell office:value-type="string">
            <text:p>Instituto AMA - Amigos do Autista</text:p>
          </table:table-cell>
          <table:table-cell office:value-type="string">
            <text:p>Rua LavapÃ©s, 1123 - Cambuci - 01519-000</text:p>
          </table:table-cell>
        </table:table-row>
        <table:table-row>
          <table:table-cell office:value-type="string">
            <text:p>14148</text:p>
          </table:table-cell>
          <table:table-cell office:value-type="string">
            <text:p>SMPED</text:p>
          </table:table-cell>
          <table:table-cell office:value-type="string">
            <text:p>DERDIC</text:p>
          </table:table-cell>
          <table:table-cell office:value-type="string">
            <text:p>Rua Dra. Neide Aparecida solito, 435 - Vila Clementino</text:p>
          </table:table-cell>
        </table:table-row>
        <table:table-row>
          <table:table-cell office:value-type="string">
            <text:p>14149</text:p>
          </table:table-cell>
          <table:table-cell office:value-type="string">
            <text:p>SMPED</text:p>
          </table:table-cell>
          <table:table-cell office:value-type="string">
            <text:p>Casa Hunter</text:p>
          </table:table-cell>
          <table:table-cell office:value-type="string">
            <text:p>Rua Conselheiro BelizÃ¡rio, 412- Loja reactor - BrÃ¡s</text:p>
          </table:table-cell>
        </table:table-row>
        <table:table-row>
          <table:table-cell office:value-type="string">
            <text:p>14150</text:p>
          </table:table-cell>
          <table:table-cell office:value-type="string">
            <text:p>SMPED</text:p>
          </table:table-cell>
          <table:table-cell office:value-type="string">
            <text:p>NÃºcleo de Apoio Ã  InclusÃ£o Social para Pessoas com DeficiÃªncia II e III- Criando Asas.</text:p>
          </table:table-cell>
          <table:table-cell office:value-type="string">
            <text:p>Rua LuÃ­s Elson, 248 B , Anhanguera CEP 05267-160</text:p>
          </table:table-cell>
        </table:table-row>
        <table:table-row>
          <table:table-cell office:value-type="string">
            <text:p>14151</text:p>
          </table:table-cell>
          <table:table-cell office:value-type="string">
            <text:p>SMPED</text:p>
          </table:table-cell>
          <table:table-cell office:value-type="string">
            <text:p>Instituto Simbora Gente</text:p>
          </table:table-cell>
          <table:table-cell office:value-type="string">
            <text:p>Alameda dos Anapurus, 1787 - Moema</text:p>
          </table:table-cell>
        </table:table-row>
        <table:table-row>
          <table:table-cell office:value-type="string">
            <text:p>14152</text:p>
          </table:table-cell>
          <table:table-cell office:value-type="string">
            <text:p>SMPED</text:p>
          </table:table-cell>
          <table:table-cell office:value-type="string">
            <text:p>Movimento Sao Paulo Inclui</text:p>
          </table:table-cell>
          <table:table-cell office:value-type="string">
            <text:p>Estrada do Lageado Velho 276 - Guaianzes</text:p>
          </table:table-cell>
        </table:table-row>
        <table:table-row>
          <table:table-cell office:value-type="string">
            <text:p>14153</text:p>
          </table:table-cell>
          <table:table-cell office:value-type="string">
            <text:p>SMPED</text:p>
          </table:table-cell>
          <table:table-cell office:value-type="string">
            <text:p>AssociaÃ§Ã£o de amigos dos Excepcionais do Brooklin</text:p>
          </table:table-cell>
          <table:table-cell office:value-type="string">
            <text:p>Rua Baetinga, 99 - Brooklin</text:p>
          </table:table-cell>
        </table:table-row>
        <table:table-row>
          <table:table-cell office:value-type="string">
            <text:p>11155</text:p>
          </table:table-cell>
          <table:table-cell office:value-type="string">
            <text:p>SEHAB</text:p>
          </table:table-cell>
          <table:table-cell office:value-type="string">
            <text:p>CORTIÃ?OS - OPERAÃ?Ã?O URBANA CENTRO</text:p>
          </table:table-cell>
          <table:table-cell office:value-type="string">
            <text:p>Rua Silveira Martins, 131,</text:p>
          </table:table-cell>
        </table:table-row>
        <table:table-row>
          <table:table-cell office:value-type="string">
            <text:p>21120</text:p>
          </table:table-cell>
          <table:table-cell office:value-type="string">
            <text:p>ACAO</text:p>
          </table:table-cell>
          <table:table-cell office:value-type="string">
            <text:p>CASA POÃ?TICA</text:p>
          </table:table-cell>
          <table:table-cell office:value-type="string">
            <text:p>Rua Miguel Rachid, 611 - Vila Paranagua</text:p>
          </table:table-cell>
        </table:table-row>
        <table:table-row>
          <table:table-cell office:value-type="string">
            <text:p>21121</text:p>
          </table:table-cell>
          <table:table-cell office:value-type="string">
            <text:p>ACAO EDUCATIVA</text:p>
          </table:table-cell>
          <table:table-cell office:value-type="string">
            <text:p>PERIFATIVIDADE</text:p>
          </table:table-cell>
          <table:table-cell office:value-type="string">
            <text:p>Rua JosÃ© Pereira Crus, 81 - Parque Bristol</text:p>
          </table:table-cell>
        </table:table-row>
        <table:table-row>
          <table:table-cell office:value-type="string">
            <text:p>21122</text:p>
          </table:table-cell>
          <table:table-cell office:value-type="string">
            <text:p>ACAO EDUCATIVA</text:p>
          </table:table-cell>
          <table:table-cell office:value-type="string">
            <text:p>SLAM DA GUILHERMINA / COLETIVO ACAÃ?A AXÃ? ODO</text:p>
          </table:table-cell>
          <table:table-cell office:value-type="string">
            <text:p>Rua MoÃ©, 438 - Vila RÃ©</text:p>
          </table:table-cell>
        </table:table-row>
        <table:table-row>
          <table:table-cell office:value-type="string">
            <text:p>11076</text:p>
          </table:table-cell>
          <table:table-cell office:value-type="string">
            <text:p>SEHAB</text:p>
          </table:table-cell>
          <table:table-cell office:value-type="string">
            <text:p>JARDIM COLOMBO</text:p>
          </table:table-cell>
          <table:table-cell office:value-type="string">
            <text:p>Rua Clementine Brenne, 857</text:p>
          </table:table-cell>
        </table:table-row>
        <table:table-row>
          <table:table-cell office:value-type="string">
            <text:p>13154</text:p>
          </table:table-cell>
          <table:table-cell office:value-type="string">
            <text:p>SMADS</text:p>
          </table:table-cell>
          <table:table-cell office:value-type="string">
            <text:p>SASF BELA VISTA</text:p>
          </table:table-cell>
          <table:table-cell office:value-type="string">
            <text:p>Rua Treze de Maio, 53, Bela Vista</text:p>
          </table:table-cell>
        </table:table-row>
        <table:table-row>
          <table:table-cell office:value-type="string">
            <text:p>13155</text:p>
          </table:table-cell>
          <table:table-cell office:value-type="string">
            <text:p>SMADS</text:p>
          </table:table-cell>
          <table:table-cell office:value-type="string">
            <text:p>SASF BOM RETIRO</text:p>
          </table:table-cell>
          <table:table-cell office:value-type="string">
            <text:p>Rua Cristina TomÃ¡s, 160, Bom Retiro</text:p>
          </table:table-cell>
        </table:table-row>
        <table:table-row>
          <table:table-cell office:value-type="string">
            <text:p>13156</text:p>
          </table:table-cell>
          <table:table-cell office:value-type="string">
            <text:p>SMADS</text:p>
          </table:table-cell>
          <table:table-cell office:value-type="string">
            <text:p>SASF (SAS SÃ? / CAMBUCI)</text:p>
          </table:table-cell>
          <table:table-cell office:value-type="string">
            <text:p>Rua Francisco Justino Azevedo, 79, Cambuci</text:p>
          </table:table-cell>
        </table:table-row>
        <table:table-row>
          <table:table-cell office:value-type="string">
            <text:p>14133</text:p>
          </table:table-cell>
          <table:table-cell office:value-type="string">
            <text:p>SMPED</text:p>
          </table:table-cell>
          <table:table-cell office:value-type="string">
            <text:p>UNADEF - UniÃ£o Nacional de Deficientes FÃ­sicos</text:p>
          </table:table-cell>
          <table:table-cell office:value-type="string">
            <text:p>Rua CapitÃ£o SalomÃ£o, 27</text:p>
          </table:table-cell>
        </table:table-row>
        <table:table-row>
          <table:table-cell office:value-type="string">
            <text:p>14154</text:p>
          </table:table-cell>
          <table:table-cell office:value-type="string">
            <text:p>SMPED</text:p>
          </table:table-cell>
          <table:table-cell office:value-type="string">
            <text:p>Comunidade Cantinho da Paz III</text:p>
          </table:table-cell>
          <table:table-cell office:value-type="string">
            <text:p>Rua JÃºlio CÃ©sar Moreira, 274 - Jd. Rodolfo Pirani</text:p>
          </table:table-cell>
        </table:table-row>
        <table:table-row>
          <table:table-cell office:value-type="string">
            <text:p>14156</text:p>
          </table:table-cell>
          <table:table-cell office:value-type="string">
            <text:p>SMPED</text:p>
          </table:table-cell>
          <table:table-cell office:value-type="string">
            <text:p>ASSOCIACAO COMUNITARIA DOS MORADORES DA CIDADE KEMEL ITAIM PAULISTA E ADJACENCIAS</text:p>
          </table:table-cell>
          <table:table-cell office:value-type="string">
            <text:p>Rua Desembargador Pedro Augusto Do Amaral, 103 Cidade Kemel CEP 08130 380</text:p>
          </table:table-cell>
        </table:table-row>
        <table:table-row>
          <table:table-cell office:value-type="string">
            <text:p>14157</text:p>
          </table:table-cell>
          <table:table-cell office:value-type="string">
            <text:p>SMPED</text:p>
          </table:table-cell>
          <table:table-cell office:value-type="string">
            <text:p>Instituto Escuta</text:p>
          </table:table-cell>
          <table:table-cell office:value-type="string">
            <text:p>Rua Conde de IrajÃ¡, 131</text:p>
          </table:table-cell>
        </table:table-row>
        <table:table-row>
          <table:table-cell office:value-type="string">
            <text:p>14158</text:p>
          </table:table-cell>
          <table:table-cell office:value-type="string">
            <text:p>SMPED</text:p>
          </table:table-cell>
          <table:table-cell office:value-type="string">
            <text:p>ADEFAV- Centro de ReferÃªncia nas Ã¡reas da Surdocegueira, DeficiÃªncia MÃºltipla e DeficiÃªncia Visual</text:p>
          </table:table-cell>
          <table:table-cell office:value-type="string">
            <text:p>Rua Clemente Pereira 286</text:p>
          </table:table-cell>
        </table:table-row>
        <table:table-row>
          <table:table-cell office:value-type="string">
            <text:p>14159</text:p>
          </table:table-cell>
          <table:table-cell office:value-type="string">
            <text:p>SMPED</text:p>
          </table:table-cell>
          <table:table-cell office:value-type="string">
            <text:p>ILPI - InstituiÃ§Ã£o de Longa Permanencia para Idosos SÃ£o Mateus</text:p>
          </table:table-cell>
          <table:table-cell office:value-type="string">
            <text:p>Avenida Satelite, 298/308</text:p>
          </table:table-cell>
        </table:table-row>
        <table:table-row>
          <table:table-cell office:value-type="string">
            <text:p>14160</text:p>
          </table:table-cell>
          <table:table-cell office:value-type="string">
            <text:p>SMPED</text:p>
          </table:table-cell>
          <table:table-cell office:value-type="string">
            <text:p>INSTITUTO DE ARTES E EDUCAÃ?Ã?O DE RODAS PARA O AR</text:p>
          </table:table-cell>
          <table:table-cell office:value-type="string">
            <text:p>Rua VenÃ¢ncio Aires, 793, casa 3, Vila PompÃ©ia, CEP 05024-030</text:p>
          </table:table-cell>
        </table:table-row>
        <table:table-row>
          <table:table-cell office:value-type="string">
            <text:p>27244</text:p>
          </table:table-cell>
          <table:table-cell office:value-type="string">
            <text:p>UMM</text:p>
          </table:table-cell>
          <table:table-cell office:value-type="string">
            <text:p>Mariza Leticia</text:p>
          </table:table-cell>
          <table:table-cell office:value-type="string">
            <text:p>Rua Vieira de Martins, 2a</text:p>
          </table:table-cell>
        </table:table-row>
        <table:table-row>
          <table:table-cell office:value-type="string">
            <text:p>27296</text:p>
          </table:table-cell>
          <table:table-cell office:value-type="string">
            <text:p>UMM</text:p>
          </table:table-cell>
          <table:table-cell office:value-type="string">
            <text:p>SÃ?O JOÃ?O / ORIENTE</text:p>
          </table:table-cell>
          <table:table-cell office:value-type="string">
            <text:p>08370-530</text:p>
          </table:table-cell>
        </table:table-row>
        <table:table-row>
          <table:table-cell office:value-type="string">
            <text:p>27549</text:p>
          </table:table-cell>
          <table:table-cell office:value-type="string">
            <text:p>UMM</text:p>
          </table:table-cell>
          <table:table-cell office:value-type="string">
            <text:p>Favela CDHU BrasilÃ¢ndia</text:p>
          </table:table-cell>
          <table:table-cell office:value-type="string">
            <text:p>Rua Vale do Rio Doce, 26 A</text:p>
          </table:table-cell>
        </table:table-row>
        <table:table-row>
          <table:table-cell office:value-type="string">
            <text:p>27550</text:p>
          </table:table-cell>
          <table:table-cell office:value-type="string">
            <text:p>UMM</text:p>
          </table:table-cell>
          <table:table-cell office:value-type="string">
            <text:p>Favela Chica Luiza</text:p>
          </table:table-cell>
          <table:table-cell office:value-type="string">
            <text:p>Avenida Jerimanduba, 1302</text:p>
          </table:table-cell>
        </table:table-row>
        <table:table-row>
          <table:table-cell office:value-type="string">
            <text:p>27551</text:p>
          </table:table-cell>
          <table:table-cell office:value-type="string">
            <text:p>UMM</text:p>
          </table:table-cell>
          <table:table-cell office:value-type="string">
            <text:p>Favela Barra do JacarÃ©</text:p>
          </table:table-cell>
          <table:table-cell office:value-type="string">
            <text:p>Rua barra do JacarÃ© 320 A</text:p>
          </table:table-cell>
        </table:table-row>
        <table:table-row>
          <table:table-cell office:value-type="string">
            <text:p>27552</text:p>
          </table:table-cell>
          <table:table-cell office:value-type="string">
            <text:p>UMM</text:p>
          </table:table-cell>
          <table:table-cell office:value-type="string">
            <text:p>Favela do PÃ³</text:p>
          </table:table-cell>
          <table:table-cell office:value-type="string">
            <text:p>Rua ClÃ¡udio Ghirelli, 559 pq SÃ£o LuÃ­s.</text:p>
          </table:table-cell>
        </table:table-row>
        <table:table-row>
          <table:table-cell office:value-type="string">
            <text:p>27553</text:p>
          </table:table-cell>
          <table:table-cell office:value-type="string">
            <text:p>UMM</text:p>
          </table:table-cell>
          <table:table-cell office:value-type="string">
            <text:p>Favela da CapadÃ³cia</text:p>
          </table:table-cell>
          <table:table-cell office:value-type="string">
            <text:p>Avenida Deputado CantÃ­dio Sampaio n, 4595</text:p>
          </table:table-cell>
        </table:table-row>
        <table:table-row>
          <table:table-cell office:value-type="string">
            <text:p>24503</text:p>
          </table:table-cell>
          <table:table-cell office:value-type="string">
            <text:p>MTST</text:p>
          </table:table-cell>
          <table:table-cell office:value-type="string">
            <text:p>Aracati</text:p>
          </table:table-cell>
          <table:table-cell office:value-type="string">
            <text:p>Rua Clamecy, S/N</text:p>
          </table:table-cell>
        </table:table-row>
        <table:table-row>
          <table:table-cell office:value-type="string">
            <text:p>24504</text:p>
          </table:table-cell>
          <table:table-cell office:value-type="string">
            <text:p>MTST</text:p>
          </table:table-cell>
          <table:table-cell office:value-type="string">
            <text:p>Parque do Lago</text:p>
          </table:table-cell>
          <table:table-cell office:value-type="string">
            <text:p>Rua Clamecy, S/N</text:p>
          </table:table-cell>
        </table:table-row>
        <table:table-row>
          <table:table-cell office:value-type="string">
            <text:p>24505</text:p>
          </table:table-cell>
          <table:table-cell office:value-type="string">
            <text:p>MTST</text:p>
          </table:table-cell>
          <table:table-cell office:value-type="string">
            <text:p>ChÃ¡cara Eldorado</text:p>
          </table:table-cell>
          <table:table-cell office:value-type="string">
            <text:p>Rua Analia Irma de Oliveira, 60  CEP 04890-500</text:p>
          </table:table-cell>
        </table:table-row>
        <table:table-row>
          <table:table-cell office:value-type="string">
            <text:p>24506</text:p>
          </table:table-cell>
          <table:table-cell office:value-type="string">
            <text:p>MTST</text:p>
          </table:table-cell>
          <table:table-cell office:value-type="string">
            <text:p>Paulistano</text:p>
          </table:table-cell>
          <table:table-cell office:value-type="string">
            <text:p>Rua JosÃ© HonÃ³rio da Silva, 3</text:p>
          </table:table-cell>
        </table:table-row>
        <table:table-row>
          <table:table-cell office:value-type="string">
            <text:p>11076</text:p>
          </table:table-cell>
          <table:table-cell office:value-type="string">
            <text:p>SEHAB</text:p>
          </table:table-cell>
          <table:table-cell office:value-type="string">
            <text:p>JARDIM COLOMBO</text:p>
          </table:table-cell>
          <table:table-cell office:value-type="string">
            <text:p>Rua Clementine Brenne, 857</text:p>
          </table:table-cell>
        </table:table-row>
        <table:table-row>
          <table:table-cell office:value-type="string">
            <text:p>11156</text:p>
          </table:table-cell>
          <table:table-cell office:value-type="string">
            <text:p>SEHAB</text:p>
          </table:table-cell>
          <table:table-cell office:value-type="string">
            <text:p>FAVELA DO MOINHO</text:p>
          </table:table-cell>
          <table:table-cell office:value-type="string">
            <text:p>Rua Dr Elias Chaves, 49  - Campos ElÃ­seos</text:p>
          </table:table-cell>
        </table:table-row>
        <table:table-row>
          <table:table-cell office:value-type="string">
            <text:p>11157</text:p>
          </table:table-cell>
          <table:table-cell office:value-type="string">
            <text:p>SEHAB</text:p>
          </table:table-cell>
          <table:table-cell office:value-type="string">
            <text:p>VILA MARIA</text:p>
          </table:table-cell>
          <table:table-cell office:value-type="string">
            <text:p>Rua Joaquim Faustino 96  Pq Vila Maria</text:p>
          </table:table-cell>
        </table:table-row>
        <table:table-row>
          <table:table-cell office:value-type="string">
            <text:p>13152</text:p>
          </table:table-cell>
          <table:table-cell office:value-type="string">
            <text:p>SMADS</text:p>
          </table:table-cell>
          <table:table-cell office:value-type="string">
            <text:p>SASF SAPOPEMBA III</text:p>
          </table:table-cell>
          <table:table-cell office:value-type="string">
            <text:p>Rua ClÃªnio Wanderley, 160 - Fazenda da Juta</text:p>
          </table:table-cell>
        </table:table-row>
        <table:table-row>
          <table:table-cell office:value-type="string">
            <text:p>24507</text:p>
          </table:table-cell>
          <table:table-cell office:value-type="string">
            <text:p>MTST</text:p>
          </table:table-cell>
          <table:table-cell office:value-type="string">
            <text:p>DAMASCENO</text:p>
          </table:table-cell>
          <table:table-cell office:value-type="string">
            <text:p>Rua Daniel Cerri, 560</text:p>
          </table:table-cell>
        </table:table-row>
        <table:table-row>
          <table:table-cell office:value-type="string">
            <text:p>11076</text:p>
          </table:table-cell>
          <table:table-cell office:value-type="string">
            <text:p>SEHAB</text:p>
          </table:table-cell>
          <table:table-cell office:value-type="string">
            <text:p>JARDIM COLOMBO</text:p>
          </table:table-cell>
          <table:table-cell office:value-type="string">
            <text:p>Rua Clementine Brenne, 857</text:p>
          </table:table-cell>
        </table:table-row>
        <table:table-row>
          <table:table-cell office:value-type="string">
            <text:p>11099</text:p>
          </table:table-cell>
          <table:table-cell office:value-type="string">
            <text:p>SEHAB</text:p>
          </table:table-cell>
          <table:table-cell office:value-type="string">
            <text:p>Ãgua Branca - Prover</text:p>
          </table:table-cell>
          <table:table-cell office:value-type="string">
            <text:p>Rua CapitÃ£o Teixeira Nogueira, 383 Vila Leopoldina</text:p>
          </table:table-cell>
        </table:table-row>
        <table:table-row>
          <table:table-cell office:value-type="string">
            <text:p>27571</text:p>
          </table:table-cell>
          <table:table-cell office:value-type="string">
            <text:p>UMM</text:p>
          </table:table-cell>
          <table:table-cell office:value-type="string">
            <text:p>JARDIM CAPELA</text:p>
          </table:table-cell>
          <table:table-cell office:value-type="string">
            <text:p>Rua da Fortuna, 102 CEP 04960-210</text:p>
          </table:table-cell>
        </table:table-row>
        <table:table-row>
          <table:table-cell office:value-type="string">
            <text:p>27572</text:p>
          </table:table-cell>
          <table:table-cell office:value-type="string">
            <text:p>UMM</text:p>
          </table:table-cell>
          <table:table-cell office:value-type="string">
            <text:p>VILA NOVA GALVÃ?O</text:p>
          </table:table-cell>
          <table:table-cell office:value-type="string">
            <text:p>Rua Franz Vonach, 122,  CEP 02280-060</text:p>
          </table:table-cell>
        </table:table-row>
        <table:table-row>
          <table:table-cell office:value-type="string">
            <text:p>22367</text:p>
          </table:table-cell>
          <table:table-cell office:value-type="string">
            <text:p>MSTC</text:p>
          </table:table-cell>
          <table:table-cell office:value-type="string">
            <text:p>SÃ£o Francisco</text:p>
          </table:table-cell>
          <table:table-cell office:value-type="string">
            <text:p>Rua SÃ£o Francisco, 81, SÃ£o Paulo</text:p>
          </table:table-cell>
        </table:table-row>
        <table:table-row>
          <table:table-cell office:value-type="string">
            <text:p>22371</text:p>
          </table:table-cell>
          <table:table-cell office:value-type="string">
            <text:p>MSTC</text:p>
          </table:table-cell>
          <table:table-cell office:value-type="string">
            <text:p>Av Nove de Julho,396</text:p>
          </table:table-cell>
          <table:table-cell office:value-type="string">
            <text:p>Avenida Nove de Julho, 398 - Bela Vista</text:p>
          </table:table-cell>
        </table:table-row>
        <table:table-row>
          <table:table-cell office:value-type="string">
            <text:p>22380</text:p>
          </table:table-cell>
          <table:table-cell office:value-type="string">
            <text:p>MSTC</text:p>
          </table:table-cell>
          <table:table-cell office:value-type="string">
            <text:p>Demanda Cambridge</text:p>
          </table:table-cell>
          <table:table-cell office:value-type="string">
            <text:p>Rua SÃ£o Domingos, 211 - Bela Vista.</text:p>
          </table:table-cell>
        </table:table-row>
        <table:table-row>
          <table:table-cell office:value-type="string">
            <text:p>22381</text:p>
          </table:table-cell>
          <table:table-cell office:value-type="string">
            <text:p>MSTC</text:p>
          </table:table-cell>
          <table:table-cell office:value-type="string">
            <text:p>Demanda Maria Felipa</text:p>
          </table:table-cell>
          <table:table-cell office:value-type="string">
            <text:p>Rua SÃ£o Domingos, 211 - Bela Vista.</text:p>
          </table:table-cell>
        </table:table-row>
        <table:table-row>
          <table:table-cell office:value-type="string">
            <text:p>24508</text:p>
          </table:table-cell>
          <table:table-cell office:value-type="string">
            <text:p>MTST</text:p>
          </table:table-cell>
          <table:table-cell office:value-type="string">
            <text:p>A. E. CARVALHO</text:p>
          </table:table-cell>
          <table:table-cell office:value-type="string">
            <text:p>Rua Fonte da Saudade, 219, jardim sÃ£o carlos, sÃ£o paulo</text:p>
          </table:table-cell>
        </table:table-row>
        <table:table-row>
          <table:table-cell office:value-type="string">
            <text:p>11158</text:p>
          </table:table-cell>
          <table:table-cell office:value-type="string">
            <text:p>SEHAB</text:p>
          </table:table-cell>
          <table:table-cell office:value-type="string">
            <text:p>SABESP II - NASCER DO SOL</text:p>
          </table:table-cell>
          <table:table-cell office:value-type="string">
            <text:p>Avenida ImpÃ©rio Delamare, 3.250 HeliÃ³polis 04230-000</text:p>
          </table:table-cell>
        </table:table-row>
        <table:table-row>
          <table:table-cell office:value-type="string">
            <text:p>11159</text:p>
          </table:table-cell>
          <table:table-cell office:value-type="string">
            <text:p>SEHAB</text:p>
          </table:table-cell>
          <table:table-cell office:value-type="string">
            <text:p>SABESP II - IMPERIO DELAMARE</text:p>
          </table:table-cell>
          <table:table-cell office:value-type="string">
            <text:p>Avenida ImpÃ©rio Delamare, 3.250 HeliÃ³polis 04230-000</text:p>
          </table:table-cell>
        </table:table-row>
        <table:table-row>
          <table:table-cell office:value-type="string">
            <text:p>11160</text:p>
          </table:table-cell>
          <table:table-cell office:value-type="string">
            <text:p>SEHAB</text:p>
          </table:table-cell>
          <table:table-cell office:value-type="string">
            <text:p>SABESP II - RESIDENCIAL GIRASSOL</text:p>
          </table:table-cell>
          <table:table-cell office:value-type="string">
            <text:p>Avenida ImpÃ©rio Delamare, 3.250 HeliÃ³polis 04230-000</text:p>
          </table:table-cell>
        </table:table-row>
        <table:table-row>
          <table:table-cell office:value-type="string">
            <text:p>13149</text:p>
          </table:table-cell>
          <table:table-cell office:value-type="string">
            <text:p>SMADS</text:p>
          </table:table-cell>
          <table:table-cell office:value-type="string">
            <text:p>SASF CANGAIBA</text:p>
          </table:table-cell>
          <table:table-cell office:value-type="string">
            <text:p>Avenida Miguel Garcia, 134 - CangaÃ­ba</text:p>
          </table:table-cell>
        </table:table-row>
        <table:table-row>
          <table:table-cell office:value-type="string">
            <text:p>13157</text:p>
          </table:table-cell>
          <table:table-cell office:value-type="string">
            <text:p>SMADS</text:p>
          </table:table-cell>
          <table:table-cell office:value-type="string">
            <text:p>SASF SÃ?O RAFAEL</text:p>
          </table:table-cell>
          <table:table-cell office:value-type="string">
            <text:p>Rua Cinira PolÃ´nio, 371 - Conjunto Promorar Rio Claro, SÃ£o Rafael</text:p>
          </table:table-cell>
        </table:table-row>
        <table:table-row>
          <table:table-cell office:value-type="string">
            <text:p>13318</text:p>
          </table:table-cell>
          <table:table-cell office:value-type="string">
            <text:p>SMADS</text:p>
          </table:table-cell>
          <table:table-cell office:value-type="string">
            <text:p>SAS MG - VILA MARIA / VILA GUILHERME</text:p>
          </table:table-cell>
          <table:table-cell office:value-type="string">
            <text:p>Avenida Serafim GonÃ§alves Pereira, 177 - Pq Novo Mundo</text:p>
          </table:table-cell>
        </table:table-row>
        <table:table-row>
          <table:table-cell office:value-type="string">
            <text:p>16101</text:p>
          </table:table-cell>
          <table:table-cell office:value-type="string">
            <text:p>SMC</text:p>
          </table:table-cell>
          <table:table-cell office:value-type="string">
            <text:p>Largo do Rosario</text:p>
          </table:table-cell>
          <table:table-cell/>
        </table:table-row>
        <table:table-row>
          <table:table-cell office:value-type="string">
            <text:p>27214</text:p>
          </table:table-cell>
          <table:table-cell office:value-type="string">
            <text:p>UMM</text:p>
          </table:table-cell>
          <table:table-cell office:value-type="string">
            <text:p>Futuro Melhor</text:p>
          </table:table-cell>
          <table:table-cell office:value-type="string">
            <text:p>Rua GervÃ¡sio Leite Rebelo, 1299, Jd Pery Alto,  CEP 02675 050</text:p>
          </table:table-cell>
        </table:table-row>
        <table:table-row>
          <table:table-cell office:value-type="string">
            <text:p>27573</text:p>
          </table:table-cell>
          <table:table-cell office:value-type="string">
            <text:p>UMM</text:p>
          </table:table-cell>
          <table:table-cell office:value-type="string">
            <text:p>JARDIM GUARANI</text:p>
          </table:table-cell>
          <table:table-cell office:value-type="string">
            <text:p>Rua JÃºlio de Moura Lacerda, 05, Jd Guarani</text:p>
          </table:table-cell>
        </table:table-row>
        <table:table-row>
          <table:table-cell office:value-type="string">
            <text:p>23420</text:p>
          </table:table-cell>
          <table:table-cell office:value-type="string">
            <text:p>FLM</text:p>
          </table:table-cell>
          <table:table-cell office:value-type="string">
            <text:p>RECANTO PARAÃSO</text:p>
          </table:table-cell>
          <table:table-cell office:value-type="string">
            <text:p>Rua PavÃ£o, 105</text:p>
          </table:table-cell>
        </table:table-row>
        <table:table-row>
          <table:table-cell office:value-type="string">
            <text:p>11161</text:p>
          </table:table-cell>
          <table:table-cell office:value-type="string">
            <text:p>SEHAB</text:p>
          </table:table-cell>
          <table:table-cell office:value-type="string">
            <text:p>L2</text:p>
          </table:table-cell>
          <table:table-cell office:value-type="string">
            <text:p>Rua Professor JosÃ© Ozi, 100 HeliÃ³polis CEP 04230-044</text:p>
          </table:table-cell>
        </table:table-row>
        <table:table-row>
          <table:table-cell office:value-type="string">
            <text:p>13158</text:p>
          </table:table-cell>
          <table:table-cell office:value-type="string">
            <text:p>SMADS</text:p>
          </table:table-cell>
          <table:table-cell office:value-type="string">
            <text:p>SASF DOM MÃRIO GURGEL</text:p>
          </table:table-cell>
          <table:table-cell office:value-type="string">
            <text:p>Avenida Direitos Humanos, 701 - Lauzane Paulista, Mandaqui</text:p>
          </table:table-cell>
        </table:table-row>
        <table:table-row>
          <table:table-cell office:value-type="string">
            <text:p>13159</text:p>
          </table:table-cell>
          <table:table-cell office:value-type="string">
            <text:p>SMADS</text:p>
          </table:table-cell>
          <table:table-cell office:value-type="string">
            <text:p>SASF SÃ?O LUCAS</text:p>
          </table:table-cell>
          <table:table-cell office:value-type="string">
            <text:p>Rua JacarandÃ¡ Preto, 233 - Jd. Panorama, SÃ£o Lucas</text:p>
          </table:table-cell>
        </table:table-row>
        <table:table-row>
          <table:table-cell office:value-type="string">
            <text:p>12129</text:p>
          </table:table-cell>
          <table:table-cell office:value-type="string">
            <text:p>SMDHC</text:p>
          </table:table-cell>
          <table:table-cell office:value-type="string">
            <text:p>AssociaÃ§Ã£o Beneficente e Promocional BelÃ©m</text:p>
          </table:table-cell>
          <table:table-cell office:value-type="string">
            <text:p>Rua JoÃ£o Tobias, 271, Belenzinho Cep 03163-060</text:p>
          </table:table-cell>
        </table:table-row>
        <table:table-row>
          <table:table-cell office:value-type="string">
            <text:p>17101</text:p>
          </table:table-cell>
          <table:table-cell office:value-type="string">
            <text:p>SUBPREFEITURA SÃ?</text:p>
          </table:table-cell>
          <table:table-cell office:value-type="string">
            <text:p>PRAÃ?A DA SÃ? - GRUPO VULNERÃVEL</text:p>
          </table:table-cell>
          <table:table-cell office:value-type="string">
            <text:p>Rua Alvares Penteado, 49</text:p>
          </table:table-cell>
        </table:table-row>
        <table:table-row>
          <table:table-cell office:value-type="string">
            <text:p>23421</text:p>
          </table:table-cell>
          <table:table-cell office:value-type="string">
            <text:p>FLM</text:p>
          </table:table-cell>
          <table:table-cell office:value-type="string">
            <text:p>FAVELA LINHÃ?O DA ELETROPAULO</text:p>
          </table:table-cell>
          <table:table-cell office:value-type="string">
            <text:p>Rua Quinta da Magnolia, 347, Jardim Ipanema</text:p>
          </table:table-cell>
        </table:table-row>
        <table:table-row>
          <table:table-cell office:value-type="string">
            <text:p>23422</text:p>
          </table:table-cell>
          <table:table-cell office:value-type="string">
            <text:p>FLM</text:p>
          </table:table-cell>
          <table:table-cell office:value-type="string">
            <text:p>COMUNIDADE SANTO ROSÃRIO</text:p>
          </table:table-cell>
          <table:table-cell office:value-type="string">
            <text:p>Rua Giovani Nasco, 500</text:p>
          </table:table-cell>
        </table:table-row>
        <table:table-row>
          <table:table-cell office:value-type="string">
            <text:p>24509</text:p>
          </table:table-cell>
          <table:table-cell office:value-type="string">
            <text:p>MTST</text:p>
          </table:table-cell>
          <table:table-cell office:value-type="string">
            <text:p>JARDIM PRINCESA</text:p>
          </table:table-cell>
          <table:table-cell office:value-type="string">
            <text:p>Rua vicente Lazzari,Â  SÃ£o Paulo</text:p>
          </table:table-cell>
        </table:table-row>
        <table:table-row>
          <table:table-cell office:value-type="string">
            <text:p>14155</text:p>
          </table:table-cell>
          <table:table-cell office:value-type="string">
            <text:p>SMPED</text:p>
          </table:table-cell>
          <table:table-cell office:value-type="string">
            <text:p>Comunidade Cantinho da Paz IV</text:p>
          </table:table-cell>
          <table:table-cell office:value-type="string">
            <text:p>Rua Joao dos Reis 19 - Vila Princesa Isabel</text:p>
          </table:table-cell>
        </table:table-row>
        <table:table-row>
          <table:table-cell office:value-type="string">
            <text:p>11152</text:p>
          </table:table-cell>
          <table:table-cell office:value-type="string">
            <text:p>Sehab</text:p>
          </table:table-cell>
          <table:table-cell office:value-type="string">
            <text:p>Sabesp I - Condominio 2</text:p>
          </table:table-cell>
          <table:table-cell office:value-type="string">
            <text:p>Rua João Lanhoso, Jardim Patente, Vila Heliópolis, Sacomã, São Paulo, Southeast Region, 04240-110, Brazil</text:p>
          </table:table-cell>
        </table:table-row>
        <table:table-row>
          <table:table-cell office:value-type="string">
            <text:p>13153</text:p>
          </table:table-cell>
          <table:table-cell office:value-type="string">
            <text:p>Smads</text:p>
          </table:table-cell>
          <table:table-cell office:value-type="string">
            <text:p>SASF JARDIM SINHA</text:p>
          </table:table-cell>
          <table:table-cell office:value-type="string">
            <text:p>Rua Gal. Porfirio da Paz, 1616, Vila Cunha Bueno, Sapopemba, São Paulo, Southeast Region, 03988-000, Brazil</text:p>
          </table:table-cell>
        </table:table-row>
        <table:table-row>
          <table:table-cell office:value-type="string">
            <text:p>27198</text:p>
          </table:table-cell>
          <table:table-cell office:value-type="string">
            <text:p>UMM</text:p>
          </table:table-cell>
          <table:table-cell office:value-type="string">
            <text:p>Erico Verissimo - Motel</text:p>
          </table:table-cell>
          <table:table-cell office:value-type="string">
            <text:p>Rua Erico Verissimo, São Paulo</text:p>
          </table:table-cell>
        </table:table-row>
        <table:table-row>
          <table:table-cell office:value-type="string">
            <text:p>11151</text:p>
          </table:table-cell>
          <table:table-cell office:value-type="string">
            <text:p>Sehab</text:p>
          </table:table-cell>
          <table:table-cell office:value-type="string">
            <text:p>Sabesp I - Condominio 1</text:p>
          </table:table-cell>
          <table:table-cell office:value-type="string">
            <text:p>Rua João Lanhoso, Jardim Patente, Vila Heliópolis, Sacomã, São Paulo, Southeast Region, 04240-110, Brazil</text:p>
          </table:table-cell>
        </table:table-row>
        <table:table-row>
          <table:table-cell office:value-type="string">
            <text:p>11153</text:p>
          </table:table-cell>
          <table:table-cell office:value-type="string">
            <text:p>Sehab</text:p>
          </table:table-cell>
          <table:table-cell office:value-type="string">
            <text:p>Sabesp I - Condominio 3</text:p>
          </table:table-cell>
          <table:table-cell office:value-type="string">
            <text:p>Rua João Lanhoso, Jardim Patente, Vila Heliópolis, Sacomã, São Paulo, Southeast Region, 04240-110, Brazil</text:p>
          </table:table-cell>
        </table:table-row>
        <table:table-row>
          <table:table-cell office:value-type="string">
            <text:p>11154</text:p>
          </table:table-cell>
          <table:table-cell office:value-type="string">
            <text:p>Sehab</text:p>
          </table:table-cell>
          <table:table-cell office:value-type="string">
            <text:p>Viela das Gaivotas</text:p>
          </table:table-cell>
          <table:table-cell office:value-type="string">
            <text:p>Rua João Lanhoso, Jardim Patente, Vila Heliópolis, Sacomã, São Paulo, Southeast Region, 04240-110, Brazil</text:p>
          </table:table-cell>
        </table:table-row>
        <table:table-row>
          <table:table-cell office:value-type="string">
            <text:p>300198</text:p>
          </table:table-cell>
          <table:table-cell office:value-type="string">
            <text:p>Entidade</text:p>
          </table:table-cell>
          <table:table-cell office:value-type="string">
            <text:p>Comunidade   jardim Tiet?</text:p>
          </table:table-cell>
          <table:table-cell office:value-type="string">
            <text:p>RUA JOAQUIM GOVEIA FRANCO 388</text:p>
          </table:table-cell>
        </table:table-row>
        <table:table-row>
          <table:table-cell office:value-type="string">
            <text:p>300479</text:p>
          </table:table-cell>
          <table:table-cell office:value-type="string">
            <text:p>Entidade</text:p>
          </table:table-cell>
          <table:table-cell office:value-type="string">
            <text:p>Comunidades do Jardim Jangadeiro, Jardim Paranapan</text:p>
          </table:table-cell>
          <table:table-cell office:value-type="string">
            <text:p>RUA ABILIO CESAR 570</text:p>
          </table:table-cell>
        </table:table-row>
        <table:table-row>
          <table:table-cell office:value-type="string">
            <text:p>300778</text:p>
          </table:table-cell>
          <table:table-cell office:value-type="string">
            <text:p>Entidade</text:p>
          </table:table-cell>
          <table:table-cell office:value-type="string">
            <text:p>Morro da Mandioca, Ocupa??o Anchieta, Vila Cheba.</text:p>
          </table:table-cell>
          <table:table-cell office:value-type="string">
            <text:p>RUA JOAO GOTTZFRITZ FILHO 18 JD REGIS SAO PAULO SP</text:p>
          </table:table-cell>
        </table:table-row>
        <table:table-row>
          <table:table-cell office:value-type="string">
            <text:p>300292</text:p>
          </table:table-cell>
          <table:table-cell office:value-type="string">
            <text:p>Entidade</text:p>
          </table:table-cell>
          <table:table-cell office:value-type="string">
            <text:p>Comunidade Jdm Iporanga...e arredores</text:p>
          </table:table-cell>
          <table:table-cell office:value-type="string">
            <text:p>RUA GREGORIO DE TORRES 540 SALA 1</text:p>
          </table:table-cell>
        </table:table-row>
        <table:table-row>
          <table:table-cell office:value-type="string">
            <text:p>300586</text:p>
          </table:table-cell>
          <table:table-cell office:value-type="string">
            <text:p>Entidade</text:p>
          </table:table-cell>
          <table:table-cell office:value-type="string">
            <text:p>extremo da zona leste ( jd limoeiro, 3? divis?o, r</text:p>
          </table:table-cell>
          <table:table-cell office:value-type="string">
            <text:p>RUA JOAO ROSA 57</text:p>
          </table:table-cell>
        </table:table-row>
        <table:table-row>
          <table:table-cell office:value-type="string">
            <text:p>300558</text:p>
          </table:table-cell>
          <table:table-cell office:value-type="string">
            <text:p>Entidade</text:p>
          </table:table-cell>
          <table:table-cell office:value-type="string">
            <text:p>Sede de Atividades da Miss?o Pescadores de Almas</text:p>
          </table:table-cell>
          <table:table-cell office:value-type="string">
            <text:p>RUA DO CAMPINHO 39 BAIRRO ENGENHEIRO GOULART CEP 03726 055</text:p>
          </table:table-cell>
        </table:table-row>
        <table:table-row>
          <table:table-cell office:value-type="string">
            <text:p>300225</text:p>
          </table:table-cell>
          <table:table-cell office:value-type="string">
            <text:p>Entidade</text:p>
          </table:table-cell>
          <table:table-cell office:value-type="string">
            <text:p>Comunidade do Parque Banc?rio  e Jardim Sinh?</text:p>
          </table:table-cell>
          <table:table-cell office:value-type="string">
            <text:p>RUA JEAN NOVERRE 82 PARQUE DOS BANCARIOS</text:p>
          </table:table-cell>
        </table:table-row>
        <table:table-row>
          <table:table-cell office:value-type="string">
            <text:p>300423</text:p>
          </table:table-cell>
          <table:table-cell office:value-type="string">
            <text:p>Entidade</text:p>
          </table:table-cell>
          <table:table-cell office:value-type="string">
            <text:p>Comunidades do Parque Vila Maria, Parque Novo Mund</text:p>
          </table:table-cell>
          <table:table-cell office:value-type="string">
            <text:p>RUA SAO POMPEU 57 BAIRRO JARDIM JAPAO CEP 02 135 020</text:p>
          </table:table-cell>
        </table:table-row>
        <table:table-row>
          <table:table-cell office:value-type="string">
            <text:p>300418</text:p>
          </table:table-cell>
          <table:table-cell office:value-type="string">
            <text:p>Entidade</text:p>
          </table:table-cell>
          <table:table-cell office:value-type="string">
            <text:p>Comunidades do Jardim Brasil, Vila medeiros, Vila</text:p>
          </table:table-cell>
          <table:table-cell office:value-type="string">
            <text:p>RUA TAPIRAI 236 VILA ISOLINA MAZZEI SAO PAULO SP 02083 070</text:p>
          </table:table-cell>
        </table:table-row>
        <table:table-row>
          <table:table-cell office:value-type="string">
            <text:p>300435</text:p>
          </table:table-cell>
          <table:table-cell office:value-type="string">
            <text:p>Entidade</text:p>
          </table:table-cell>
          <table:table-cell office:value-type="string">
            <text:p>Comunidades da Vila Gustavo, Vila Guilherme, Jardi</text:p>
          </table:table-cell>
          <table:table-cell office:value-type="string">
            <text:p>RUA MAJOR DANTAS CORTEZ 1510 VILA GUSTAVO CEP 02206 000</text:p>
          </table:table-cell>
        </table:table-row>
        <table:table-row>
          <table:table-cell office:value-type="string">
            <text:p>300490</text:p>
          </table:table-cell>
          <table:table-cell office:value-type="string">
            <text:p>Entidade</text:p>
          </table:table-cell>
          <table:table-cell office:value-type="string">
            <text:p>Parque S?o Rafael</text:p>
          </table:table-cell>
          <table:table-cell office:value-type="string">
            <text:p>RUA FRANCISCO LOBO 10</text:p>
          </table:table-cell>
        </table:table-row>
        <table:table-row>
          <table:table-cell office:value-type="string">
            <text:p>300126</text:p>
          </table:table-cell>
          <table:table-cell office:value-type="string">
            <text:p>Entidade</text:p>
          </table:table-cell>
          <table:table-cell office:value-type="string">
            <text:p>sociedade amigos de vila andrade</text:p>
          </table:table-cell>
          <table:table-cell office:value-type="string">
            <text:p>RUA MARIA JOSE DA CONCEICAO NUMERO 700 VILA ANDRADE</text:p>
          </table:table-cell>
        </table:table-row>
        <table:table-row>
          <table:table-cell office:value-type="string">
            <text:p>300266</text:p>
          </table:table-cell>
          <table:table-cell office:value-type="string">
            <text:p>Entidade</text:p>
          </table:table-cell>
          <table:table-cell office:value-type="string">
            <text:p>Para atender as fam?lias cadastradas que s?o 250 o</text:p>
          </table:table-cell>
          <table:table-cell office:value-type="string">
            <text:p>RUA TEOFILANDIA 98 JARDIM INADIA ITAIM PAULISTA CEP 08141 135</text:p>
          </table:table-cell>
        </table:table-row>
        <table:table-row>
          <table:table-cell office:value-type="string">
            <text:p>300019</text:p>
          </table:table-cell>
          <table:table-cell office:value-type="string">
            <text:p>Entidade</text:p>
          </table:table-cell>
          <table:table-cell office:value-type="string">
            <text:p>Jardim Elza, Jardim Mabel, Jardim N?lia, Jardim Ca</text:p>
          </table:table-cell>
          <table:table-cell office:value-type="string">
            <text:p>AVENIDA ACEDEMIA DE SAO PAULO 715 SAO DA ASSOCIA?AO</text:p>
          </table:table-cell>
        </table:table-row>
        <table:table-row>
          <table:table-cell office:value-type="string">
            <text:p>300336</text:p>
          </table:table-cell>
          <table:table-cell office:value-type="string">
            <text:p>Entidade</text:p>
          </table:table-cell>
          <table:table-cell office:value-type="string">
            <text:p>Pessoas que moram ?rea  de extrema vulnerabilidade</text:p>
          </table:table-cell>
          <table:table-cell office:value-type="string">
            <text:p>AVENIDA ITAJUIBE CORREGO ITAIM PAULISTA</text:p>
          </table:table-cell>
        </table:table-row>
        <table:table-row>
          <table:table-cell office:value-type="string">
            <text:p>300026</text:p>
          </table:table-cell>
          <table:table-cell office:value-type="string">
            <text:p>Entidade</text:p>
          </table:table-cell>
          <table:table-cell office:value-type="string">
            <text:p>Itaim Paulista</text:p>
          </table:table-cell>
          <table:table-cell office:value-type="string">
            <text:p>RUA PADRE VIRGILIO CAMPELO 279</text:p>
          </table:table-cell>
        </table:table-row>
        <table:table-row>
          <table:table-cell office:value-type="string">
            <text:p>300024</text:p>
          </table:table-cell>
          <table:table-cell office:value-type="string">
            <text:p>Entidade</text:p>
          </table:table-cell>
          <table:table-cell office:value-type="string">
            <text:p>Conjunto Encosta Norte - Itaim Paulista</text:p>
          </table:table-cell>
          <table:table-cell office:value-type="string">
            <text:p>RUA MARGOT FONTEYN 25 CEP 08121 710</text:p>
          </table:table-cell>
        </table:table-row>
        <table:table-row>
          <table:table-cell office:value-type="string">
            <text:p>300249</text:p>
          </table:table-cell>
          <table:table-cell office:value-type="string">
            <text:p>Entidade</text:p>
          </table:table-cell>
          <table:table-cell office:value-type="string">
            <text:p>Bairros do distrito do Graja?: Jardim Castro Alves</text:p>
          </table:table-cell>
          <table:table-cell office:value-type="string">
            <text:p>RUA MANOEL DA MAIA 131</text:p>
          </table:table-cell>
        </table:table-row>
        <table:table-row>
          <table:table-cell office:value-type="string">
            <text:p>300099</text:p>
          </table:table-cell>
          <table:table-cell office:value-type="string">
            <text:p>Entidade</text:p>
          </table:table-cell>
          <table:table-cell office:value-type="string">
            <text:p>OCUPA??O NELSON CRUZ</text:p>
          </table:table-cell>
          <table:table-cell office:value-type="string">
            <text:p>AVENIDA CELSO GARCIA 2117 BRAS 03015 000 SAO PAULO SP</text:p>
          </table:table-cell>
        </table:table-row>
        <table:table-row>
          <table:table-cell office:value-type="string">
            <text:p>300792</text:p>
          </table:table-cell>
          <table:table-cell office:value-type="string">
            <text:p>Entidade</text:p>
          </table:table-cell>
          <table:table-cell office:value-type="string">
            <text:p>JD VISTA ALEGRE, JD PAULISTANO,JD CARUMBE,JD DAMAS</text:p>
          </table:table-cell>
          <table:table-cell office:value-type="string">
            <text:p>RUA MARTIMPERERE 18 JD VISTA ALEGRE</text:p>
          </table:table-cell>
        </table:table-row>
        <table:table-row>
          <table:table-cell office:value-type="string">
            <text:p>300439</text:p>
          </table:table-cell>
          <table:table-cell office:value-type="string">
            <text:p>Entidade</text:p>
          </table:table-cell>
          <table:table-cell office:value-type="string">
            <text:p>Parque das Flores</text:p>
          </table:table-cell>
          <table:table-cell office:value-type="string">
            <text:p>RUA DOS JASMINS 46</text:p>
          </table:table-cell>
        </table:table-row>
        <table:table-row>
          <table:table-cell office:value-type="string">
            <text:p>300980</text:p>
          </table:table-cell>
          <table:table-cell office:value-type="string">
            <text:p>Entidade</text:p>
          </table:table-cell>
          <table:table-cell office:value-type="string">
            <text:p>SAVIC</text:p>
          </table:table-cell>
          <table:table-cell office:value-type="string">
            <text:p>AVENIDA JARDIM JAPAO 1587</text:p>
          </table:table-cell>
        </table:table-row>
        <table:table-row>
          <table:table-cell office:value-type="string">
            <text:p>300891</text:p>
          </table:table-cell>
          <table:table-cell office:value-type="string">
            <text:p>Entidade</text:p>
          </table:table-cell>
          <table:table-cell office:value-type="string">
            <text:p>rubbensfilho23@Vila Itaim, JardimFavela</text:p>
          </table:table-cell>
          <table:table-cell office:value-type="string">
            <text:p>RUA CONFLUENCIA DA FORQUILHA 1103 BAIRRO VILA ITAIM CEP 08190 400</text:p>
          </table:table-cell>
        </table:table-row>
        <table:table-row>
          <table:table-cell office:value-type="string">
            <text:p>300969</text:p>
          </table:table-cell>
          <table:table-cell office:value-type="string">
            <text:p>Entidade</text:p>
          </table:table-cell>
          <table:table-cell office:value-type="string">
            <text:p>OSC PROJETO POVO DA PERIFERIA</text:p>
          </table:table-cell>
          <table:table-cell office:value-type="string">
            <text:p>RUA FRANCISCO JORGE DA SILVA N? 777 CIDADE LIDER ITAQUERA SP</text:p>
          </table:table-cell>
        </table:table-row>
        <table:table-row>
          <table:table-cell office:value-type="string">
            <text:p>301218</text:p>
          </table:table-cell>
          <table:table-cell office:value-type="string">
            <text:p>Entidade</text:p>
          </table:table-cell>
          <table:table-cell office:value-type="string">
            <text:p>GrajaÃº</text:p>
          </table:table-cell>
          <table:table-cell office:value-type="string">
            <text:p>AVENIDA PARAMARIBO 63 A CEP 04843 470 SAO PAULO/ SP</text:p>
          </table:table-cell>
        </table:table-row>
        <table:table-row>
          <table:table-cell office:value-type="string">
            <text:p>301210</text:p>
          </table:table-cell>
          <table:table-cell office:value-type="string">
            <text:p>Entidade</text:p>
          </table:table-cell>
          <table:table-cell office:value-type="string">
            <text:p>Jd. Helena e regiÃ£o</text:p>
          </table:table-cell>
          <table:table-cell office:value-type="string">
            <text:p>RUA CORDILHEIRA DO ARARIPE 142 JD NOEMIA SAO PAULO/ SP CEP 08180 1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